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4.092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style:font-name-asian="Droid Sans" style:font-size-asian="10pt" style:font-name-complex="FreeSans" style:font-size-complex="10pt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9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8" table:default-cell-style-name="ce6"/>
        <table:table-column table:style-name="co7" table:number-columns-repeated="1004" table:default-cell-style-name="ce6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7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10" table:number-columns-repeated="8"/>
          <table:table-cell table:style-name="ce12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3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3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3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2]*0.8" office:value-type="float" office:value="800" calcext:value-type="float">
            <text:p>800</text:p>
          </table:table-cell>
          <table:table-cell table:style-name="ce9" office:value-type="float" office:value="36.041" calcext:value-type="float">
            <text:p>36,041</text:p>
          </table:table-cell>
          <table:table-cell table:style-name="ce9" office:value-type="float" office:value="1849" calcext:value-type="float">
            <text:p>1849</text:p>
          </table:table-cell>
          <table:table-cell table:style-name="ce9" office:value-type="float" office:value="2326401" calcext:value-type="float">
            <text:p>2326401</text:p>
          </table:table-cell>
          <table:table-cell table:style-name="ce9" office:value-type="float" office:value="2157059" calcext:value-type="float">
            <text:p>2157059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8832.956" calcext:value-type="float">
            <text:p>28832,956</text:p>
          </table:table-cell>
          <table:table-cell table:style-name="ce9" office:value-type="float" office:value="36.041" calcext:value-type="float">
            <text:p>36,041</text:p>
          </table:table-cell>
          <table:table-cell table:style-name="ce9" office:value-type="float" office:value="63.04" calcext:value-type="float">
            <text:p>63,04</text:p>
          </table:table-cell>
          <table:table-cell table:style-name="ce9"/>
          <table:table-cell table:style-name="ce9" office:value-type="float" office:value="4433" calcext:value-type="float">
            <text:p>4433</text:p>
          </table:table-cell>
          <table:table-cell table:style-name="ce9" office:value-type="float" office:value="8771" calcext:value-type="float">
            <text:p>8771</text:p>
          </table:table-cell>
          <table:table-cell table:style-name="ce9" office:value-type="float" office:value="13092" calcext:value-type="float">
            <text:p>13092</text:p>
          </table:table-cell>
          <table:table-cell table:style-name="ce9" office:value-type="float" office:value="14070" calcext:value-type="float">
            <text:p>14070</text:p>
          </table:table-cell>
          <table:table-cell table:style-name="ce9" office:value-type="float" office:value="15913" calcext:value-type="float">
            <text:p>15913</text:p>
          </table:table-cell>
          <table:table-cell table:style-name="ce9" office:value-type="float" office:value="28219" calcext:value-type="float">
            <text:p>28219</text:p>
          </table:table-cell>
          <table:table-cell table:style-name="ce9" office:value-type="float" office:value="28833" calcext:value-type="float">
            <text:p>28833</text:p>
          </table:table-cell>
          <table:table-cell table:style-name="ce9" office:value-type="float" office:value="30540" calcext:value-type="float">
            <text:p>30540</text:p>
          </table:table-cell>
          <table:table-cell table:style-name="ce14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3:.C6])" office:value-type="float" office:value="51.769" calcext:value-type="float">
            <text:p>51,769</text:p>
          </table:table-cell>
          <table:table-cell table:style-name="ce9" table:formula="of:=MEDIAN([.D3:.D6])" office:value-type="float" office:value="207" calcext:value-type="float">
            <text:p>207</text:p>
          </table:table-cell>
          <table:table-cell table:style-name="ce9" table:formula="of:=MEDIAN([.E3:.E6])" office:value-type="float" office:value="5793226.5" calcext:value-type="float">
            <text:p>5793226,5</text:p>
          </table:table-cell>
          <table:table-cell table:style-name="ce9" table:formula="of:=MEDIAN([.F3:.F6])" office:value-type="float" office:value="5371460.5" calcext:value-type="float">
            <text:p>5371460,5</text:p>
          </table:table-cell>
          <table:table-cell table:style-name="ce9" table:formula="of:=MEDIAN([.G3:.G6])" office:value-type="float" office:value="19.465" calcext:value-type="float">
            <text:p>19,465</text:p>
          </table:table-cell>
          <table:table-cell table:style-name="ce9" table:formula="of:=MEDIAN([.H3:.H6])" office:value-type="float" office:value="17043.634" calcext:value-type="float">
            <text:p>17043,634</text:p>
          </table:table-cell>
          <table:table-cell table:style-name="ce9" table:formula="of:=MEDIAN([.I3:.I6])" office:value-type="float" office:value="51.769" calcext:value-type="float">
            <text:p>51,769</text:p>
          </table:table-cell>
          <table:table-cell table:style-name="ce9" table:formula="of:=MEDIAN([.J3:.J6])" office:value-type="float" office:value="99.085" calcext:value-type="float">
            <text:p>99,085</text:p>
          </table:table-cell>
          <table:table-cell table:style-name="ce9"/>
          <table:table-cell table:style-name="ce9" table:formula="of:=MEDIAN([.L3:.L6])" office:value-type="float" office:value="7936" calcext:value-type="float">
            <text:p>7936</text:p>
          </table:table-cell>
          <table:table-cell table:style-name="ce9" table:formula="of:=MEDIAN([.M3:.M6])" office:value-type="float" office:value="10326" calcext:value-type="float">
            <text:p>10326</text:p>
          </table:table-cell>
          <table:table-cell table:style-name="ce9" table:formula="of:=MEDIAN([.N3:.N6])" office:value-type="float" office:value="12632.5" calcext:value-type="float">
            <text:p>12632,5</text:p>
          </table:table-cell>
          <table:table-cell table:style-name="ce9" table:formula="of:=MEDIAN([.O3:.O6])" office:value-type="float" office:value="13275" calcext:value-type="float">
            <text:p>13275</text:p>
          </table:table-cell>
          <table:table-cell table:style-name="ce9" table:formula="of:=MEDIAN([.P3:.P6])" office:value-type="float" office:value="14923" calcext:value-type="float">
            <text:p>14923</text:p>
          </table:table-cell>
          <table:table-cell table:style-name="ce9" table:formula="of:=MEDIAN([.Q3:.Q6])" office:value-type="float" office:value="22530.5" calcext:value-type="float">
            <text:p>22530,5</text:p>
          </table:table-cell>
          <table:table-cell table:style-name="ce9" table:formula="of:=MEDIAN([.R3:.R6])" office:value-type="float" office:value="24673.5" calcext:value-type="float">
            <text:p>24673,5</text:p>
          </table:table-cell>
          <table:table-cell table:style-name="ce9" table:formula="of:=MEDIAN([.S3:.S6])" office:value-type="float" office:value="25703" calcext:value-type="float">
            <text:p>25703</text:p>
          </table:table-cell>
          <table:table-cell table:style-name="ce9" table:formula="of:=MEDIAN([.T3:.T6])" office:value-type="float" office:value="26530" calcext:value-type="float">
            <text:p>26530</text:p>
          </table:table-cell>
          <table:table-cell table:number-columns-repeated="1004"/>
        </table:table-row>
        <table:table-row table:style-name="ro2">
          <table:table-cell table:style-name="ce5" office:value-type="float" office:value="2000" calcext:value-type="float" table:number-columns-spanned="1" table:number-rows-spanned="5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3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3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3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8]*0.8" office:value-type="float" office:value="1600" calcext:value-type="float">
            <text:p>1600</text:p>
          </table:table-cell>
          <table:table-cell table:style-name="ce9" office:value-type="float" office:value="55.525" calcext:value-type="float">
            <text:p>55,525</text:p>
          </table:table-cell>
          <table:table-cell table:style-name="ce9" office:value-type="float" office:value="3826" calcext:value-type="float">
            <text:p>3826</text:p>
          </table:table-cell>
          <table:table-cell table:style-name="ce9" office:value-type="float" office:value="4397085" calcext:value-type="float">
            <text:p>4397085</text:p>
          </table:table-cell>
          <table:table-cell table:style-name="ce9" office:value-type="float" office:value="4077015" calcext:value-type="float">
            <text:p>4077015</text:p>
          </table:table-cell>
          <table:table-cell table:style-name="ce9" office:value-type="float" office:value="36.02" calcext:value-type="float">
            <text:p>36,02</text:p>
          </table:table-cell>
          <table:table-cell table:style-name="ce9" office:value-type="float" office:value="44419.919" calcext:value-type="float">
            <text:p>44419,919</text:p>
          </table:table-cell>
          <table:table-cell table:style-name="ce9" office:value-type="float" office:value="27.762" calcext:value-type="float">
            <text:p>27,762</text:p>
          </table:table-cell>
          <table:table-cell table:style-name="ce9" office:value-type="float" office:value="77.34" calcext:value-type="float">
            <text:p>77,34</text:p>
          </table:table-cell>
          <table:table-cell table:style-name="ce9"/>
          <table:table-cell table:style-name="ce9" office:value-type="float" office:value="14091" calcext:value-type="float">
            <text:p>14091</text:p>
          </table:table-cell>
          <table:table-cell table:style-name="ce9" office:value-type="float" office:value="17176" calcext:value-type="float">
            <text:p>17176</text:p>
          </table:table-cell>
          <table:table-cell table:style-name="ce9" office:value-type="float" office:value="20350" calcext:value-type="float">
            <text:p>20350</text:p>
          </table:table-cell>
          <table:table-cell table:style-name="ce9" office:value-type="float" office:value="22960" calcext:value-type="float">
            <text:p>22960</text:p>
          </table:table-cell>
          <table:table-cell table:style-name="ce9" office:value-type="float" office:value="53402" calcext:value-type="float">
            <text:p>53402</text:p>
          </table:table-cell>
          <table:table-cell table:style-name="ce9" office:value-type="float" office:value="54429" calcext:value-type="float">
            <text:p>54429</text:p>
          </table:table-cell>
          <table:table-cell table:style-name="ce9" office:value-type="float" office:value="54433" calcext:value-type="float">
            <text:p>54433</text:p>
          </table:table-cell>
          <table:table-cell table:style-name="ce9" office:value-type="float" office:value="55512" calcext:value-type="float">
            <text:p>55512</text:p>
          </table:table-cell>
          <table:table-cell table:style-name="ce14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9:.C12])" office:value-type="float" office:value="79.1625" calcext:value-type="float">
            <text:p>79,1625</text:p>
          </table:table-cell>
          <table:table-cell table:style-name="ce9" table:formula="of:=MEDIAN([.D9:.D12])" office:value-type="float" office:value="1092.5" calcext:value-type="float">
            <text:p>1092,5</text:p>
          </table:table-cell>
          <table:table-cell table:style-name="ce9" table:formula="of:=MEDIAN([.E9:.E12])" office:value-type="float" office:value="9483358.5" calcext:value-type="float">
            <text:p>9483358,5</text:p>
          </table:table-cell>
          <table:table-cell table:style-name="ce9" table:formula="of:=MEDIAN([.F9:.F12])" office:value-type="float" office:value="8793051.5" calcext:value-type="float">
            <text:p>8793051,5</text:p>
          </table:table-cell>
          <table:table-cell table:style-name="ce9" table:formula="of:=MEDIAN([.G9:.G12])" office:value-type="float" office:value="25.565" calcext:value-type="float">
            <text:p>25,565</text:p>
          </table:table-cell>
          <table:table-cell table:style-name="ce9" table:formula="of:=MEDIAN([.H9:.H12])" office:value-type="float" office:value="25402.163" calcext:value-type="float">
            <text:p>25402,163</text:p>
          </table:table-cell>
          <table:table-cell table:style-name="ce9" table:formula="of:=MEDIAN([.I9:.I12])" office:value-type="float" office:value="39.5815" calcext:value-type="float">
            <text:p>39,5815</text:p>
          </table:table-cell>
          <table:table-cell table:style-name="ce9" table:formula="of:=MEDIAN([.J9:.J12])" office:value-type="float" office:value="102.34" calcext:value-type="float">
            <text:p>102,34</text:p>
          </table:table-cell>
          <table:table-cell table:style-name="ce9"/>
          <table:table-cell table:style-name="ce9" table:formula="of:=MEDIAN([.L9:.L12])" office:value-type="float" office:value="12571" calcext:value-type="float">
            <text:p>12571</text:p>
          </table:table-cell>
          <table:table-cell table:style-name="ce9" table:formula="of:=MEDIAN([.M9:.M12])" office:value-type="float" office:value="13820.5" calcext:value-type="float">
            <text:p>13820,5</text:p>
          </table:table-cell>
          <table:table-cell table:style-name="ce9" table:formula="of:=MEDIAN([.N9:.N12])" office:value-type="float" office:value="15463" calcext:value-type="float">
            <text:p>15463</text:p>
          </table:table-cell>
          <table:table-cell table:style-name="ce9" table:formula="of:=MEDIAN([.O9:.O12])" office:value-type="float" office:value="17851" calcext:value-type="float">
            <text:p>17851</text:p>
          </table:table-cell>
          <table:table-cell table:style-name="ce9" table:formula="of:=MEDIAN([.P9:.P12])" office:value-type="float" office:value="30168.5" calcext:value-type="float">
            <text:p>30168,5</text:p>
          </table:table-cell>
          <table:table-cell table:style-name="ce9" table:formula="of:=MEDIAN([.Q9:.Q12])" office:value-type="float" office:value="39114.5" calcext:value-type="float">
            <text:p>39114,5</text:p>
          </table:table-cell>
          <table:table-cell table:style-name="ce9" table:formula="of:=MEDIAN([.R9:.R12])" office:value-type="float" office:value="50526" calcext:value-type="float">
            <text:p>50526</text:p>
          </table:table-cell>
          <table:table-cell table:style-name="ce9" table:formula="of:=MEDIAN([.S9:.S12])" office:value-type="float" office:value="52185" calcext:value-type="float">
            <text:p>52185</text:p>
          </table:table-cell>
          <table:table-cell table:style-name="ce9" table:formula="of:=MEDIAN([.T9:.T12])" office:value-type="float" office:value="55201.5" calcext:value-type="float">
            <text:p>55201,5</text:p>
          </table:table-cell>
          <table:table-cell table:number-columns-repeated="1004"/>
        </table:table-row>
        <table:table-row table:style-name="ro2">
          <table:table-cell table:style-name="ce5" office:value-type="float" office:value="3000" calcext:value-type="float" table:number-columns-spanned="1" table:number-rows-spanned="5">
            <text:p>3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3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3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3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14]*0.8" office:value-type="float" office:value="2400" calcext:value-type="float">
            <text:p>2400</text:p>
          </table:table-cell>
          <table:table-cell table:style-name="ce9" office:value-type="float" office:value="46.349" calcext:value-type="float">
            <text:p>46,349</text:p>
          </table:table-cell>
          <table:table-cell table:style-name="ce9" office:value-type="float" office:value="6833" calcext:value-type="float">
            <text:p>6833</text:p>
          </table:table-cell>
          <table:table-cell table:style-name="ce9" office:value-type="float" office:value="4160079" calcext:value-type="float">
            <text:p>4160079</text:p>
          </table:table-cell>
          <table:table-cell table:style-name="ce9" office:value-type="float" office:value="3857261" calcext:value-type="float">
            <text:p>3857261</text:p>
          </table:table-cell>
          <table:table-cell table:style-name="ce9" office:value-type="float" office:value="64.73" calcext:value-type="float">
            <text:p>64,73</text:p>
          </table:table-cell>
          <table:table-cell table:style-name="ce9" office:value-type="float" office:value="37078.826" calcext:value-type="float">
            <text:p>37078,826</text:p>
          </table:table-cell>
          <table:table-cell table:style-name="ce9" office:value-type="float" office:value="15.45" calcext:value-type="float">
            <text:p>15,45</text:p>
          </table:table-cell>
          <table:table-cell table:style-name="ce9" office:value-type="float" office:value="87.65" calcext:value-type="float">
            <text:p>87,65</text:p>
          </table:table-cell>
          <table:table-cell table:style-name="ce9"/>
          <table:table-cell table:style-name="ce9" office:value-type="float" office:value="21664" calcext:value-type="float">
            <text:p>21664</text:p>
          </table:table-cell>
          <table:table-cell table:style-name="ce9" office:value-type="float" office:value="30140" calcext:value-type="float">
            <text:p>30140</text:p>
          </table:table-cell>
          <table:table-cell table:style-name="ce9" office:value-type="float" office:value="32360" calcext:value-type="float">
            <text:p>32360</text:p>
          </table:table-cell>
          <table:table-cell table:style-name="ce9" office:value-type="float" office:value="33210" calcext:value-type="float">
            <text:p>33210</text:p>
          </table:table-cell>
          <table:table-cell table:style-name="ce9" office:value-type="float" office:value="35013" calcext:value-type="float">
            <text:p>35013</text:p>
          </table:table-cell>
          <table:table-cell table:style-name="ce9" office:value-type="float" office:value="36547" calcext:value-type="float">
            <text:p>36547</text:p>
          </table:table-cell>
          <table:table-cell table:style-name="ce9" office:value-type="float" office:value="37061" calcext:value-type="float">
            <text:p>37061</text:p>
          </table:table-cell>
          <table:table-cell table:style-name="ce9" office:value-type="float" office:value="40493" calcext:value-type="float">
            <text:p>40493</text:p>
          </table:table-cell>
          <table:table-cell table:style-name="ce14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15:.C18])" office:value-type="float" office:value="94.7995" calcext:value-type="float">
            <text:p>94,7995</text:p>
          </table:table-cell>
          <table:table-cell table:style-name="ce9" table:formula="of:=MEDIAN([.D15:.D18])" office:value-type="float" office:value="3957" calcext:value-type="float">
            <text:p>3957</text:p>
          </table:table-cell>
          <table:table-cell table:style-name="ce9" table:formula="of:=MEDIAN([.E15:.E18])" office:value-type="float" office:value="10393960.5" calcext:value-type="float">
            <text:p>10393960,5</text:p>
          </table:table-cell>
          <table:table-cell table:style-name="ce9" table:formula="of:=MEDIAN([.F15:.F18])" office:value-type="float" office:value="9637369.5" calcext:value-type="float">
            <text:p>9637369,5</text:p>
          </table:table-cell>
          <table:table-cell table:style-name="ce9" table:formula="of:=MEDIAN([.G15:.G18])" office:value-type="float" office:value="32.91" calcext:value-type="float">
            <text:p>32,91</text:p>
          </table:table-cell>
          <table:table-cell table:style-name="ce9" table:formula="of:=MEDIAN([.H15:.H18])" office:value-type="float" office:value="20491.971" calcext:value-type="float">
            <text:p>20491,971</text:p>
          </table:table-cell>
          <table:table-cell table:style-name="ce9" table:formula="of:=MEDIAN([.I15:.I18])" office:value-type="float" office:value="31.6" calcext:value-type="float">
            <text:p>31,6</text:p>
          </table:table-cell>
          <table:table-cell table:style-name="ce9" table:formula="of:=MEDIAN([.J15:.J18])" office:value-type="float" office:value="93.745" calcext:value-type="float">
            <text:p>93,745</text:p>
          </table:table-cell>
          <table:table-cell table:style-name="ce9"/>
          <table:table-cell table:style-name="ce9" table:formula="of:=MEDIAN([.L15:.L18])" office:value-type="float" office:value="15390" calcext:value-type="float">
            <text:p>15390</text:p>
          </table:table-cell>
          <table:table-cell table:style-name="ce9" table:formula="of:=MEDIAN([.M15:.M18])" office:value-type="float" office:value="16224.5" calcext:value-type="float">
            <text:p>16224,5</text:p>
          </table:table-cell>
          <table:table-cell table:style-name="ce9" table:formula="of:=MEDIAN([.N15:.N18])" office:value-type="float" office:value="17895.5" calcext:value-type="float">
            <text:p>17895,5</text:p>
          </table:table-cell>
          <table:table-cell table:style-name="ce9" table:formula="of:=MEDIAN([.O15:.O18])" office:value-type="float" office:value="20285" calcext:value-type="float">
            <text:p>20285</text:p>
          </table:table-cell>
          <table:table-cell table:style-name="ce9" table:formula="of:=MEDIAN([.P15:.P18])" office:value-type="float" office:value="27963.5" calcext:value-type="float">
            <text:p>27963,5</text:p>
          </table:table-cell>
          <table:table-cell table:style-name="ce9" table:formula="of:=MEDIAN([.Q15:.Q18])" office:value-type="float" office:value="33463.5" calcext:value-type="float">
            <text:p>33463,5</text:p>
          </table:table-cell>
          <table:table-cell table:style-name="ce9" table:formula="of:=MEDIAN([.R15:.R18])" office:value-type="float" office:value="36722" calcext:value-type="float">
            <text:p>36722</text:p>
          </table:table-cell>
          <table:table-cell table:style-name="ce9" table:formula="of:=MEDIAN([.S15:.S18])" office:value-type="float" office:value="40852.5" calcext:value-type="float">
            <text:p>40852,5</text:p>
          </table:table-cell>
          <table:table-cell table:style-name="ce9" table:formula="of:=MEDIAN([.T15:.T18])" office:value-type="float" office:value="81437.5" calcext:value-type="float">
            <text:p>81437,5</text:p>
          </table:table-cell>
          <table:table-cell table:number-columns-repeated="1004"/>
        </table:table-row>
        <table:table-row table:style-name="ro2">
          <table:table-cell table:style-name="ce5" office:value-type="float" office:value="4000" calcext:value-type="float" table:number-columns-spanned="1" table:number-rows-spanned="5">
            <text:p>4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3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3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3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20]*0.8" office:value-type="float" office:value="3200" calcext:value-type="float">
            <text:p>3200</text:p>
          </table:table-cell>
          <table:table-cell table:style-name="ce9" office:value-type="float" office:value="53.006" calcext:value-type="float">
            <text:p>53,006</text:p>
          </table:table-cell>
          <table:table-cell table:style-name="ce9" office:value-type="float" office:value="9091" calcext:value-type="float">
            <text:p>9091</text:p>
          </table:table-cell>
          <table:table-cell table:style-name="ce9" office:value-type="float" office:value="5126814" calcext:value-type="float">
            <text:p>5126814</text:p>
          </table:table-cell>
          <table:table-cell table:style-name="ce9" office:value-type="float" office:value="4753626" calcext:value-type="float">
            <text:p>4753626</text:p>
          </table:table-cell>
          <table:table-cell table:style-name="ce9" office:value-type="float" office:value="75.46" calcext:value-type="float">
            <text:p>75,46</text:p>
          </table:table-cell>
          <table:table-cell table:style-name="ce9" office:value-type="float" office:value="42404.582" calcext:value-type="float">
            <text:p>42404,582</text:p>
          </table:table-cell>
          <table:table-cell table:style-name="ce9" office:value-type="float" office:value="13.251" calcext:value-type="float">
            <text:p>13,251</text:p>
          </table:table-cell>
          <table:table-cell table:style-name="ce9" office:value-type="float" office:value="94.45" calcext:value-type="float">
            <text:p>94,45</text:p>
          </table:table-cell>
          <table:table-cell table:style-name="ce9"/>
          <table:table-cell table:style-name="ce9" office:value-type="float" office:value="15855" calcext:value-type="float">
            <text:p>15855</text:p>
          </table:table-cell>
          <table:table-cell table:style-name="ce9" office:value-type="float" office:value="21103" calcext:value-type="float">
            <text:p>21103</text:p>
          </table:table-cell>
          <table:table-cell table:style-name="ce9" office:value-type="float" office:value="30121" calcext:value-type="float">
            <text:p>30121</text:p>
          </table:table-cell>
          <table:table-cell table:style-name="ce9" office:value-type="float" office:value="31320" calcext:value-type="float">
            <text:p>31320</text:p>
          </table:table-cell>
          <table:table-cell table:style-name="ce9" office:value-type="float" office:value="33991" calcext:value-type="float">
            <text:p>33991</text:p>
          </table:table-cell>
          <table:table-cell table:style-name="ce9" office:value-type="float" office:value="35481" calcext:value-type="float">
            <text:p>35481</text:p>
          </table:table-cell>
          <table:table-cell table:style-name="ce9" office:value-type="float" office:value="38596" calcext:value-type="float">
            <text:p>38596</text:p>
          </table:table-cell>
          <table:table-cell table:style-name="ce9" office:value-type="float" office:value="38607" calcext:value-type="float">
            <text:p>38607</text:p>
          </table:table-cell>
          <table:table-cell table:style-name="ce14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21:.C24])" office:value-type="float" office:value="124.1885" calcext:value-type="float">
            <text:p>124,1885</text:p>
          </table:table-cell>
          <table:table-cell table:style-name="ce9" table:formula="of:=MEDIAN([.D21:.D24])" office:value-type="float" office:value="5055" calcext:value-type="float">
            <text:p>5055</text:p>
          </table:table-cell>
          <table:table-cell table:style-name="ce9" table:formula="of:=MEDIAN([.E21:.E24])" office:value-type="float" office:value="13889799" calcext:value-type="float">
            <text:p>13889799</text:p>
          </table:table-cell>
          <table:table-cell table:style-name="ce9" table:formula="of:=MEDIAN([.F21:.F24])" office:value-type="float" office:value="12878741" calcext:value-type="float">
            <text:p>12878741</text:p>
          </table:table-cell>
          <table:table-cell table:style-name="ce9" table:formula="of:=MEDIAN([.G21:.G24])" office:value-type="float" office:value="34.26" calcext:value-type="float">
            <text:p>34,26</text:p>
          </table:table-cell>
          <table:table-cell table:style-name="ce9" table:formula="of:=MEDIAN([.H21:.H24])" office:value-type="float" office:value="34215.353" calcext:value-type="float">
            <text:p>34215,353</text:p>
          </table:table-cell>
          <table:table-cell table:style-name="ce9" table:formula="of:=MEDIAN([.I21:.I24])" office:value-type="float" office:value="31.047" calcext:value-type="float">
            <text:p>31,047</text:p>
          </table:table-cell>
          <table:table-cell table:style-name="ce9" table:formula="of:=MEDIAN([.J21:.J24])" office:value-type="float" office:value="106.885" calcext:value-type="float">
            <text:p>106,885</text:p>
          </table:table-cell>
          <table:table-cell table:style-name="ce9"/>
          <table:table-cell table:style-name="ce9" table:formula="of:=MEDIAN([.L21:.L24])" office:value-type="float" office:value="14749" calcext:value-type="float">
            <text:p>14749</text:p>
          </table:table-cell>
          <table:table-cell table:style-name="ce9" table:formula="of:=MEDIAN([.M21:.M24])" office:value-type="float" office:value="17971.5" calcext:value-type="float">
            <text:p>17971,5</text:p>
          </table:table-cell>
          <table:table-cell table:style-name="ce9" table:formula="of:=MEDIAN([.N21:.N24])" office:value-type="float" office:value="22057" calcext:value-type="float">
            <text:p>22057</text:p>
          </table:table-cell>
          <table:table-cell table:style-name="ce9" table:formula="of:=MEDIAN([.O21:.O24])" office:value-type="float" office:value="25225.5" calcext:value-type="float">
            <text:p>25225,5</text:p>
          </table:table-cell>
          <table:table-cell table:style-name="ce9" table:formula="of:=MEDIAN([.P21:.P24])" office:value-type="float" office:value="35122" calcext:value-type="float">
            <text:p>35122</text:p>
          </table:table-cell>
          <table:table-cell table:style-name="ce9" table:formula="of:=MEDIAN([.Q21:.Q24])" office:value-type="float" office:value="45976" calcext:value-type="float">
            <text:p>45976</text:p>
          </table:table-cell>
          <table:table-cell table:style-name="ce9" table:formula="of:=MEDIAN([.R21:.R24])" office:value-type="float" office:value="74984.5" calcext:value-type="float">
            <text:p>74984,5</text:p>
          </table:table-cell>
          <table:table-cell table:style-name="ce9" table:formula="of:=MEDIAN([.S21:.S24])" office:value-type="float" office:value="89892.5" calcext:value-type="float">
            <text:p>89892,5</text:p>
          </table:table-cell>
          <table:table-cell table:style-name="ce9" table:formula="of:=MEDIAN([.T21:.T24])" office:value-type="float" office:value="108713" calcext:value-type="float">
            <text:p>108713</text:p>
          </table:table-cell>
          <table:table-cell table:number-columns-repeated="1004"/>
        </table:table-row>
        <table:table-row table:style-name="ro2"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3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3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3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26]*0.8" office:value-type="float" office:value="4000" calcext:value-type="float">
            <text:p>4000</text:p>
          </table:table-cell>
          <table:table-cell table:style-name="ce9" office:value-type="float" office:value="127.356" calcext:value-type="float">
            <text:p>127,356</text:p>
          </table:table-cell>
          <table:table-cell table:style-name="ce9" office:value-type="float" office:value="13707" calcext:value-type="float">
            <text:p>13707</text:p>
          </table:table-cell>
          <table:table-cell table:style-name="ce9" office:value-type="float" office:value="8232840" calcext:value-type="float">
            <text:p>8232840</text:p>
          </table:table-cell>
          <table:table-cell table:style-name="ce9" office:value-type="float" office:value="7633560" calcext:value-type="float">
            <text:p>7633560</text:p>
          </table:table-cell>
          <table:table-cell table:style-name="ce9" office:value-type="float" office:value="39.26" calcext:value-type="float">
            <text:p>39,26</text:p>
          </table:table-cell>
          <table:table-cell table:style-name="ce9" office:value-type="float" office:value="101884" calcext:value-type="float">
            <text:p>10188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3.13" calcext:value-type="float">
            <text:p>63,13</text:p>
          </table:table-cell>
          <table:table-cell table:style-name="ce9"/>
          <table:table-cell table:style-name="ce9" office:value-type="float" office:value="23645" calcext:value-type="float">
            <text:p>23645</text:p>
          </table:table-cell>
          <table:table-cell table:style-name="ce9" office:value-type="float" office:value="33248" calcext:value-type="float">
            <text:p>33248</text:p>
          </table:table-cell>
          <table:table-cell table:style-name="ce9" office:value-type="float" office:value="50539" calcext:value-type="float">
            <text:p>50539</text:p>
          </table:table-cell>
          <table:table-cell table:style-name="ce9" office:value-type="float" office:value="69789" calcext:value-type="float">
            <text:p>69789</text:p>
          </table:table-cell>
          <table:table-cell table:style-name="ce9" office:value-type="float" office:value="113820" calcext:value-type="float">
            <text:p>113820</text:p>
          </table:table-cell>
          <table:table-cell table:style-name="ce9" office:value-type="float" office:value="123253" calcext:value-type="float">
            <text:p>123253</text:p>
          </table:table-cell>
          <table:table-cell table:style-name="ce9" office:value-type="float" office:value="126305" calcext:value-type="float">
            <text:p>126305</text:p>
          </table:table-cell>
          <table:table-cell table:style-name="ce9" office:value-type="float" office:value="127321" calcext:value-type="float">
            <text:p>127321</text:p>
          </table:table-cell>
          <table:table-cell table:style-name="ce14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27:.C30])" office:value-type="float" office:value="154.2225" calcext:value-type="float">
            <text:p>154,2225</text:p>
          </table:table-cell>
          <table:table-cell table:style-name="ce9" table:formula="of:=MEDIAN([.D27:.D30])" office:value-type="float" office:value="6831" calcext:value-type="float">
            <text:p>6831</text:p>
          </table:table-cell>
          <table:table-cell table:style-name="ce9" table:formula="of:=MEDIAN([.E27:.E30])" office:value-type="float" office:value="14943852" calcext:value-type="float">
            <text:p>14943852</text:p>
          </table:table-cell>
          <table:table-cell table:style-name="ce9" table:formula="of:=MEDIAN([.F27:.F30])" office:value-type="float" office:value="13856068" calcext:value-type="float">
            <text:p>13856068</text:p>
          </table:table-cell>
          <table:table-cell table:style-name="ce9" table:formula="of:=MEDIAN([.G27:.G30])" office:value-type="float" office:value="33.16" calcext:value-type="float">
            <text:p>33,16</text:p>
          </table:table-cell>
          <table:table-cell table:style-name="ce9" table:formula="of:=MEDIAN([.H27:.H30])" office:value-type="float" office:value="43968.5" calcext:value-type="float">
            <text:p>43968,5</text:p>
          </table:table-cell>
          <table:table-cell table:style-name="ce9" table:formula="of:=MEDIAN([.I27:.I30])" office:value-type="float" office:value="30.5" calcext:value-type="float">
            <text:p>30,5</text:p>
          </table:table-cell>
          <table:table-cell table:style-name="ce9" table:formula="of:=MEDIAN([.J27:.J30])" office:value-type="float" office:value="92.585" calcext:value-type="float">
            <text:p>92,585</text:p>
          </table:table-cell>
          <table:table-cell table:style-name="ce9"/>
          <table:table-cell table:style-name="ce9" table:formula="of:=MEDIAN([.L27:.L30])" office:value-type="float" office:value="17365" calcext:value-type="float">
            <text:p>17365</text:p>
          </table:table-cell>
          <table:table-cell table:style-name="ce9" table:formula="of:=MEDIAN([.M27:.M30])" office:value-type="float" office:value="22309.5" calcext:value-type="float">
            <text:p>22309,5</text:p>
          </table:table-cell>
          <table:table-cell table:style-name="ce9" table:formula="of:=MEDIAN([.N27:.N30])" office:value-type="float" office:value="29479.5" calcext:value-type="float">
            <text:p>29479,5</text:p>
          </table:table-cell>
          <table:table-cell table:style-name="ce9" table:formula="of:=MEDIAN([.O27:.O30])" office:value-type="float" office:value="34128" calcext:value-type="float">
            <text:p>34128</text:p>
          </table:table-cell>
          <table:table-cell table:style-name="ce9" table:formula="of:=MEDIAN([.P27:.P30])" office:value-type="float" office:value="66907.5" calcext:value-type="float">
            <text:p>66907,5</text:p>
          </table:table-cell>
          <table:table-cell table:style-name="ce9" table:formula="of:=MEDIAN([.Q27:.Q30])" office:value-type="float" office:value="96227" calcext:value-type="float">
            <text:p>96227</text:p>
          </table:table-cell>
          <table:table-cell table:style-name="ce9" table:formula="of:=MEDIAN([.R27:.R30])" office:value-type="float" office:value="118969.5" calcext:value-type="float">
            <text:p>118969,5</text:p>
          </table:table-cell>
          <table:table-cell table:style-name="ce9" table:formula="of:=MEDIAN([.S27:.S30])" office:value-type="float" office:value="127274" calcext:value-type="float">
            <text:p>127274</text:p>
          </table:table-cell>
          <table:table-cell table:style-name="ce9" table:formula="of:=MEDIAN([.T27:.T30])" office:value-type="float" office:value="127327.5" calcext:value-type="float">
            <text:p>127327,5</text:p>
          </table:table-cell>
          <table:table-cell table:number-columns-repeated="1004"/>
        </table:table-row>
        <table:table-row table:style-name="ro2">
          <table:table-cell table:style-name="ce5" office:value-type="float" office:value="6000" calcext:value-type="float" table:number-columns-spanned="1" table:number-rows-spanned="5">
            <text:p>6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3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3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3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32]*0.8" office:value-type="float" office:value="4800" calcext:value-type="float">
            <text:p>4800</text:p>
          </table:table-cell>
          <table:table-cell table:style-name="ce9" office:value-type="float" office:value="95.535" calcext:value-type="float">
            <text:p>95,535</text:p>
          </table:table-cell>
          <table:table-cell table:style-name="ce9" office:value-type="float" office:value="14930" calcext:value-type="float">
            <text:p>14930</text:p>
          </table:table-cell>
          <table:table-cell table:style-name="ce9" office:value-type="float" office:value="5220369" calcext:value-type="float">
            <text:p>5220369</text:p>
          </table:table-cell>
          <table:table-cell table:style-name="ce9" office:value-type="float" office:value="4840371" calcext:value-type="float">
            <text:p>4840371</text:p>
          </table:table-cell>
          <table:table-cell table:style-name="ce9" office:value-type="float" office:value="62.8" calcext:value-type="float">
            <text:p>62,8</text:p>
          </table:table-cell>
          <table:table-cell table:style-name="ce9" office:value-type="float" office:value="76428" calcext:value-type="float">
            <text:p>7642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3.36" calcext:value-type="float">
            <text:p>53,36</text:p>
          </table:table-cell>
          <table:table-cell table:style-name="ce9"/>
          <table:table-cell table:style-name="ce9" office:value-type="float" office:value="32732" calcext:value-type="float">
            <text:p>32732</text:p>
          </table:table-cell>
          <table:table-cell table:style-name="ce9" office:value-type="float" office:value="57026" calcext:value-type="float">
            <text:p>57026</text:p>
          </table:table-cell>
          <table:table-cell table:style-name="ce9" office:value-type="float" office:value="61716" calcext:value-type="float">
            <text:p>61716</text:p>
          </table:table-cell>
          <table:table-cell table:style-name="ce9" office:value-type="float" office:value="64631" calcext:value-type="float">
            <text:p>64631</text:p>
          </table:table-cell>
          <table:table-cell table:style-name="ce9" office:value-type="float" office:value="72948" calcext:value-type="float">
            <text:p>72948</text:p>
          </table:table-cell>
          <table:table-cell table:style-name="ce9" office:value-type="float" office:value="81674" calcext:value-type="float">
            <text:p>81674</text:p>
          </table:table-cell>
          <table:table-cell table:style-name="ce9" office:value-type="float" office:value="84747" calcext:value-type="float">
            <text:p>84747</text:p>
          </table:table-cell>
          <table:table-cell table:style-name="ce9" office:value-type="float" office:value="86300" calcext:value-type="float">
            <text:p>86300</text:p>
          </table:table-cell>
          <table:table-cell table:style-name="ce14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33:.C36])" office:value-type="float" office:value="146.648" calcext:value-type="float">
            <text:p>146,648</text:p>
          </table:table-cell>
          <table:table-cell table:style-name="ce9" table:formula="of:=MEDIAN([.D33:.D36])" office:value-type="float" office:value="9882" calcext:value-type="float">
            <text:p>9882</text:p>
          </table:table-cell>
          <table:table-cell table:style-name="ce9" table:formula="of:=MEDIAN([.E33:.E36])" office:value-type="float" office:value="15173674.5" calcext:value-type="float">
            <text:p>15173674,5</text:p>
          </table:table-cell>
          <table:table-cell table:style-name="ce9" table:formula="of:=MEDIAN([.F33:.F36])" office:value-type="float" office:value="14069092.5" calcext:value-type="float">
            <text:p>14069092,5</text:p>
          </table:table-cell>
          <table:table-cell table:style-name="ce9" table:formula="of:=MEDIAN([.G33:.G36])" office:value-type="float" office:value="42.52" calcext:value-type="float">
            <text:p>42,52</text:p>
          </table:table-cell>
          <table:table-cell table:style-name="ce9" table:formula="of:=MEDIAN([.H33:.H36])" office:value-type="float" office:value="41143" calcext:value-type="float">
            <text:p>41143</text:p>
          </table:table-cell>
          <table:table-cell table:style-name="ce9" table:formula="of:=MEDIAN([.I33:.I36])" office:value-type="float" office:value="24.345" calcext:value-type="float">
            <text:p>24,345</text:p>
          </table:table-cell>
          <table:table-cell table:style-name="ce9" table:formula="of:=MEDIAN([.J33:.J36])" office:value-type="float" office:value="99.775" calcext:value-type="float">
            <text:p>99,775</text:p>
          </table:table-cell>
          <table:table-cell table:style-name="ce9"/>
          <table:table-cell table:style-name="ce9" table:formula="of:=MEDIAN([.L33:.L36])" office:value-type="float" office:value="17080" calcext:value-type="float">
            <text:p>17080</text:p>
          </table:table-cell>
          <table:table-cell table:style-name="ce9" table:formula="of:=MEDIAN([.M33:.M36])" office:value-type="float" office:value="20351.5" calcext:value-type="float">
            <text:p>20351,5</text:p>
          </table:table-cell>
          <table:table-cell table:style-name="ce9" table:formula="of:=MEDIAN([.N33:.N36])" office:value-type="float" office:value="26934.5" calcext:value-type="float">
            <text:p>26934,5</text:p>
          </table:table-cell>
          <table:table-cell table:style-name="ce9" table:formula="of:=MEDIAN([.O33:.O36])" office:value-type="float" office:value="30511" calcext:value-type="float">
            <text:p>30511</text:p>
          </table:table-cell>
          <table:table-cell table:style-name="ce9" table:formula="of:=MEDIAN([.P33:.P36])" office:value-type="float" office:value="51318.5" calcext:value-type="float">
            <text:p>51318,5</text:p>
          </table:table-cell>
          <table:table-cell table:style-name="ce9" table:formula="of:=MEDIAN([.Q33:.Q36])" office:value-type="float" office:value="85480.5" calcext:value-type="float">
            <text:p>85480,5</text:p>
          </table:table-cell>
          <table:table-cell table:style-name="ce9" table:formula="of:=MEDIAN([.R33:.R36])" office:value-type="float" office:value="106000.5" calcext:value-type="float">
            <text:p>106000,5</text:p>
          </table:table-cell>
          <table:table-cell table:style-name="ce9" table:formula="of:=MEDIAN([.S33:.S36])" office:value-type="float" office:value="106782.5" calcext:value-type="float">
            <text:p>106782,5</text:p>
          </table:table-cell>
          <table:table-cell table:style-name="ce9" table:formula="of:=MEDIAN([.T33:.T36])" office:value-type="float" office:value="111423" calcext:value-type="float">
            <text:p>111423</text:p>
          </table:table-cell>
          <table:table-cell table:number-columns-repeated="1004"/>
        </table:table-row>
        <table:table-row table:style-name="ro2">
          <table:table-cell table:style-name="ce5" office:value-type="float" office:value="7000" calcext:value-type="float" table:number-columns-spanned="1" table:number-rows-spanned="5">
            <text:p>7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3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3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3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38]*0.8" office:value-type="float" office:value="5600" calcext:value-type="float">
            <text:p>5600</text:p>
          </table:table-cell>
          <table:table-cell table:style-name="ce9" office:value-type="float" office:value="127.244" calcext:value-type="float">
            <text:p>127,244</text:p>
          </table:table-cell>
          <table:table-cell table:style-name="ce9" office:value-type="float" office:value="15938" calcext:value-type="float">
            <text:p>15938</text:p>
          </table:table-cell>
          <table:table-cell table:style-name="ce9" office:value-type="float" office:value="10858617" calcext:value-type="float">
            <text:p>10858617</text:p>
          </table:table-cell>
          <table:table-cell table:style-name="ce9" office:value-type="float" office:value="10068203" calcext:value-type="float">
            <text:p>10068203</text:p>
          </table:table-cell>
          <table:table-cell table:style-name="ce9" office:value-type="float" office:value="55.01" calcext:value-type="float">
            <text:p>55,01</text:p>
          </table:table-cell>
          <table:table-cell table:style-name="ce9" office:value-type="float" office:value="101795" calcext:value-type="float">
            <text:p>10179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3.34" calcext:value-type="float">
            <text:p>83,34</text:p>
          </table:table-cell>
          <table:table-cell table:style-name="ce9"/>
          <table:table-cell table:style-name="ce9" office:value-type="float" office:value="26762" calcext:value-type="float">
            <text:p>26762</text:p>
          </table:table-cell>
          <table:table-cell table:style-name="ce9" office:value-type="float" office:value="38522" calcext:value-type="float">
            <text:p>38522</text:p>
          </table:table-cell>
          <table:table-cell table:style-name="ce9" office:value-type="float" office:value="57227" calcext:value-type="float">
            <text:p>57227</text:p>
          </table:table-cell>
          <table:table-cell table:style-name="ce9" office:value-type="float" office:value="67731" calcext:value-type="float">
            <text:p>67731</text:p>
          </table:table-cell>
          <table:table-cell table:style-name="ce9" office:value-type="float" office:value="91830" calcext:value-type="float">
            <text:p>91830</text:p>
          </table:table-cell>
          <table:table-cell table:style-name="ce9" office:value-type="float" office:value="117099" calcext:value-type="float">
            <text:p>117099</text:p>
          </table:table-cell>
          <table:table-cell table:style-name="ce9" office:value-type="float" office:value="120234" calcext:value-type="float">
            <text:p>120234</text:p>
          </table:table-cell>
          <table:table-cell table:style-name="ce9" office:value-type="float" office:value="125686" calcext:value-type="float">
            <text:p>125686</text:p>
          </table:table-cell>
          <table:table-cell table:style-name="ce14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39:.C42])" office:value-type="float" office:value="172.9345" calcext:value-type="float">
            <text:p>172,9345</text:p>
          </table:table-cell>
          <table:table-cell table:style-name="ce9" table:formula="of:=MEDIAN([.D39:.D42])" office:value-type="float" office:value="12548" calcext:value-type="float">
            <text:p>12548</text:p>
          </table:table-cell>
          <table:table-cell table:style-name="ce9" table:formula="of:=MEDIAN([.E39:.E42])" office:value-type="float" office:value="17313912" calcext:value-type="float">
            <text:p>17313912</text:p>
          </table:table-cell>
          <table:table-cell table:style-name="ce9" table:formula="of:=MEDIAN([.F39:.F42])" office:value-type="float" office:value="16053608" calcext:value-type="float">
            <text:p>16053608</text:p>
          </table:table-cell>
          <table:table-cell table:style-name="ce9" table:formula="of:=MEDIAN([.G39:.G42])" office:value-type="float" office:value="42.425" calcext:value-type="float">
            <text:p>42,425</text:p>
          </table:table-cell>
          <table:table-cell table:style-name="ce9" table:formula="of:=MEDIAN([.H39:.H42])" office:value-type="float" office:value="48173.5" calcext:value-type="float">
            <text:p>48173,5</text:p>
          </table:table-cell>
          <table:table-cell table:style-name="ce9" table:formula="of:=MEDIAN([.I39:.I42])" office:value-type="float" office:value="24.5" calcext:value-type="float">
            <text:p>24,5</text:p>
          </table:table-cell>
          <table:table-cell table:style-name="ce9" table:formula="of:=MEDIAN([.J39:.J42])" office:value-type="float" office:value="96.575" calcext:value-type="float">
            <text:p>96,575</text:p>
          </table:table-cell>
          <table:table-cell table:style-name="ce9"/>
          <table:table-cell table:style-name="ce9" table:formula="of:=MEDIAN([.L39:.L42])" office:value-type="float" office:value="18110.5" calcext:value-type="float">
            <text:p>18110,5</text:p>
          </table:table-cell>
          <table:table-cell table:style-name="ce9" table:formula="of:=MEDIAN([.M39:.M42])" office:value-type="float" office:value="26922.5" calcext:value-type="float">
            <text:p>26922,5</text:p>
          </table:table-cell>
          <table:table-cell table:style-name="ce9" table:formula="of:=MEDIAN([.N39:.N42])" office:value-type="float" office:value="34503.5" calcext:value-type="float">
            <text:p>34503,5</text:p>
          </table:table-cell>
          <table:table-cell table:style-name="ce9" table:formula="of:=MEDIAN([.O39:.O42])" office:value-type="float" office:value="46714.5" calcext:value-type="float">
            <text:p>46714,5</text:p>
          </table:table-cell>
          <table:table-cell table:style-name="ce9" table:formula="of:=MEDIAN([.P39:.P42])" office:value-type="float" office:value="84133.5" calcext:value-type="float">
            <text:p>84133,5</text:p>
          </table:table-cell>
          <table:table-cell table:style-name="ce9" table:formula="of:=MEDIAN([.Q39:.Q42])" office:value-type="float" office:value="122563" calcext:value-type="float">
            <text:p>122563</text:p>
          </table:table-cell>
          <table:table-cell table:style-name="ce9" table:formula="of:=MEDIAN([.R39:.R42])" office:value-type="float" office:value="125748" calcext:value-type="float">
            <text:p>125748</text:p>
          </table:table-cell>
          <table:table-cell table:style-name="ce9" table:formula="of:=MEDIAN([.S39:.S42])" office:value-type="float" office:value="126502.5" calcext:value-type="float">
            <text:p>126502,5</text:p>
          </table:table-cell>
          <table:table-cell table:style-name="ce9" table:formula="of:=MEDIAN([.T39:.T42])" office:value-type="float" office:value="138845" calcext:value-type="float">
            <text:p>138845</text:p>
          </table:table-cell>
          <table:table-cell table:number-columns-repeated="1004"/>
        </table:table-row>
        <table:table-row table:style-name="ro2">
          <table:table-cell table:style-name="ce5" office:value-type="float" office:value="8000" calcext:value-type="float" table:number-columns-spanned="1" table:number-rows-spanned="5">
            <text:p>8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3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3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3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44]*0.8" office:value-type="float" office:value="6400" calcext:value-type="float">
            <text:p>6400</text:p>
          </table:table-cell>
          <table:table-cell table:style-name="ce9" office:value-type="float" office:value="127.262" calcext:value-type="float">
            <text:p>127,262</text:p>
          </table:table-cell>
          <table:table-cell table:style-name="ce9" office:value-type="float" office:value="18202" calcext:value-type="float">
            <text:p>18202</text:p>
          </table:table-cell>
          <table:table-cell table:style-name="ce9" office:value-type="float" office:value="14638239" calcext:value-type="float">
            <text:p>14638239</text:p>
          </table:table-cell>
          <table:table-cell table:style-name="ce9" office:value-type="float" office:value="13572701" calcext:value-type="float">
            <text:p>13572701</text:p>
          </table:table-cell>
          <table:table-cell table:style-name="ce9" office:value-type="float" office:value="62.86" calcext:value-type="float">
            <text:p>62,86</text:p>
          </table:table-cell>
          <table:table-cell table:style-name="ce9" office:value-type="float" office:value="101809" calcext:value-type="float">
            <text:p>10180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2.33" calcext:value-type="float">
            <text:p>112,33</text:p>
          </table:table-cell>
          <table:table-cell table:style-name="ce9"/>
          <table:table-cell table:style-name="ce9" office:value-type="float" office:value="21466" calcext:value-type="float">
            <text:p>21466</text:p>
          </table:table-cell>
          <table:table-cell table:style-name="ce9" office:value-type="float" office:value="37610" calcext:value-type="float">
            <text:p>37610</text:p>
          </table:table-cell>
          <table:table-cell table:style-name="ce9" office:value-type="float" office:value="77020" calcext:value-type="float">
            <text:p>77020</text:p>
          </table:table-cell>
          <table:table-cell table:style-name="ce9" office:value-type="float" office:value="98662" calcext:value-type="float">
            <text:p>98662</text:p>
          </table:table-cell>
          <table:table-cell table:style-name="ce9" office:value-type="float" office:value="127224" calcext:value-type="float">
            <text:p>127224</text:p>
          </table:table-cell>
          <table:table-cell table:style-name="ce9" office:value-type="float" office:value="127227" calcext:value-type="float">
            <text:p>127227</text:p>
          </table:table-cell>
          <table:table-cell table:number-columns-repeated="2" table:style-name="ce9" office:value-type="float" office:value="127229" calcext:value-type="float">
            <text:p>127229</text:p>
          </table:table-cell>
          <table:table-cell table:style-name="ce14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45:.C48])" office:value-type="float" office:value="175.726" calcext:value-type="float">
            <text:p>175,726</text:p>
          </table:table-cell>
          <table:table-cell table:style-name="ce9" table:formula="of:=MEDIAN([.D45:.D48])" office:value-type="float" office:value="15465.5" calcext:value-type="float">
            <text:p>15465,5</text:p>
          </table:table-cell>
          <table:table-cell table:style-name="ce9" table:formula="of:=MEDIAN([.E45:.E48])" office:value-type="float" office:value="17778568.5" calcext:value-type="float">
            <text:p>17778568,5</text:p>
          </table:table-cell>
          <table:table-cell table:style-name="ce9" table:formula="of:=MEDIAN([.F45:.F48])" office:value-type="float" office:value="16484441.5" calcext:value-type="float">
            <text:p>16484441,5</text:p>
          </table:table-cell>
          <table:table-cell table:style-name="ce9" table:formula="of:=MEDIAN([.G45:.G48])" office:value-type="float" office:value="47.13" calcext:value-type="float">
            <text:p>47,13</text:p>
          </table:table-cell>
          <table:table-cell table:style-name="ce9" table:formula="of:=MEDIAN([.H45:.H48])" office:value-type="float" office:value="49474.5" calcext:value-type="float">
            <text:p>49474,5</text:p>
          </table:table-cell>
          <table:table-cell table:style-name="ce9" table:formula="of:=MEDIAN([.I45:.I48])" office:value-type="float" office:value="21.956" calcext:value-type="float">
            <text:p>21,956</text:p>
          </table:table-cell>
          <table:table-cell table:style-name="ce9" table:formula="of:=MEDIAN([.J45:.J48])" office:value-type="float" office:value="101.78" calcext:value-type="float">
            <text:p>101,78</text:p>
          </table:table-cell>
          <table:table-cell table:style-name="ce9"/>
          <table:table-cell table:style-name="ce9" table:formula="of:=MEDIAN([.L45:.L48])" office:value-type="float" office:value="21182" calcext:value-type="float">
            <text:p>21182</text:p>
          </table:table-cell>
          <table:table-cell table:style-name="ce9" table:formula="of:=MEDIAN([.M45:.M48])" office:value-type="float" office:value="30261" calcext:value-type="float">
            <text:p>30261</text:p>
          </table:table-cell>
          <table:table-cell table:style-name="ce9" table:formula="of:=MEDIAN([.N45:.N48])" office:value-type="float" office:value="53711" calcext:value-type="float">
            <text:p>53711</text:p>
          </table:table-cell>
          <table:table-cell table:style-name="ce9" table:formula="of:=MEDIAN([.O45:.O48])" office:value-type="float" office:value="65792" calcext:value-type="float">
            <text:p>65792</text:p>
          </table:table-cell>
          <table:table-cell table:style-name="ce9" table:formula="of:=MEDIAN([.P45:.P48])" office:value-type="float" office:value="115964" calcext:value-type="float">
            <text:p>115964</text:p>
          </table:table-cell>
          <table:table-cell table:style-name="ce9" table:formula="of:=MEDIAN([.Q45:.Q48])" office:value-type="float" office:value="127233" calcext:value-type="float">
            <text:p>127233</text:p>
          </table:table-cell>
          <table:table-cell table:style-name="ce9" table:formula="of:=MEDIAN([.R45:.R48])" office:value-type="float" office:value="127294" calcext:value-type="float">
            <text:p>127294</text:p>
          </table:table-cell>
          <table:table-cell table:style-name="ce9" table:formula="of:=MEDIAN([.S45:.S48])" office:value-type="float" office:value="127312" calcext:value-type="float">
            <text:p>127312</text:p>
          </table:table-cell>
          <table:table-cell table:style-name="ce9" table:formula="of:=MEDIAN([.T45:.T48])" office:value-type="float" office:value="147561" calcext:value-type="float">
            <text:p>147561</text:p>
          </table:table-cell>
          <table:table-cell table:number-columns-repeated="1004"/>
        </table:table-row>
        <table:table-row table:style-name="ro2">
          <table:table-cell table:style-name="ce5" office:value-type="float" office:value="9000" calcext:value-type="float" table:number-columns-spanned="1" table:number-rows-spanned="5">
            <text:p>900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7"/>
          <table:table-cell table:style-name="ce12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3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3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3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50]*0.8" office:value-type="float" office:value="7200" calcext:value-type="float">
            <text:p>7200</text:p>
          </table:table-cell>
          <table:table-cell table:style-name="ce9" office:value-type="float" office:value="127.398" calcext:value-type="float">
            <text:p>127,398</text:p>
          </table:table-cell>
          <table:table-cell table:style-name="ce9" office:value-type="float" office:value="26743" calcext:value-type="float">
            <text:p>26743</text:p>
          </table:table-cell>
          <table:table-cell table:style-name="ce9" office:value-type="float" office:value="11669427" calcext:value-type="float">
            <text:p>11669427</text:p>
          </table:table-cell>
          <table:table-cell table:style-name="ce9" office:value-type="float" office:value="10819993" calcext:value-type="float">
            <text:p>10819993</text:p>
          </table:table-cell>
          <table:table-cell table:style-name="ce9" office:value-type="float" office:value="70.64" calcext:value-type="float">
            <text:p>70,64</text:p>
          </table:table-cell>
          <table:table-cell table:style-name="ce9" office:value-type="float" office:value="101918" calcext:value-type="float">
            <text:p>10191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9.45" calcext:value-type="float">
            <text:p>89,45</text:p>
          </table:table-cell>
          <table:table-cell table:style-name="ce9"/>
          <table:table-cell table:style-name="ce9" office:value-type="float" office:value="23198" calcext:value-type="float">
            <text:p>23198</text:p>
          </table:table-cell>
          <table:table-cell table:style-name="ce9" office:value-type="float" office:value="37889" calcext:value-type="float">
            <text:p>37889</text:p>
          </table:table-cell>
          <table:table-cell table:style-name="ce9" office:value-type="float" office:value="57215" calcext:value-type="float">
            <text:p>57215</text:p>
          </table:table-cell>
          <table:table-cell table:style-name="ce9" office:value-type="float" office:value="76777" calcext:value-type="float">
            <text:p>76777</text:p>
          </table:table-cell>
          <table:table-cell table:style-name="ce9" office:value-type="float" office:value="127201" calcext:value-type="float">
            <text:p>127201</text:p>
          </table:table-cell>
          <table:table-cell table:style-name="ce9" office:value-type="float" office:value="127202" calcext:value-type="float">
            <text:p>127202</text:p>
          </table:table-cell>
          <table:table-cell table:number-columns-repeated="2" table:style-name="ce9" office:value-type="float" office:value="127296" calcext:value-type="float">
            <text:p>127296</text:p>
          </table:table-cell>
          <table:table-cell table:style-name="ce14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51:.C54])" office:value-type="float" office:value="197.28" calcext:value-type="float">
            <text:p>197,28</text:p>
          </table:table-cell>
          <table:table-cell table:style-name="ce9" table:formula="of:=MEDIAN([.D51:.D54])" office:value-type="float" office:value="17321" calcext:value-type="float">
            <text:p>17321</text:p>
          </table:table-cell>
          <table:table-cell table:style-name="ce9" table:formula="of:=MEDIAN([.E51:.E54])" office:value-type="float" office:value="20154865.5" calcext:value-type="float">
            <text:p>20154865,5</text:p>
          </table:table-cell>
          <table:table-cell table:style-name="ce9" table:formula="of:=MEDIAN([.F51:.F54])" office:value-type="float" office:value="18687764.5" calcext:value-type="float">
            <text:p>18687764,5</text:p>
          </table:table-cell>
          <table:table-cell table:style-name="ce9" table:formula="of:=MEDIAN([.G51:.G54])" office:value-type="float" office:value="47.615" calcext:value-type="float">
            <text:p>47,615</text:p>
          </table:table-cell>
          <table:table-cell table:style-name="ce9" table:formula="of:=MEDIAN([.H51:.H54])" office:value-type="float" office:value="55145" calcext:value-type="float">
            <text:p>55145</text:p>
          </table:table-cell>
          <table:table-cell table:style-name="ce9" table:formula="of:=MEDIAN([.I51:.I54])" office:value-type="float" office:value="21.5" calcext:value-type="float">
            <text:p>21,5</text:p>
          </table:table-cell>
          <table:table-cell table:style-name="ce9" table:formula="of:=MEDIAN([.J51:.J54])" office:value-type="float" office:value="98.945" calcext:value-type="float">
            <text:p>98,945</text:p>
          </table:table-cell>
          <table:table-cell table:style-name="ce9"/>
          <table:table-cell table:style-name="ce9" table:formula="of:=MEDIAN([.L51:.L54])" office:value-type="float" office:value="22063.5" calcext:value-type="float">
            <text:p>22063,5</text:p>
          </table:table-cell>
          <table:table-cell table:style-name="ce9" table:formula="of:=MEDIAN([.M51:.M54])" office:value-type="float" office:value="32564" calcext:value-type="float">
            <text:p>32564</text:p>
          </table:table-cell>
          <table:table-cell table:style-name="ce9" table:formula="of:=MEDIAN([.N51:.N54])" office:value-type="float" office:value="49216.5" calcext:value-type="float">
            <text:p>49216,5</text:p>
          </table:table-cell>
          <table:table-cell table:style-name="ce9" table:formula="of:=MEDIAN([.O51:.O54])" office:value-type="float" office:value="58012" calcext:value-type="float">
            <text:p>58012</text:p>
          </table:table-cell>
          <table:table-cell table:style-name="ce9" table:formula="of:=MEDIAN([.P51:.P54])" office:value-type="float" office:value="125149" calcext:value-type="float">
            <text:p>125149</text:p>
          </table:table-cell>
          <table:table-cell table:style-name="ce9" table:formula="of:=MEDIAN([.Q51:.Q54])" office:value-type="float" office:value="127252" calcext:value-type="float">
            <text:p>127252</text:p>
          </table:table-cell>
          <table:table-cell table:style-name="ce9" table:formula="of:=MEDIAN([.R51:.R54])" office:value-type="float" office:value="127296" calcext:value-type="float">
            <text:p>127296</text:p>
          </table:table-cell>
          <table:table-cell table:style-name="ce9" table:formula="of:=MEDIAN([.S51:.S54])" office:value-type="float" office:value="127311.5" calcext:value-type="float">
            <text:p>127311,5</text:p>
          </table:table-cell>
          <table:table-cell table:style-name="ce9" table:formula="of:=MEDIAN([.T51:.T54])" office:value-type="float" office:value="131517" calcext:value-type="float">
            <text:p>131517</text:p>
          </table:table-cell>
          <table:table-cell table:number-columns-repeated="1004"/>
        </table:table-row>
        <table:table-row table:style-name="ro2"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24.834" calcext:value-type="float">
            <text:p>524,8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2370000" calcext:value-type="float">
            <text:p>62370000</text:p>
          </table:table-cell>
          <table:table-cell table:style-name="ce10" office:value-type="float" office:value="57830000" calcext:value-type="float">
            <text:p>57830000</text:p>
          </table:table-cell>
          <table:table-cell table:style-name="ce10" office:value-type="float" office:value="19.05" calcext:value-type="float">
            <text:p>19,05</text:p>
          </table:table-cell>
          <table:table-cell table:number-columns-repeated="2" table:style-name="ce10" office:value-type="float" office:value="52" calcext:value-type="float">
            <text:p>52</text:p>
          </table:table-cell>
          <table:table-cell table:style-name="ce10" office:value-type="float" office:value="116.05" calcext:value-type="float">
            <text:p>116,05</text:p>
          </table:table-cell>
          <table:table-cell table:style-name="ce10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3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3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3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56]*0.8" office:value-type="float" office:value="8000" calcext:value-type="float">
            <text:p>8000</text:p>
          </table:table-cell>
          <table:table-cell table:style-name="ce9" office:value-type="float" office:value="127.435" calcext:value-type="float">
            <text:p>127,435</text:p>
          </table:table-cell>
          <table:table-cell table:style-name="ce9" office:value-type="float" office:value="26500" calcext:value-type="float">
            <text:p>26500</text:p>
          </table:table-cell>
          <table:table-cell table:style-name="ce9" office:value-type="float" office:value="10459449" calcext:value-type="float">
            <text:p>10459449</text:p>
          </table:table-cell>
          <table:table-cell table:style-name="ce9" office:value-type="float" office:value="9698091" calcext:value-type="float">
            <text:p>9698091</text:p>
          </table:table-cell>
          <table:table-cell table:style-name="ce9" office:value-type="float" office:value="78.47" calcext:value-type="float">
            <text:p>78,47</text:p>
          </table:table-cell>
          <table:table-cell table:style-name="ce9" office:value-type="float" office:value="101947" calcext:value-type="float">
            <text:p>101947</text:p>
          </table:table-cell>
          <table:table-cell table:style-name="ce9" office:value-type="float" office:value="12.743" calcext:value-type="float">
            <text:p>12,743</text:p>
          </table:table-cell>
          <table:table-cell table:style-name="ce9" office:value-type="float" office:value="80.15" calcext:value-type="float">
            <text:p>80,15</text:p>
          </table:table-cell>
          <table:table-cell table:style-name="ce9"/>
          <table:table-cell table:style-name="ce9" office:value-type="float" office:value="35137" calcext:value-type="float">
            <text:p>35137</text:p>
          </table:table-cell>
          <table:table-cell table:style-name="ce9" office:value-type="float" office:value="55536" calcext:value-type="float">
            <text:p>55536</text:p>
          </table:table-cell>
          <table:table-cell table:style-name="ce9" office:value-type="float" office:value="83066" calcext:value-type="float">
            <text:p>83066</text:p>
          </table:table-cell>
          <table:table-cell table:style-name="ce9" office:value-type="float" office:value="102023" calcext:value-type="float">
            <text:p>102023</text:p>
          </table:table-cell>
          <table:table-cell table:style-name="ce9" office:value-type="float" office:value="127308" calcext:value-type="float">
            <text:p>127308</text:p>
          </table:table-cell>
          <table:table-cell table:style-name="ce9" office:value-type="float" office:value="127315" calcext:value-type="float">
            <text:p>127315</text:p>
          </table:table-cell>
          <table:table-cell table:style-name="ce9" office:value-type="float" office:value="127324" calcext:value-type="float">
            <text:p>127324</text:p>
          </table:table-cell>
          <table:table-cell table:style-name="ce9" office:value-type="float" office:value="127326" calcext:value-type="float">
            <text:p>127326</text:p>
          </table:table-cell>
          <table:table-cell table:style-name="ce14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57:.C60])" office:value-type="float" office:value="201.995" calcext:value-type="float">
            <text:p>201,995</text:p>
          </table:table-cell>
          <table:table-cell table:style-name="ce9" table:formula="of:=MEDIAN([.D57:.D60])" office:value-type="float" office:value="19770" calcext:value-type="float">
            <text:p>19770</text:p>
          </table:table-cell>
          <table:table-cell table:style-name="ce9" table:formula="of:=MEDIAN([.E57:.E60])" office:value-type="float" office:value="21293118" calcext:value-type="float">
            <text:p>21293118</text:p>
          </table:table-cell>
          <table:table-cell table:style-name="ce9" table:formula="of:=MEDIAN([.F57:.F60])" office:value-type="float" office:value="19743162" calcext:value-type="float">
            <text:p>19743162</text:p>
          </table:table-cell>
          <table:table-cell table:style-name="ce9" table:formula="of:=MEDIAN([.G57:.G60])" office:value-type="float" office:value="50.615" calcext:value-type="float">
            <text:p>50,615</text:p>
          </table:table-cell>
          <table:table-cell table:style-name="ce9" table:formula="of:=MEDIAN([.H57:.H60])" office:value-type="float" office:value="57606.5" calcext:value-type="float">
            <text:p>57606,5</text:p>
          </table:table-cell>
          <table:table-cell table:style-name="ce9" table:formula="of:=MEDIAN([.I57:.I60])" office:value-type="float" office:value="20.104" calcext:value-type="float">
            <text:p>20,104</text:p>
          </table:table-cell>
          <table:table-cell table:style-name="ce9" table:formula="of:=MEDIAN([.J57:.J60])" office:value-type="float" office:value="100.215" calcext:value-type="float">
            <text:p>100,215</text:p>
          </table:table-cell>
          <table:table-cell table:style-name="ce9"/>
          <table:table-cell table:style-name="ce9" table:formula="of:=MEDIAN([.L57:.L60])" office:value-type="float" office:value="22419" calcext:value-type="float">
            <text:p>22419</text:p>
          </table:table-cell>
          <table:table-cell table:style-name="ce9" table:formula="of:=MEDIAN([.M57:.M60])" office:value-type="float" office:value="32780.5" calcext:value-type="float">
            <text:p>32780,5</text:p>
          </table:table-cell>
          <table:table-cell table:style-name="ce9" table:formula="of:=MEDIAN([.N57:.N60])" office:value-type="float" office:value="48165.5" calcext:value-type="float">
            <text:p>48165,5</text:p>
          </table:table-cell>
          <table:table-cell table:style-name="ce9" table:formula="of:=MEDIAN([.O57:.O60])" office:value-type="float" office:value="61466.5" calcext:value-type="float">
            <text:p>61466,5</text:p>
          </table:table-cell>
          <table:table-cell table:style-name="ce9" table:formula="of:=MEDIAN([.P57:.P60])" office:value-type="float" office:value="127167" calcext:value-type="float">
            <text:p>127167</text:p>
          </table:table-cell>
          <table:table-cell table:style-name="ce9" table:formula="of:=MEDIAN([.Q57:.Q60])" office:value-type="float" office:value="127290" calcext:value-type="float">
            <text:p>127290</text:p>
          </table:table-cell>
          <table:table-cell table:style-name="ce9" table:formula="of:=MEDIAN([.R57:.R60])" office:value-type="float" office:value="127308" calcext:value-type="float">
            <text:p>127308</text:p>
          </table:table-cell>
          <table:table-cell table:style-name="ce9" table:formula="of:=MEDIAN([.S57:.S60])" office:value-type="float" office:value="127325.5" calcext:value-type="float">
            <text:p>127325,5</text:p>
          </table:table-cell>
          <table:table-cell table:style-name="ce9" table:formula="of:=MEDIAN([.T57:.T60])" office:value-type="float" office:value="167870" calcext:value-type="float">
            <text:p>167870</text:p>
          </table:table-cell>
          <table:table-cell table:number-columns-repeated="1004"/>
        </table:table-row>
        <table:table-row table:style-name="ro2">
          <table:table-cell table:style-name="ce5" office:value-type="float" office:value="11000" calcext:value-type="float" table:number-columns-spanned="1" table:number-rows-spanned="5">
            <text:p>11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77.639" calcext:value-type="float">
            <text:p>577,6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8607000" calcext:value-type="float">
            <text:p>68607000</text:p>
          </table:table-cell>
          <table:table-cell table:style-name="ce10" office:value-type="float" office:value="63613000" calcext:value-type="float">
            <text:p>63613000</text:p>
          </table:table-cell>
          <table:table-cell table:style-name="ce10" office:value-type="float" office:value="19.04" calcext:value-type="float">
            <text:p>19,04</text:p>
          </table:table-cell>
          <table:table-cell table:number-columns-repeated="2" table:style-name="ce10" office:value-type="float" office:value="53" calcext:value-type="float">
            <text:p>53</text:p>
          </table:table-cell>
          <table:table-cell table:style-name="ce10" office:value-type="float" office:value="115.99" calcext:value-type="float">
            <text:p>115,99</text:p>
          </table:table-cell>
          <table:table-cell table:style-name="ce10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01" calcext:value-type="float">
            <text:p>101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3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3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3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62]*0.8" office:value-type="float" office:value="8800" calcext:value-type="float">
            <text:p>8800</text:p>
          </table:table-cell>
          <table:table-cell table:style-name="ce9" office:value-type="float" office:value="127.401" calcext:value-type="float">
            <text:p>127,401</text:p>
          </table:table-cell>
          <table:table-cell table:style-name="ce9" office:value-type="float" office:value="19869" calcext:value-type="float">
            <text:p>19869</text:p>
          </table:table-cell>
          <table:table-cell table:style-name="ce9" office:value-type="float" office:value="12492711" calcext:value-type="float">
            <text:p>12492711</text:p>
          </table:table-cell>
          <table:table-cell table:style-name="ce9" office:value-type="float" office:value="11583349" calcext:value-type="float">
            <text:p>11583349</text:p>
          </table:table-cell>
          <table:table-cell table:style-name="ce9" office:value-type="float" office:value="86.34" calcext:value-type="float">
            <text:p>86,34</text:p>
          </table:table-cell>
          <table:table-cell table:style-name="ce9" office:value-type="float" office:value="101920" calcext:value-type="float">
            <text:p>1019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5.76" calcext:value-type="float">
            <text:p>95,76</text:p>
          </table:table-cell>
          <table:table-cell table:style-name="ce9"/>
          <table:table-cell table:style-name="ce9" office:value-type="float" office:value="25969" calcext:value-type="float">
            <text:p>25969</text:p>
          </table:table-cell>
          <table:table-cell table:style-name="ce9" office:value-type="float" office:value="44145" calcext:value-type="float">
            <text:p>44145</text:p>
          </table:table-cell>
          <table:table-cell table:style-name="ce9" office:value-type="float" office:value="57759" calcext:value-type="float">
            <text:p>57759</text:p>
          </table:table-cell>
          <table:table-cell table:style-name="ce9" office:value-type="float" office:value="83391" calcext:value-type="float">
            <text:p>83391</text:p>
          </table:table-cell>
          <table:table-cell table:style-name="ce9" office:value-type="float" office:value="127259" calcext:value-type="float">
            <text:p>127259</text:p>
          </table:table-cell>
          <table:table-cell table:style-name="ce9" office:value-type="float" office:value="127278" calcext:value-type="float">
            <text:p>127278</text:p>
          </table:table-cell>
          <table:table-cell table:style-name="ce9" office:value-type="float" office:value="127291" calcext:value-type="float">
            <text:p>127291</text:p>
          </table:table-cell>
          <table:table-cell table:style-name="ce9" office:value-type="float" office:value="127294" calcext:value-type="float">
            <text:p>127294</text:p>
          </table:table-cell>
          <table:table-cell table:style-name="ce14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63:.C66])" office:value-type="float" office:value="206.247" calcext:value-type="float">
            <text:p>206,247</text:p>
          </table:table-cell>
          <table:table-cell table:style-name="ce9" table:formula="of:=MEDIAN([.D63:.D66])" office:value-type="float" office:value="20074" calcext:value-type="float">
            <text:p>20074</text:p>
          </table:table-cell>
          <table:table-cell table:style-name="ce9" table:formula="of:=MEDIAN([.E63:.E66])" office:value-type="float" office:value="20457360" calcext:value-type="float">
            <text:p>20457360</text:p>
          </table:table-cell>
          <table:table-cell table:style-name="ce9" table:formula="of:=MEDIAN([.F63:.F66])" office:value-type="float" office:value="18968240" calcext:value-type="float">
            <text:p>18968240</text:p>
          </table:table-cell>
          <table:table-cell table:style-name="ce9" table:formula="of:=MEDIAN([.G63:.G66])" office:value-type="float" office:value="57.655" calcext:value-type="float">
            <text:p>57,655</text:p>
          </table:table-cell>
          <table:table-cell table:style-name="ce9" table:formula="of:=MEDIAN([.H63:.H66])" office:value-type="float" office:value="56227" calcext:value-type="float">
            <text:p>56227</text:p>
          </table:table-cell>
          <table:table-cell table:style-name="ce9" table:formula="of:=MEDIAN([.I63:.I66])" office:value-type="float" office:value="19" calcext:value-type="float">
            <text:p>19</text:p>
          </table:table-cell>
          <table:table-cell table:style-name="ce9" table:formula="of:=MEDIAN([.J63:.J66])" office:value-type="float" office:value="95.01" calcext:value-type="float">
            <text:p>95,01</text:p>
          </table:table-cell>
          <table:table-cell table:style-name="ce9"/>
          <table:table-cell table:style-name="ce9" table:formula="of:=MEDIAN([.L63:.L66])" office:value-type="float" office:value="22424.5" calcext:value-type="float">
            <text:p>22424,5</text:p>
          </table:table-cell>
          <table:table-cell table:style-name="ce9" table:formula="of:=MEDIAN([.M63:.M66])" office:value-type="float" office:value="31173.5" calcext:value-type="float">
            <text:p>31173,5</text:p>
          </table:table-cell>
          <table:table-cell table:style-name="ce9" table:formula="of:=MEDIAN([.N63:.N66])" office:value-type="float" office:value="43331.5" calcext:value-type="float">
            <text:p>43331,5</text:p>
          </table:table-cell>
          <table:table-cell table:style-name="ce9" table:formula="of:=MEDIAN([.O63:.O66])" office:value-type="float" office:value="64791" calcext:value-type="float">
            <text:p>64791</text:p>
          </table:table-cell>
          <table:table-cell table:style-name="ce9" table:formula="of:=MEDIAN([.P63:.P66])" office:value-type="float" office:value="127215.5" calcext:value-type="float">
            <text:p>127215,5</text:p>
          </table:table-cell>
          <table:table-cell table:style-name="ce9" table:formula="of:=MEDIAN([.Q63:.Q66])" office:value-type="float" office:value="127262" calcext:value-type="float">
            <text:p>127262</text:p>
          </table:table-cell>
          <table:table-cell table:style-name="ce9" table:formula="of:=MEDIAN([.R63:.R66])" office:value-type="float" office:value="127292" calcext:value-type="float">
            <text:p>127292</text:p>
          </table:table-cell>
          <table:table-cell table:style-name="ce9" table:formula="of:=MEDIAN([.S63:.S66])" office:value-type="float" office:value="127317.5" calcext:value-type="float">
            <text:p>127317,5</text:p>
          </table:table-cell>
          <table:table-cell table:style-name="ce9" table:formula="of:=MEDIAN([.T63:.T66])" office:value-type="float" office:value="153340.5" calcext:value-type="float">
            <text:p>153340,5</text:p>
          </table:table-cell>
          <table:table-cell table:number-columns-repeated="1004"/>
        </table:table-row>
        <table:table-row table:style-name="ro2">
          <table:table-cell table:style-name="ce5" office:value-type="float" office:value="12000" calcext:value-type="float" table:number-columns-spanned="1" table:number-rows-spanned="5">
            <text:p>12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31.42" calcext:value-type="float">
            <text:p>631,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4844000" calcext:value-type="float">
            <text:p>74844000</text:p>
          </table:table-cell>
          <table:table-cell table:style-name="ce10" office:value-type="float" office:value="69396000" calcext:value-type="float">
            <text:p>6939600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53" calcext:value-type="float">
            <text:p>53</text:p>
          </table:table-cell>
          <table:table-cell table:style-name="ce10" office:value-type="float" office:value="115.75" calcext:value-type="float">
            <text:p>115,75</text:p>
          </table:table-cell>
          <table:table-cell table:style-name="ce10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3" calcext:value-type="float">
            <text:p>103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3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3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3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68]*0.8" office:value-type="float" office:value="9600" calcext:value-type="float">
            <text:p>9600</text:p>
          </table:table-cell>
          <table:table-cell table:style-name="ce9" office:value-type="float" office:value="127.417" calcext:value-type="float">
            <text:p>127,417</text:p>
          </table:table-cell>
          <table:table-cell table:style-name="ce9" office:value-type="float" office:value="33051" calcext:value-type="float">
            <text:p>33051</text:p>
          </table:table-cell>
          <table:table-cell table:style-name="ce9" office:value-type="float" office:value="12311838" calcext:value-type="float">
            <text:p>12311838</text:p>
          </table:table-cell>
          <table:table-cell table:style-name="ce9" office:value-type="float" office:value="11415642" calcext:value-type="float">
            <text:p>11415642</text:p>
          </table:table-cell>
          <table:table-cell table:style-name="ce9" office:value-type="float" office:value="34.18" calcext:value-type="float">
            <text:p>34,18</text:p>
          </table:table-cell>
          <table:table-cell table:style-name="ce9" office:value-type="float" office:value="101933" calcext:value-type="float">
            <text:p>10193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4.36" calcext:value-type="float">
            <text:p>94,36</text:p>
          </table:table-cell>
          <table:table-cell table:style-name="ce9"/>
          <table:table-cell table:style-name="ce9" office:value-type="float" office:value="35634" calcext:value-type="float">
            <text:p>35634</text:p>
          </table:table-cell>
          <table:table-cell table:style-name="ce9" office:value-type="float" office:value="62511" calcext:value-type="float">
            <text:p>62511</text:p>
          </table:table-cell>
          <table:table-cell table:style-name="ce9" office:value-type="float" office:value="127190" calcext:value-type="float">
            <text:p>127190</text:p>
          </table:table-cell>
          <table:table-cell table:style-name="ce9" office:value-type="float" office:value="127192" calcext:value-type="float">
            <text:p>127192</text:p>
          </table:table-cell>
          <table:table-cell table:style-name="ce9" office:value-type="float" office:value="127284" calcext:value-type="float">
            <text:p>127284</text:p>
          </table:table-cell>
          <table:table-cell table:style-name="ce9" office:value-type="float" office:value="127285" calcext:value-type="float">
            <text:p>127285</text:p>
          </table:table-cell>
          <table:table-cell table:style-name="ce9" office:value-type="float" office:value="127296" calcext:value-type="float">
            <text:p>127296</text:p>
          </table:table-cell>
          <table:table-cell table:style-name="ce9" office:value-type="float" office:value="127297" calcext:value-type="float">
            <text:p>127297</text:p>
          </table:table-cell>
          <table:table-cell table:style-name="ce14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69:.C72])" office:value-type="float" office:value="239.905" calcext:value-type="float">
            <text:p>239,905</text:p>
          </table:table-cell>
          <table:table-cell table:style-name="ce9" table:formula="of:=MEDIAN([.D69:.D72])" office:value-type="float" office:value="20190" calcext:value-type="float">
            <text:p>20190</text:p>
          </table:table-cell>
          <table:table-cell table:style-name="ce9" table:formula="of:=MEDIAN([.E69:.E72])" office:value-type="float" office:value="26197572" calcext:value-type="float">
            <text:p>26197572</text:p>
          </table:table-cell>
          <table:table-cell table:style-name="ce9" table:formula="of:=MEDIAN([.F69:.F72])" office:value-type="float" office:value="24290545" calcext:value-type="float">
            <text:p>24290545</text:p>
          </table:table-cell>
          <table:table-cell table:style-name="ce9" table:formula="of:=MEDIAN([.G69:.G72])" office:value-type="float" office:value="40.375" calcext:value-type="float">
            <text:p>40,375</text:p>
          </table:table-cell>
          <table:table-cell table:style-name="ce9" table:formula="of:=MEDIAN([.H69:.H72])" office:value-type="float" office:value="70191.5" calcext:value-type="float">
            <text:p>70191,5</text:p>
          </table:table-cell>
          <table:table-cell table:style-name="ce9" table:formula="of:=MEDIAN([.I69:.I72])" office:value-type="float" office:value="20" calcext:value-type="float">
            <text:p>20</text:p>
          </table:table-cell>
          <table:table-cell table:style-name="ce9" table:formula="of:=MEDIAN([.J69:.J72])" office:value-type="float" office:value="106.33" calcext:value-type="float">
            <text:p>106,33</text:p>
          </table:table-cell>
          <table:table-cell table:style-name="ce9"/>
          <table:table-cell table:style-name="ce9" table:formula="of:=MEDIAN([.L69:.L72])" office:value-type="float" office:value="24533" calcext:value-type="float">
            <text:p>24533</text:p>
          </table:table-cell>
          <table:table-cell table:style-name="ce9" table:formula="of:=MEDIAN([.M69:.M72])" office:value-type="float" office:value="45095.5" calcext:value-type="float">
            <text:p>45095,5</text:p>
          </table:table-cell>
          <table:table-cell table:style-name="ce9" table:formula="of:=MEDIAN([.N69:.N72])" office:value-type="float" office:value="85676" calcext:value-type="float">
            <text:p>85676</text:p>
          </table:table-cell>
          <table:table-cell table:style-name="ce9" table:formula="of:=MEDIAN([.O69:.O72])" office:value-type="float" office:value="92220" calcext:value-type="float">
            <text:p>92220</text:p>
          </table:table-cell>
          <table:table-cell table:style-name="ce9" table:formula="of:=MEDIAN([.P69:.P72])" office:value-type="float" office:value="127253.5" calcext:value-type="float">
            <text:p>127253,5</text:p>
          </table:table-cell>
          <table:table-cell table:style-name="ce9" table:formula="of:=MEDIAN([.Q69:.Q72])" office:value-type="float" office:value="127277.5" calcext:value-type="float">
            <text:p>127277,5</text:p>
          </table:table-cell>
          <table:table-cell table:style-name="ce9" table:formula="of:=MEDIAN([.R69:.R72])" office:value-type="float" office:value="127295.5" calcext:value-type="float">
            <text:p>127295,5</text:p>
          </table:table-cell>
          <table:table-cell table:style-name="ce9" table:formula="of:=MEDIAN([.S69:.S72])" office:value-type="float" office:value="127321.5" calcext:value-type="float">
            <text:p>127321,5</text:p>
          </table:table-cell>
          <table:table-cell table:style-name="ce9" table:formula="of:=MEDIAN([.T69:.T72])" office:value-type="float" office:value="151807.5" calcext:value-type="float">
            <text:p>151807,5</text:p>
          </table:table-cell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18"/>
          <table:table-cell table:style-name="ce4" table:number-columns-spanned="2" table:number-rows-spanned="1"/>
          <table:covered-table-cell table:style-name="ce9"/>
          <table:table-cell table:style-name="ce9" table:number-columns-repeated="2"/>
        </table:table-row>
        <table:table-row table:style-name="ro2">
          <table:table-cell table:style-name="ce5" office:value-type="float" office:value="13000" calcext:value-type="float" table:number-columns-spanned="1" table:number-rows-spanned="5">
            <text:p>13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87.528" calcext:value-type="float">
            <text:p>787,5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1081000" calcext:value-type="float">
            <text:p>81081000</text:p>
          </table:table-cell>
          <table:table-cell table:style-name="ce10" office:value-type="float" office:value="75179000" calcext:value-type="float">
            <text:p>75179000</text:p>
          </table:table-cell>
          <table:table-cell table:style-name="ce10" office:value-type="float" office:value="16.51" calcext:value-type="float">
            <text:p>16,5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style-name="ce10" office:value-type="float" office:value="100.54" calcext:value-type="float">
            <text:p>100,54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1" calcext:value-type="float">
            <text:p>101</text:p>
          </table:table-cell>
          <table:table-cell table:style-name="ce12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3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3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3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74]*0.8" office:value-type="float" office:value="10400" calcext:value-type="float">
            <text:p>10400</text:p>
          </table:table-cell>
          <table:table-cell table:style-name="ce9" office:value-type="float" office:value="127.421" calcext:value-type="float">
            <text:p>127,421</text:p>
          </table:table-cell>
          <table:table-cell table:style-name="ce9" office:value-type="float" office:value="34708" calcext:value-type="float">
            <text:p>34708</text:p>
          </table:table-cell>
          <table:table-cell table:style-name="ce9" office:value-type="float" office:value="15361731" calcext:value-type="float">
            <text:p>15361731</text:p>
          </table:table-cell>
          <table:table-cell table:style-name="ce9" office:value-type="float" office:value="14243529" calcext:value-type="float">
            <text:p>14243529</text:p>
          </table:table-cell>
          <table:table-cell table:style-name="ce9" office:value-type="float" office:value="102.02" calcext:value-type="float">
            <text:p>102,02</text:p>
          </table:table-cell>
          <table:table-cell table:style-name="ce9" office:value-type="float" office:value="101936" calcext:value-type="float">
            <text:p>10193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7.73" calcext:value-type="float">
            <text:p>117,73</text:p>
          </table:table-cell>
          <table:table-cell table:style-name="ce9"/>
          <table:table-cell table:style-name="ce9" office:value-type="float" office:value="28123" calcext:value-type="float">
            <text:p>28123</text:p>
          </table:table-cell>
          <table:table-cell table:style-name="ce9" office:value-type="float" office:value="47784" calcext:value-type="float">
            <text:p>47784</text:p>
          </table:table-cell>
          <table:table-cell table:style-name="ce9" office:value-type="float" office:value="101024" calcext:value-type="float">
            <text:p>101024</text:p>
          </table:table-cell>
          <table:table-cell table:style-name="ce9" office:value-type="float" office:value="127326" calcext:value-type="float">
            <text:p>127326</text:p>
          </table:table-cell>
          <table:table-cell table:style-name="ce9" office:value-type="float" office:value="127329" calcext:value-type="float">
            <text:p>127329</text:p>
          </table:table-cell>
          <table:table-cell table:style-name="ce9" office:value-type="float" office:value="127331" calcext:value-type="float">
            <text:p>127331</text:p>
          </table:table-cell>
          <table:table-cell table:number-columns-repeated="2" table:style-name="ce9" office:value-type="float" office:value="127332" calcext:value-type="float">
            <text:p>127332</text:p>
          </table:table-cell>
          <table:table-cell table:style-name="ce14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75:.C78])" office:value-type="float" office:value="198.08" calcext:value-type="float">
            <text:p>198,08</text:p>
          </table:table-cell>
          <table:table-cell table:style-name="ce9" table:formula="of:=MEDIAN([.D75:.D78])" office:value-type="float" office:value="26714.5" calcext:value-type="float">
            <text:p>26714,5</text:p>
          </table:table-cell>
          <table:table-cell table:style-name="ce9" table:formula="of:=MEDIAN([.E75:.E78])" office:value-type="float" office:value="21595612.5" calcext:value-type="float">
            <text:p>21595612,5</text:p>
          </table:table-cell>
          <table:table-cell table:style-name="ce9" table:formula="of:=MEDIAN([.F75:.F78])" office:value-type="float" office:value="20023637.5" calcext:value-type="float">
            <text:p>20023637,5</text:p>
          </table:table-cell>
          <table:table-cell table:style-name="ce9" table:formula="of:=MEDIAN([.G75:.G78])" office:value-type="float" office:value="70.57" calcext:value-type="float">
            <text:p>70,57</text:p>
          </table:table-cell>
          <table:table-cell table:style-name="ce9" table:formula="of:=MEDIAN([.H75:.H78])" office:value-type="float" office:value="54183" calcext:value-type="float">
            <text:p>54183</text:p>
          </table:table-cell>
          <table:table-cell table:style-name="ce9" table:formula="of:=MEDIAN([.I75:.I78])" office:value-type="float" office:value="15.5" calcext:value-type="float">
            <text:p>15,5</text:p>
          </table:table-cell>
          <table:table-cell table:style-name="ce9" table:formula="of:=MEDIAN([.J75:.J78])" office:value-type="float" office:value="105.68" calcext:value-type="float">
            <text:p>105,68</text:p>
          </table:table-cell>
          <table:table-cell table:style-name="ce9"/>
          <table:table-cell table:style-name="ce9" table:formula="of:=MEDIAN([.L75:.L78])" office:value-type="float" office:value="21125.5" calcext:value-type="float">
            <text:p>21125,5</text:p>
          </table:table-cell>
          <table:table-cell table:style-name="ce9" table:formula="of:=MEDIAN([.M75:.M78])" office:value-type="float" office:value="30114" calcext:value-type="float">
            <text:p>30114</text:p>
          </table:table-cell>
          <table:table-cell table:style-name="ce9" table:formula="of:=MEDIAN([.N75:.N78])" office:value-type="float" office:value="49283" calcext:value-type="float">
            <text:p>49283</text:p>
          </table:table-cell>
          <table:table-cell table:style-name="ce9" table:formula="of:=MEDIAN([.O75:.O78])" office:value-type="float" office:value="94424.5" calcext:value-type="float">
            <text:p>94424,5</text:p>
          </table:table-cell>
          <table:table-cell table:style-name="ce9" table:formula="of:=MEDIAN([.P75:.P78])" office:value-type="float" office:value="127241" calcext:value-type="float">
            <text:p>127241</text:p>
          </table:table-cell>
          <table:table-cell table:style-name="ce9" table:formula="of:=MEDIAN([.Q75:.Q78])" office:value-type="float" office:value="127279" calcext:value-type="float">
            <text:p>127279</text:p>
          </table:table-cell>
          <table:table-cell table:style-name="ce9" table:formula="of:=MEDIAN([.R75:.R78])" office:value-type="float" office:value="127309.5" calcext:value-type="float">
            <text:p>127309,5</text:p>
          </table:table-cell>
          <table:table-cell table:style-name="ce9" table:formula="of:=MEDIAN([.S75:.S78])" office:value-type="float" office:value="127327" calcext:value-type="float">
            <text:p>127327</text:p>
          </table:table-cell>
          <table:table-cell table:style-name="ce9" table:formula="of:=MEDIAN([.T75:.T78])" office:value-type="float" office:value="147620" calcext:value-type="float">
            <text:p>147620</text:p>
          </table:table-cell>
          <table:table-cell table:number-columns-repeated="1004"/>
        </table:table-row>
        <table:table-row table:style-name="ro2">
          <table:table-cell table:style-name="ce5" office:value-type="float" office:value="14000" calcext:value-type="float" table:number-columns-spanned="1" table:number-rows-spanned="5">
            <text:p>14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77.155" calcext:value-type="float">
            <text:p>777,1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7318000" calcext:value-type="float">
            <text:p>87318000</text:p>
          </table:table-cell>
          <table:table-cell table:style-name="ce10" office:value-type="float" office:value="80962000" calcext:value-type="float">
            <text:p>80962000</text:p>
          </table:table-cell>
          <table:table-cell table:style-name="ce10" office:value-type="float" office:value="18.01" calcext:value-type="float">
            <text:p>18,01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float" office:value="109.72" calcext:value-type="float">
            <text:p>109,72</text:p>
          </table:table-cell>
          <table:table-cell table:style-name="ce10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3" calcext:value-type="float">
            <text:p>103</text:p>
          </table:table-cell>
          <table:table-cell table:style-name="ce12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3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3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3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80]*0.8" office:value-type="float" office:value="11200" calcext:value-type="float">
            <text:p>11200</text:p>
          </table:table-cell>
          <table:table-cell table:style-name="ce9" office:value-type="float" office:value="134.224" calcext:value-type="float">
            <text:p>134,224</text:p>
          </table:table-cell>
          <table:table-cell table:style-name="ce9" office:value-type="float" office:value="33927" calcext:value-type="float">
            <text:p>33927</text:p>
          </table:table-cell>
          <table:table-cell table:style-name="ce9" office:value-type="float" office:value="16796241" calcext:value-type="float">
            <text:p>16796241</text:p>
          </table:table-cell>
          <table:table-cell table:style-name="ce9" office:value-type="float" office:value="15573619" calcext:value-type="float">
            <text:p>15573619</text:p>
          </table:table-cell>
          <table:table-cell table:style-name="ce9" office:value-type="float" office:value="104.3" calcext:value-type="float">
            <text:p>104,3</text:p>
          </table:table-cell>
          <table:table-cell table:style-name="ce9" office:value-type="float" office:value="107379" calcext:value-type="float">
            <text:p>10737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2.2" calcext:value-type="float">
            <text:p>122,2</text:p>
          </table:table-cell>
          <table:table-cell table:style-name="ce9"/>
          <table:table-cell table:style-name="ce9" office:value-type="float" office:value="54612" calcext:value-type="float">
            <text:p>54612</text:p>
          </table:table-cell>
          <table:table-cell table:style-name="ce9" office:value-type="float" office:value="127239" calcext:value-type="float">
            <text:p>127239</text:p>
          </table:table-cell>
          <table:table-cell table:style-name="ce9" office:value-type="float" office:value="127241" calcext:value-type="float">
            <text:p>127241</text:p>
          </table:table-cell>
          <table:table-cell table:style-name="ce9" office:value-type="float" office:value="127300" calcext:value-type="float">
            <text:p>127300</text:p>
          </table:table-cell>
          <table:table-cell table:style-name="ce9" office:value-type="float" office:value="127305" calcext:value-type="float">
            <text:p>127305</text:p>
          </table:table-cell>
          <table:table-cell table:style-name="ce9" office:value-type="float" office:value="127306" calcext:value-type="float">
            <text:p>127306</text:p>
          </table:table-cell>
          <table:table-cell table:style-name="ce9" office:value-type="float" office:value="127308" calcext:value-type="float">
            <text:p>127308</text:p>
          </table:table-cell>
          <table:table-cell table:style-name="ce9" office:value-type="float" office:value="127309" calcext:value-type="float">
            <text:p>127309</text:p>
          </table:table-cell>
          <table:table-cell table:style-name="ce14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81:.C84])" office:value-type="float" office:value="225.347" calcext:value-type="float">
            <text:p>225,347</text:p>
          </table:table-cell>
          <table:table-cell table:style-name="ce9" table:formula="of:=MEDIAN([.D81:.D84])" office:value-type="float" office:value="30092" calcext:value-type="float">
            <text:p>30092</text:p>
          </table:table-cell>
          <table:table-cell table:style-name="ce9" table:formula="of:=MEDIAN([.E81:.E84])" office:value-type="float" office:value="24788956.5" calcext:value-type="float">
            <text:p>24788956,5</text:p>
          </table:table-cell>
          <table:table-cell table:style-name="ce9" table:formula="of:=MEDIAN([.F81:.F84])" office:value-type="float" office:value="22984533.5" calcext:value-type="float">
            <text:p>22984533,5</text:p>
          </table:table-cell>
          <table:table-cell table:style-name="ce9" table:formula="of:=MEDIAN([.G81:.G84])" office:value-type="float" office:value="64.07" calcext:value-type="float">
            <text:p>64,07</text:p>
          </table:table-cell>
          <table:table-cell table:style-name="ce9" table:formula="of:=MEDIAN([.H81:.H84])" office:value-type="float" office:value="63681" calcext:value-type="float">
            <text:p>63681</text:p>
          </table:table-cell>
          <table:table-cell table:style-name="ce9" table:formula="of:=MEDIAN([.I81:.I84])" office:value-type="float" office:value="16" calcext:value-type="float">
            <text:p>16</text:p>
          </table:table-cell>
          <table:table-cell table:style-name="ce9" table:formula="of:=MEDIAN([.J81:.J84])" office:value-type="float" office:value="117.215" calcext:value-type="float">
            <text:p>117,215</text:p>
          </table:table-cell>
          <table:table-cell table:style-name="ce9"/>
          <table:table-cell table:style-name="ce9" table:formula="of:=MEDIAN([.L81:.L84])" office:value-type="float" office:value="26654.5" calcext:value-type="float">
            <text:p>26654,5</text:p>
          </table:table-cell>
          <table:table-cell table:style-name="ce9" table:formula="of:=MEDIAN([.M81:.M84])" office:value-type="float" office:value="41747.5" calcext:value-type="float">
            <text:p>41747,5</text:p>
          </table:table-cell>
          <table:table-cell table:style-name="ce9" table:formula="of:=MEDIAN([.N81:.N84])" office:value-type="float" office:value="57551.5" calcext:value-type="float">
            <text:p>57551,5</text:p>
          </table:table-cell>
          <table:table-cell table:style-name="ce9" table:formula="of:=MEDIAN([.O81:.O84])" office:value-type="float" office:value="88430" calcext:value-type="float">
            <text:p>88430</text:p>
          </table:table-cell>
          <table:table-cell table:style-name="ce9" table:formula="of:=MEDIAN([.P81:.P84])" office:value-type="float" office:value="127252" calcext:value-type="float">
            <text:p>127252</text:p>
          </table:table-cell>
          <table:table-cell table:style-name="ce9" table:formula="of:=MEDIAN([.Q81:.Q84])" office:value-type="float" office:value="127287.5" calcext:value-type="float">
            <text:p>127287,5</text:p>
          </table:table-cell>
          <table:table-cell table:style-name="ce9" table:formula="of:=MEDIAN([.R81:.R84])" office:value-type="float" office:value="127303" calcext:value-type="float">
            <text:p>127303</text:p>
          </table:table-cell>
          <table:table-cell table:style-name="ce9" table:formula="of:=MEDIAN([.S81:.S84])" office:value-type="float" office:value="127314.5" calcext:value-type="float">
            <text:p>127314,5</text:p>
          </table:table-cell>
          <table:table-cell table:style-name="ce9" table:formula="of:=MEDIAN([.T81:.T84])" office:value-type="float" office:value="159389.5" calcext:value-type="float">
            <text:p>159389,5</text:p>
          </table:table-cell>
          <table:table-cell table:number-columns-repeated="1004"/>
        </table:table-row>
        <table:table-row table:style-name="ro2">
          <table:table-cell table:style-name="ce5" office:value-type="float" office:value="15000" calcext:value-type="float" table:number-columns-spanned="1" table:number-rows-spanned="5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82.952" calcext:value-type="float">
            <text:p>782,9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3555000" calcext:value-type="float">
            <text:p>93555000</text:p>
          </table:table-cell>
          <table:table-cell table:style-name="ce10" office:value-type="float" office:value="86745000" calcext:value-type="float">
            <text:p>86745000</text:p>
          </table:table-cell>
          <table:table-cell table:style-name="ce10" office:value-type="float" office:value="19.16" calcext:value-type="float">
            <text:p>19,16</text:p>
          </table:table-cell>
          <table:table-cell table:number-columns-repeated="2" table:style-name="ce10" office:value-type="float" office:value="52" calcext:value-type="float">
            <text:p>52</text:p>
          </table:table-cell>
          <table:table-cell table:style-name="ce10" office:value-type="float" office:value="116.69" calcext:value-type="float">
            <text:p>116,69</text:p>
          </table:table-cell>
          <table:table-cell table:style-name="ce10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01" calcext:value-type="float">
            <text:p>101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3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3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3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9" table:formula="of:=[.A86]*0.8" office:value-type="float" office:value="12000" calcext:value-type="float">
            <text:p>12000</text:p>
          </table:table-cell>
          <table:table-cell table:style-name="ce9" office:value-type="float" office:value="145.687" calcext:value-type="float">
            <text:p>145,687</text:p>
          </table:table-cell>
          <table:table-cell table:style-name="ce9" office:value-type="float" office:value="37801" calcext:value-type="float">
            <text:p>37801</text:p>
          </table:table-cell>
          <table:table-cell table:style-name="ce9" office:value-type="float" office:value="14987511" calcext:value-type="float">
            <text:p>14987511</text:p>
          </table:table-cell>
          <table:table-cell table:style-name="ce9" office:value-type="float" office:value="13896549" calcext:value-type="float">
            <text:p>13896549</text:p>
          </table:table-cell>
          <table:table-cell table:style-name="ce9" office:value-type="float" office:value="102.96" calcext:value-type="float">
            <text:p>102,96</text:p>
          </table:table-cell>
          <table:table-cell table:style-name="ce9" office:value-type="float" office:value="116549" calcext:value-type="float">
            <text:p>11654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.46" calcext:value-type="float">
            <text:p>100,46</text:p>
          </table:table-cell>
          <table:table-cell table:style-name="ce9"/>
          <table:table-cell table:style-name="ce9" office:value-type="float" office:value="50149" calcext:value-type="float">
            <text:p>50149</text:p>
          </table:table-cell>
          <table:table-cell table:style-name="ce9" office:value-type="float" office:value="121803" calcext:value-type="float">
            <text:p>121803</text:p>
          </table:table-cell>
          <table:table-cell table:style-name="ce9" office:value-type="float" office:value="127277" calcext:value-type="float">
            <text:p>127277</text:p>
          </table:table-cell>
          <table:table-cell table:style-name="ce9" office:value-type="float" office:value="127292" calcext:value-type="float">
            <text:p>127292</text:p>
          </table:table-cell>
          <table:table-cell table:style-name="ce9" office:value-type="float" office:value="127369" calcext:value-type="float">
            <text:p>127369</text:p>
          </table:table-cell>
          <table:table-cell table:style-name="ce9" office:value-type="float" office:value="127374" calcext:value-type="float">
            <text:p>127374</text:p>
          </table:table-cell>
          <table:table-cell table:style-name="ce9" office:value-type="float" office:value="127376" calcext:value-type="float">
            <text:p>127376</text:p>
          </table:table-cell>
          <table:table-cell table:style-name="ce9" office:value-type="float" office:value="137123" calcext:value-type="float">
            <text:p>137123</text:p>
          </table:table-cell>
          <table:table-cell table:style-name="ce14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" table:number-rows-spanned="1">
            <text:p>Médias</text:p>
          </table:table-cell>
          <table:covered-table-cell table:style-name="ce9"/>
          <table:table-cell table:style-name="ce9" table:formula="of:=MEDIAN([.C87:.C90])" office:value-type="float" office:value="253.7785" calcext:value-type="float">
            <text:p>253,7785</text:p>
          </table:table-cell>
          <table:table-cell table:style-name="ce9" table:formula="of:=MEDIAN([.D87:.D90])" office:value-type="float" office:value="31450" calcext:value-type="float">
            <text:p>31450</text:p>
          </table:table-cell>
          <table:table-cell table:style-name="ce9" table:formula="of:=MEDIAN([.E87:.E90])" office:value-type="float" office:value="27293112" calcext:value-type="float">
            <text:p>27293112</text:p>
          </table:table-cell>
          <table:table-cell table:style-name="ce9" table:formula="of:=MEDIAN([.F87:.F90])" office:value-type="float" office:value="25306408" calcext:value-type="float">
            <text:p>25306408</text:p>
          </table:table-cell>
          <table:table-cell table:style-name="ce9" table:formula="of:=MEDIAN([.G87:.G90])" office:value-type="float" office:value="59.725" calcext:value-type="float">
            <text:p>59,725</text:p>
          </table:table-cell>
          <table:table-cell table:style-name="ce9" table:formula="of:=MEDIAN([.H87:.H90])" office:value-type="float" office:value="73546" calcext:value-type="float">
            <text:p>73546</text:p>
          </table:table-cell>
          <table:table-cell table:style-name="ce9" table:formula="of:=MEDIAN([.I87:.I90])" office:value-type="float" office:value="17" calcext:value-type="float">
            <text:p>17</text:p>
          </table:table-cell>
          <table:table-cell table:style-name="ce9" table:formula="of:=MEDIAN([.J87:.J90])" office:value-type="float" office:value="104.075" calcext:value-type="float">
            <text:p>104,075</text:p>
          </table:table-cell>
          <table:table-cell table:style-name="ce9"/>
          <table:table-cell table:style-name="ce9" table:formula="of:=MEDIAN([.L87:.L90])" office:value-type="float" office:value="28995" calcext:value-type="float">
            <text:p>28995</text:p>
          </table:table-cell>
          <table:table-cell table:style-name="ce9" table:formula="of:=MEDIAN([.M87:.M90])" office:value-type="float" office:value="79932.5" calcext:value-type="float">
            <text:p>79932,5</text:p>
          </table:table-cell>
          <table:table-cell table:style-name="ce9" table:formula="of:=MEDIAN([.N87:.N90])" office:value-type="float" office:value="90309" calcext:value-type="float">
            <text:p>90309</text:p>
          </table:table-cell>
          <table:table-cell table:style-name="ce9" table:formula="of:=MEDIAN([.O87:.O90])" office:value-type="float" office:value="102183" calcext:value-type="float">
            <text:p>102183</text:p>
          </table:table-cell>
          <table:table-cell table:style-name="ce9" table:formula="of:=MEDIAN([.P87:.P90])" office:value-type="float" office:value="127281.5" calcext:value-type="float">
            <text:p>127281,5</text:p>
          </table:table-cell>
          <table:table-cell table:style-name="ce9" table:formula="of:=MEDIAN([.Q87:.Q90])" office:value-type="float" office:value="127305.5" calcext:value-type="float">
            <text:p>127305,5</text:p>
          </table:table-cell>
          <table:table-cell table:style-name="ce9" table:formula="of:=MEDIAN([.R87:.R90])" office:value-type="float" office:value="127320" calcext:value-type="float">
            <text:p>127320</text:p>
          </table:table-cell>
          <table:table-cell table:style-name="ce9" table:formula="of:=MEDIAN([.S87:.S90])" office:value-type="float" office:value="127338" calcext:value-type="float">
            <text:p>127338</text:p>
          </table:table-cell>
          <table:table-cell table:style-name="ce9" table:formula="of:=MEDIAN([.T87:.T90])" office:value-type="float" office:value="167876" calcext:value-type="float">
            <text:p>167876</text:p>
          </table:table-cell>
          <table:table-cell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4"/>
        <table:table-column table:style-name="co2" table:default-cell-style-name="ce24"/>
        <table:table-column table:style-name="co1" table:default-cell-style-name="ce24"/>
        <table:table-column table:style-name="co3" table:number-columns-repeated="2" table:default-cell-style-name="ce24"/>
        <table:table-column table:style-name="co6" table:default-cell-style-name="ce24"/>
        <table:table-column table:style-name="co9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10" table:number-columns-repeated="2" table:default-cell-style-name="ce24"/>
        <table:table-column table:style-name="co1" table:number-columns-repeated="7" table:default-cell-style-name="ce24"/>
        <table:table-column table:style-name="co7" table:number-columns-repeated="1004" table:default-cell-style-name="ce24"/>
        <table:table-row table:style-name="ro1">
          <table:table-cell table:style-name="ce15" office:value-type="string" calcext:value-type="string">
            <text:p>Número de Requisições</text:p>
          </table:table-cell>
          <table:table-cell table:style-name="ce7" office:value-type="string" calcext:value-type="string">
            <text:p>Requisições Simultâneas</text:p>
          </table:table-cell>
          <table:table-cell table:style-name="ce7" office:value-type="string" calcext:value-type="string">
            <text:p>Tempo Total do Teste (s)</text:p>
          </table:table-cell>
          <table:table-cell table:style-name="ce7" office:value-type="string" calcext:value-type="string">
            <text:p>Falhas nas Requisições</text:p>
          </table:table-cell>
          <table:table-cell table:style-name="ce7" office:value-type="string" calcext:value-type="string">
            <text:p>Total Transferido (bytes)</text:p>
          </table:table-cell>
          <table:table-cell table:style-name="ce7" office:value-type="string" calcext:value-type="string">
            <text:p>HTML Transferido (bytes)</text:p>
          </table:table-cell>
          <table:table-cell table:style-name="ce7" office:value-type="string" calcext:value-type="string">
            <text:p>Requisições por Segundo</text:p>
          </table:table-cell>
          <table:table-cell table:style-name="ce7" office:value-type="string" calcext:value-type="string">
            <text:p>Tempo médio por requisição (ms)</text:p>
          </table:table-cell>
          <table:table-cell table:style-name="ce7" office:value-type="string" calcext:value-type="string">
            <text:p>Tempo médio por requisição (concorrente)</text:p>
          </table:table-cell>
          <table:table-cell table:style-name="ce7" office:value-type="string" calcext:value-type="string">
            <text:p>Taxa de Tranferência (Kbytes/seg)</text:p>
          </table:table-cell>
          <table:table-cell table:style-name="ce7" office:value-type="string" calcext:value-type="string">
            <text:p>Porcentagem de Requisições Servidas em um periodo de tempo (ms)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99" calcext:value-type="float">
            <text:p>99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5" office:value-type="float" office:value="1000" calcext:value-type="float" table:number-columns-spanned="1" table:number-rows-spanned="5">
            <text:p>10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1.909" calcext:value-type="float">
            <text:p>51,9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57000" calcext:value-type="float">
            <text:p>6157000</text:p>
          </table:table-cell>
          <table:table-cell table:style-name="ce25" office:value-type="float" office:value="5759000" calcext:value-type="float">
            <text:p>5759000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52" calcext:value-type="float">
            <text:p>52</text:p>
          </table:table-cell>
          <table:table-cell table:style-name="ce25" office:value-type="float" office:value="115.83" calcext:value-type="float">
            <text:p>115,83</text:p>
          </table:table-cell>
          <table:table-cell table:style-name="ce25"/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6" calcext:value-type="float">
            <text:p>76</text:p>
          </table:table-cell>
          <table:table-cell table:style-name="ce41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2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2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2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2]*0.8" office:value-type="float" office:value="800" calcext:value-type="float">
            <text:p>800</text:p>
          </table:table-cell>
          <table:table-cell table:style-name="ce26" office:value-type="float" office:value="8.891" calcext:value-type="float">
            <text:p>8,89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09768" calcext:value-type="float">
            <text:p>1209768</text:p>
          </table:table-cell>
          <table:table-cell table:style-name="ce26" office:value-type="float" office:value="1021224" calcext:value-type="float">
            <text:p>1021224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7113" calcext:value-type="float">
            <text:p>711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2.88" calcext:value-type="float">
            <text:p>132,88</text:p>
          </table:table-cell>
          <table:table-cell table:style-name="ce26"/>
          <table:table-cell table:style-name="ce26" office:value-type="float" office:value="1144" calcext:value-type="float">
            <text:p>1144</text:p>
          </table:table-cell>
          <table:table-cell table:style-name="ce26" office:value-type="float" office:value="1663" calcext:value-type="float">
            <text:p>1663</text:p>
          </table:table-cell>
          <table:table-cell table:style-name="ce26" office:value-type="float" office:value="2121" calcext:value-type="float">
            <text:p>2121</text:p>
          </table:table-cell>
          <table:table-cell table:style-name="ce26" office:value-type="float" office:value="2207" calcext:value-type="float">
            <text:p>2207</text:p>
          </table:table-cell>
          <table:table-cell table:style-name="ce26" office:value-type="float" office:value="4011" calcext:value-type="float">
            <text:p>4011</text:p>
          </table:table-cell>
          <table:table-cell table:style-name="ce26" office:value-type="float" office:value="6447" calcext:value-type="float">
            <text:p>6447</text:p>
          </table:table-cell>
          <table:table-cell table:style-name="ce26" office:value-type="float" office:value="7766" calcext:value-type="float">
            <text:p>7766</text:p>
          </table:table-cell>
          <table:table-cell table:style-name="ce26" office:value-type="float" office:value="8449" calcext:value-type="float">
            <text:p>8449</text:p>
          </table:table-cell>
          <table:table-cell table:style-name="ce42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17" office:value-type="string" calcext:value-type="string" table:number-columns-spanned="2" table:number-rows-spanned="1">
            <text:p>Médias</text:p>
          </table:table-cell>
          <table:covered-table-cell table:style-name="ce20"/>
          <table:table-cell table:style-name="ce20" table:formula="of:=MEDIAN([.C3:.C6])" office:value-type="float" office:value="9.6475" calcext:value-type="float">
            <text:p>9,6475</text:p>
          </table:table-cell>
          <table:table-cell table:style-name="ce20" table:formula="of:=MEDIAN([.D3:.D6])" office:value-type="float" office:value="482" calcext:value-type="float">
            <text:p>482</text:p>
          </table:table-cell>
          <table:table-cell table:style-name="ce20" table:formula="of:=MEDIAN([.E3:.E6])" office:value-type="float" office:value="1338116" calcext:value-type="float">
            <text:p>1338116</text:p>
          </table:table-cell>
          <table:table-cell table:style-name="ce20" table:formula="of:=MEDIAN([.F3:.F6])" office:value-type="float" office:value="1144138" calcext:value-type="float">
            <text:p>1144138</text:p>
          </table:table-cell>
          <table:table-cell table:style-name="ce20" table:formula="of:=MEDIAN([.G3:.G6])" office:value-type="float" office:value="104" calcext:value-type="float">
            <text:p>104</text:p>
          </table:table-cell>
          <table:table-cell table:style-name="ce20" table:formula="of:=MEDIAN([.H3:.H6])" office:value-type="float" office:value="4201.5" calcext:value-type="float">
            <text:p>4201,5</text:p>
          </table:table-cell>
          <table:table-cell table:style-name="ce20" table:formula="of:=MEDIAN([.I3:.I6])" office:value-type="float" office:value="9.5" calcext:value-type="float">
            <text:p>9,5</text:p>
          </table:table-cell>
          <table:table-cell table:style-name="ce20" table:formula="of:=MEDIAN([.J3:.J6])" office:value-type="float" office:value="133.075" calcext:value-type="float">
            <text:p>133,075</text:p>
          </table:table-cell>
          <table:table-cell table:style-name="ce20"/>
          <table:table-cell table:style-name="ce20" table:formula="of:=MEDIAN([.L3:.L6])" office:value-type="float" office:value="692" calcext:value-type="float">
            <text:p>692</text:p>
          </table:table-cell>
          <table:table-cell table:style-name="ce20" table:formula="of:=MEDIAN([.M3:.M6])" office:value-type="float" office:value="1053" calcext:value-type="float">
            <text:p>1053</text:p>
          </table:table-cell>
          <table:table-cell table:style-name="ce20" table:formula="of:=MEDIAN([.N3:.N6])" office:value-type="float" office:value="1969.5" calcext:value-type="float">
            <text:p>1969,5</text:p>
          </table:table-cell>
          <table:table-cell table:style-name="ce20" table:formula="of:=MEDIAN([.O3:.O6])" office:value-type="float" office:value="2622" calcext:value-type="float">
            <text:p>2622</text:p>
          </table:table-cell>
          <table:table-cell table:style-name="ce20" table:formula="of:=MEDIAN([.P3:.P6])" office:value-type="float" office:value="4708" calcext:value-type="float">
            <text:p>4708</text:p>
          </table:table-cell>
          <table:table-cell table:style-name="ce20" table:formula="of:=MEDIAN([.Q3:.Q6])" office:value-type="float" office:value="6247.5" calcext:value-type="float">
            <text:p>6247,5</text:p>
          </table:table-cell>
          <table:table-cell table:style-name="ce20" table:formula="of:=MEDIAN([.R3:.R6])" office:value-type="float" office:value="7183.5" calcext:value-type="float">
            <text:p>7183,5</text:p>
          </table:table-cell>
          <table:table-cell table:style-name="ce20" table:formula="of:=MEDIAN([.S3:.S6])" office:value-type="float" office:value="7908" calcext:value-type="float">
            <text:p>7908</text:p>
          </table:table-cell>
          <table:table-cell table:style-name="ce43" table:formula="of:=MEDIAN([.T3:.T6])" office:value-type="float" office:value="8619.5" calcext:value-type="float">
            <text:p>8619,5</text:p>
          </table:table-cell>
          <table:table-cell table:number-columns-repeated="1004"/>
        </table:table-row>
        <table:table-row table:style-name="ro2">
          <table:table-cell table:style-name="ce18" office:value-type="float" office:value="2000" calcext:value-type="float" table:number-columns-spanned="1" table:number-rows-spanned="5">
            <text:p>2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10.389" calcext:value-type="float">
            <text:p>110,38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314000" calcext:value-type="float">
            <text:p>12314000</text:p>
          </table:table-cell>
          <table:table-cell table:style-name="ce32" office:value-type="float" office:value="11518000" calcext:value-type="float">
            <text:p>11518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108.94" calcext:value-type="float">
            <text:p>108,94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9" calcext:value-type="float">
            <text:p>109</text:p>
          </table:table-cell>
          <table:table-cell table:style-name="ce44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2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2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2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8]*0.8" office:value-type="float" office:value="1600" calcext:value-type="float">
            <text:p>1600</text:p>
          </table:table-cell>
          <table:table-cell table:style-name="ce26" office:value-type="float" office:value="11.007" calcext:value-type="float">
            <text:p>11,007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830302" calcext:value-type="float">
            <text:p>1830302</text:p>
          </table:table-cell>
          <table:table-cell table:style-name="ce26" office:value-type="float" office:value="1478161" calcext:value-type="float">
            <text:p>147816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8806" calcext:value-type="float">
            <text:p>880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2.39" calcext:value-type="float">
            <text:p>162,39</text:p>
          </table:table-cell>
          <table:table-cell table:style-name="ce26"/>
          <table:table-cell table:style-name="ce26" office:value-type="float" office:value="1919" calcext:value-type="float">
            <text:p>1919</text:p>
          </table:table-cell>
          <table:table-cell table:style-name="ce26" office:value-type="float" office:value="2269" calcext:value-type="float">
            <text:p>2269</text:p>
          </table:table-cell>
          <table:table-cell table:style-name="ce26" office:value-type="float" office:value="2410" calcext:value-type="float">
            <text:p>2410</text:p>
          </table:table-cell>
          <table:table-cell table:style-name="ce26" office:value-type="float" office:value="3307" calcext:value-type="float">
            <text:p>3307</text:p>
          </table:table-cell>
          <table:table-cell table:style-name="ce26" office:value-type="float" office:value="4368" calcext:value-type="float">
            <text:p>4368</text:p>
          </table:table-cell>
          <table:table-cell table:style-name="ce26" office:value-type="float" office:value="6245" calcext:value-type="float">
            <text:p>6245</text:p>
          </table:table-cell>
          <table:table-cell table:style-name="ce26" office:value-type="float" office:value="9178" calcext:value-type="float">
            <text:p>9178</text:p>
          </table:table-cell>
          <table:table-cell table:style-name="ce26" office:value-type="float" office:value="10138" calcext:value-type="float">
            <text:p>10138</text:p>
          </table:table-cell>
          <table:table-cell table:style-name="ce42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17" office:value-type="string" calcext:value-type="string" table:number-columns-spanned="2" table:number-rows-spanned="1">
            <text:p>Médias</text:p>
          </table:table-cell>
          <table:covered-table-cell table:style-name="ce20"/>
          <table:table-cell table:style-name="ce20" table:formula="of:=MEDIAN([.C9:.C12])" office:value-type="float" office:value="11.3885" calcext:value-type="float">
            <text:p>11,3885</text:p>
          </table:table-cell>
          <table:table-cell table:style-name="ce20" table:formula="of:=MEDIAN([.D9:.D12])" office:value-type="float" office:value="983" calcext:value-type="float">
            <text:p>983</text:p>
          </table:table-cell>
          <table:table-cell table:style-name="ce20" table:formula="of:=MEDIAN([.E9:.E12])" office:value-type="float" office:value="1760201" calcext:value-type="float">
            <text:p>1760201</text:p>
          </table:table-cell>
          <table:table-cell table:style-name="ce20" table:formula="of:=MEDIAN([.F9:.F12])" office:value-type="float" office:value="1439591.5" calcext:value-type="float">
            <text:p>1439591,5</text:p>
          </table:table-cell>
          <table:table-cell table:style-name="ce20" table:formula="of:=MEDIAN([.G9:.G12])" office:value-type="float" office:value="176" calcext:value-type="float">
            <text:p>176</text:p>
          </table:table-cell>
          <table:table-cell table:style-name="ce20" table:formula="of:=MEDIAN([.H9:.H12])" office:value-type="float" office:value="3474.5" calcext:value-type="float">
            <text:p>3474,5</text:p>
          </table:table-cell>
          <table:table-cell table:style-name="ce20" table:formula="of:=MEDIAN([.I9:.I12])" office:value-type="float" office:value="5.5" calcext:value-type="float">
            <text:p>5,5</text:p>
          </table:table-cell>
          <table:table-cell table:style-name="ce20" table:formula="of:=MEDIAN([.J9:.J12])" office:value-type="float" office:value="158.635" calcext:value-type="float">
            <text:p>158,635</text:p>
          </table:table-cell>
          <table:table-cell table:style-name="ce20"/>
          <table:table-cell table:style-name="ce20" table:formula="of:=MEDIAN([.L9:.L12])" office:value-type="float" office:value="232" calcext:value-type="float">
            <text:p>232</text:p>
          </table:table-cell>
          <table:table-cell table:style-name="ce20" table:formula="of:=MEDIAN([.M9:.M12])" office:value-type="float" office:value="672" calcext:value-type="float">
            <text:p>672</text:p>
          </table:table-cell>
          <table:table-cell table:style-name="ce20" table:formula="of:=MEDIAN([.N9:.N12])" office:value-type="float" office:value="1322.5" calcext:value-type="float">
            <text:p>1322,5</text:p>
          </table:table-cell>
          <table:table-cell table:style-name="ce20" table:formula="of:=MEDIAN([.O9:.O12])" office:value-type="float" office:value="1831" calcext:value-type="float">
            <text:p>1831</text:p>
          </table:table-cell>
          <table:table-cell table:style-name="ce20" table:formula="of:=MEDIAN([.P9:.P12])" office:value-type="float" office:value="3954.5" calcext:value-type="float">
            <text:p>3954,5</text:p>
          </table:table-cell>
          <table:table-cell table:style-name="ce20" table:formula="of:=MEDIAN([.Q9:.Q12])" office:value-type="float" office:value="6309.5" calcext:value-type="float">
            <text:p>6309,5</text:p>
          </table:table-cell>
          <table:table-cell table:style-name="ce20" table:formula="of:=MEDIAN([.R9:.R12])" office:value-type="float" office:value="9006" calcext:value-type="float">
            <text:p>9006</text:p>
          </table:table-cell>
          <table:table-cell table:style-name="ce20" table:formula="of:=MEDIAN([.S9:.S12])" office:value-type="float" office:value="9970.5" calcext:value-type="float">
            <text:p>9970,5</text:p>
          </table:table-cell>
          <table:table-cell table:style-name="ce43" table:formula="of:=MEDIAN([.T9:.T12])" office:value-type="float" office:value="10813.5" calcext:value-type="float">
            <text:p>10813,5</text:p>
          </table:table-cell>
          <table:table-cell table:number-columns-repeated="1004"/>
        </table:table-row>
        <table:table-row table:style-name="ro2">
          <table:table-cell table:style-name="ce19" office:value-type="float" office:value="3000" calcext:value-type="float" table:number-columns-spanned="1" table:number-rows-spanned="6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58.035" calcext:value-type="float">
            <text:p>158,03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8471000" calcext:value-type="float">
            <text:p>18471000</text:p>
          </table:table-cell>
          <table:table-cell table:style-name="ce32" office:value-type="float" office:value="17277000" calcext:value-type="float">
            <text:p>17277000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53" calcext:value-type="float">
            <text:p>53</text:p>
          </table:table-cell>
          <table:table-cell table:style-name="ce32" office:value-type="float" office:value="114.14" calcext:value-type="float">
            <text:p>114,14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8" calcext:value-type="float">
            <text:p>78</text:p>
          </table:table-cell>
          <table:table-cell table:style-name="ce44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2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2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2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14]*0.8" office:value-type="float" office:value="2400" calcext:value-type="float">
            <text:p>2400</text:p>
          </table:table-cell>
          <table:table-cell table:style-name="ce26" office:value-type="float" office:value="12.605" calcext:value-type="float">
            <text:p>12,605</text:p>
          </table:table-cell>
          <table:table-cell table:style-name="ce26" office:value-type="float" office:value="2653" calcext:value-type="float">
            <text:p>2653</text:p>
          </table:table-cell>
          <table:table-cell table:style-name="ce26" office:value-type="float" office:value="2002518" calcext:value-type="float">
            <text:p>2002518</text:p>
          </table:table-cell>
          <table:table-cell table:style-name="ce26" office:value-type="float" office:value="1616994" calcext:value-type="float">
            <text:p>161699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0083" calcext:value-type="float">
            <text:p>1008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55.15" calcext:value-type="float">
            <text:p>155,15</text:p>
          </table:table-cell>
          <table:table-cell table:style-name="ce26"/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3816" calcext:value-type="float">
            <text:p>3816</text:p>
          </table:table-cell>
          <table:table-cell table:style-name="ce26" office:value-type="float" office:value="4297" calcext:value-type="float">
            <text:p>4297</text:p>
          </table:table-cell>
          <table:table-cell table:style-name="ce26" office:value-type="float" office:value="4525" calcext:value-type="float">
            <text:p>4525</text:p>
          </table:table-cell>
          <table:table-cell table:style-name="ce26" office:value-type="float" office:value="5103" calcext:value-type="float">
            <text:p>5103</text:p>
          </table:table-cell>
          <table:table-cell table:style-name="ce26" office:value-type="float" office:value="5693" calcext:value-type="float">
            <text:p>5693</text:p>
          </table:table-cell>
          <table:table-cell table:style-name="ce26" office:value-type="float" office:value="7972" calcext:value-type="float">
            <text:p>7972</text:p>
          </table:table-cell>
          <table:table-cell table:style-name="ce26" office:value-type="float" office:value="11215" calcext:value-type="float">
            <text:p>11215</text:p>
          </table:table-cell>
          <table:table-cell table:style-name="ce42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17"/>
          <table:table-cell table:style-name="ce20" office:value-type="string" calcext:value-type="string">
            <text:p>Médias</text:p>
          </table:table-cell>
          <table:table-cell table:style-name="ce20" table:formula="of:=MEDIAN([.C15:.C18])" office:value-type="float" office:value="13.838" calcext:value-type="float">
            <text:p>13,838</text:p>
          </table:table-cell>
          <table:table-cell table:style-name="ce20" table:formula="of:=MEDIAN([.D15:.D18])" office:value-type="float" office:value="2923.5" calcext:value-type="float">
            <text:p>2923,5</text:p>
          </table:table-cell>
          <table:table-cell table:style-name="ce20" table:formula="of:=MEDIAN([.E15:.E18])" office:value-type="float" office:value="2061145.5" calcext:value-type="float">
            <text:p>2061145,5</text:p>
          </table:table-cell>
          <table:table-cell table:style-name="ce20" table:formula="of:=MEDIAN([.F15:.F18])" office:value-type="float" office:value="1658988.5" calcext:value-type="float">
            <text:p>1658988,5</text:p>
          </table:table-cell>
          <table:table-cell table:style-name="ce20" table:formula="of:=MEDIAN([.G15:.G18])" office:value-type="float" office:value="217" calcext:value-type="float">
            <text:p>217</text:p>
          </table:table-cell>
          <table:table-cell table:style-name="ce20" table:formula="of:=MEDIAN([.H15:.H18])" office:value-type="float" office:value="4625" calcext:value-type="float">
            <text:p>4625</text:p>
          </table:table-cell>
          <table:table-cell table:style-name="ce20" table:formula="of:=MEDIAN([.I15:.I18])" office:value-type="float" office:value="4" calcext:value-type="float">
            <text:p>4</text:p>
          </table:table-cell>
          <table:table-cell table:style-name="ce20" table:formula="of:=MEDIAN([.J15:.J18])" office:value-type="float" office:value="151.01" calcext:value-type="float">
            <text:p>151,01</text:p>
          </table:table-cell>
          <table:table-cell table:style-name="ce20"/>
          <table:table-cell table:style-name="ce20" table:formula="of:=MEDIAN([.L15:.L18])" office:value-type="float" office:value="316" calcext:value-type="float">
            <text:p>316</text:p>
          </table:table-cell>
          <table:table-cell table:style-name="ce20" table:formula="of:=MEDIAN([.M15:.M18])" office:value-type="float" office:value="1788" calcext:value-type="float">
            <text:p>1788</text:p>
          </table:table-cell>
          <table:table-cell table:style-name="ce20" table:formula="of:=MEDIAN([.N15:.N18])" office:value-type="float" office:value="2239" calcext:value-type="float">
            <text:p>2239</text:p>
          </table:table-cell>
          <table:table-cell table:style-name="ce20" table:formula="of:=MEDIAN([.O15:.O18])" office:value-type="float" office:value="2542" calcext:value-type="float">
            <text:p>2542</text:p>
          </table:table-cell>
          <table:table-cell table:style-name="ce20" table:formula="of:=MEDIAN([.P15:.P18])" office:value-type="float" office:value="4330.5" calcext:value-type="float">
            <text:p>4330,5</text:p>
          </table:table-cell>
          <table:table-cell table:style-name="ce20" table:formula="of:=MEDIAN([.Q15:.Q18])" office:value-type="float" office:value="6634" calcext:value-type="float">
            <text:p>6634</text:p>
          </table:table-cell>
          <table:table-cell table:style-name="ce20" table:formula="of:=MEDIAN([.R15:.R18])" office:value-type="float" office:value="9068.5" calcext:value-type="float">
            <text:p>9068,5</text:p>
          </table:table-cell>
          <table:table-cell table:style-name="ce20" table:formula="of:=MEDIAN([.S15:.S18])" office:value-type="float" office:value="12071" calcext:value-type="float">
            <text:p>12071</text:p>
          </table:table-cell>
          <table:table-cell table:style-name="ce43" table:formula="of:=MEDIAN([.T15:.T18])" office:value-type="float" office:value="13828" calcext:value-type="float">
            <text:p>13828</text:p>
          </table:table-cell>
          <table:table-cell table:number-columns-repeated="1004"/>
        </table:table-row>
        <table:table-row table:style-name="ro2">
          <table:table-cell table:style-name="ce18" office:value-type="float" office:value="4000" calcext:value-type="float" table:number-columns-spanned="1" table:number-rows-spanned="5">
            <text:p>4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29.089" calcext:value-type="float">
            <text:p>229,08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4628000" calcext:value-type="float">
            <text:p>24628000</text:p>
          </table:table-cell>
          <table:table-cell table:style-name="ce32" office:value-type="float" office:value="23036000" calcext:value-type="float">
            <text:p>23036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57" calcext:value-type="float">
            <text:p>57</text:p>
          </table:table-cell>
          <table:table-cell table:style-name="ce32" office:value-type="float" office:value="104.98" calcext:value-type="float">
            <text:p>104,98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2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2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2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20]*0.8" office:value-type="float" office:value="3200" calcext:value-type="float">
            <text:p>3200</text:p>
          </table:table-cell>
          <table:table-cell table:style-name="ce26" office:value-type="float" office:value="18.001" calcext:value-type="float">
            <text:p>18,001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3368378" calcext:value-type="float">
            <text:p>3368378</text:p>
          </table:table-cell>
          <table:table-cell table:style-name="ce26" office:value-type="float" office:value="2691574" calcext:value-type="float">
            <text:p>2691574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4401" calcext:value-type="float">
            <text:p>1440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2.73" calcext:value-type="float">
            <text:p>182,73</text:p>
          </table:table-cell>
          <table:table-cell table:style-name="ce26"/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3685" calcext:value-type="float">
            <text:p>3685</text:p>
          </table:table-cell>
          <table:table-cell table:style-name="ce26" office:value-type="float" office:value="4132" calcext:value-type="float">
            <text:p>4132</text:p>
          </table:table-cell>
          <table:table-cell table:style-name="ce26" office:value-type="float" office:value="4378" calcext:value-type="float">
            <text:p>4378</text:p>
          </table:table-cell>
          <table:table-cell table:style-name="ce26" office:value-type="float" office:value="6945" calcext:value-type="float">
            <text:p>6945</text:p>
          </table:table-cell>
          <table:table-cell table:style-name="ce26" office:value-type="float" office:value="8559" calcext:value-type="float">
            <text:p>8559</text:p>
          </table:table-cell>
          <table:table-cell table:style-name="ce26" office:value-type="float" office:value="14527" calcext:value-type="float">
            <text:p>14527</text:p>
          </table:table-cell>
          <table:table-cell table:style-name="ce26" office:value-type="float" office:value="16376" calcext:value-type="float">
            <text:p>16376</text:p>
          </table:table-cell>
          <table:table-cell table:style-name="ce42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21:.C24])" office:value-type="float" office:value="17.863" calcext:value-type="float">
            <text:p>17,863</text:p>
          </table:table-cell>
          <table:table-cell table:style-name="ce20" table:formula="of:=MEDIAN([.D21:.D24])" office:value-type="float" office:value="1239.5" calcext:value-type="float">
            <text:p>1239,5</text:p>
          </table:table-cell>
          <table:table-cell table:style-name="ce20" table:formula="of:=MEDIAN([.E21:.E24])" office:value-type="float" office:value="2778265" calcext:value-type="float">
            <text:p>2778265</text:p>
          </table:table-cell>
          <table:table-cell table:style-name="ce20" table:formula="of:=MEDIAN([.F21:.F24])" office:value-type="float" office:value="2137980.5" calcext:value-type="float">
            <text:p>2137980,5</text:p>
          </table:table-cell>
          <table:table-cell table:style-name="ce20" table:formula="of:=MEDIAN([.G21:.G24])" office:value-type="float" office:value="224" calcext:value-type="float">
            <text:p>224</text:p>
          </table:table-cell>
          <table:table-cell table:style-name="ce20" table:formula="of:=MEDIAN([.H21:.H24])" office:value-type="float" office:value="4670" calcext:value-type="float">
            <text:p>4670</text:p>
          </table:table-cell>
          <table:table-cell table:style-name="ce20" table:formula="of:=MEDIAN([.I21:.I24])" office:value-type="float" office:value="4" calcext:value-type="float">
            <text:p>4</text:p>
          </table:table-cell>
          <table:table-cell table:style-name="ce20" table:formula="of:=MEDIAN([.J21:.J24])" office:value-type="float" office:value="162.01" calcext:value-type="float">
            <text:p>162,01</text:p>
          </table:table-cell>
          <table:table-cell table:style-name="ce20"/>
          <table:table-cell table:style-name="ce20" table:formula="of:=MEDIAN([.L21:.L24])" office:value-type="float" office:value="237.5" calcext:value-type="float">
            <text:p>237,5</text:p>
          </table:table-cell>
          <table:table-cell table:style-name="ce20" table:formula="of:=MEDIAN([.M21:.M24])" office:value-type="float" office:value="370.5" calcext:value-type="float">
            <text:p>370,5</text:p>
          </table:table-cell>
          <table:table-cell table:style-name="ce20" table:formula="of:=MEDIAN([.N21:.N24])" office:value-type="float" office:value="1296.5" calcext:value-type="float">
            <text:p>1296,5</text:p>
          </table:table-cell>
          <table:table-cell table:style-name="ce20" table:formula="of:=MEDIAN([.O21:.O24])" office:value-type="float" office:value="2841" calcext:value-type="float">
            <text:p>2841</text:p>
          </table:table-cell>
          <table:table-cell table:style-name="ce20" table:formula="of:=MEDIAN([.P21:.P24])" office:value-type="float" office:value="5585" calcext:value-type="float">
            <text:p>5585</text:p>
          </table:table-cell>
          <table:table-cell table:style-name="ce20" table:formula="of:=MEDIAN([.Q21:.Q24])" office:value-type="float" office:value="7737" calcext:value-type="float">
            <text:p>7737</text:p>
          </table:table-cell>
          <table:table-cell table:style-name="ce20" table:formula="of:=MEDIAN([.R21:.R24])" office:value-type="float" office:value="9948.5" calcext:value-type="float">
            <text:p>9948,5</text:p>
          </table:table-cell>
          <table:table-cell table:style-name="ce20" table:formula="of:=MEDIAN([.S21:.S24])" office:value-type="float" office:value="14277" calcext:value-type="float">
            <text:p>14277</text:p>
          </table:table-cell>
          <table:table-cell table:style-name="ce43" table:formula="of:=MEDIAN([.T21:.T24])" office:value-type="float" office:value="17852.5" calcext:value-type="float">
            <text:p>17852,5</text:p>
          </table:table-cell>
          <table:table-cell table:number-columns-repeated="1004"/>
        </table:table-row>
        <table:table-row table:style-name="ro2">
          <table:table-cell table:style-name="ce18" office:value-type="float" office:value="5000" calcext:value-type="float" table:number-columns-spanned="1" table:number-rows-spanned="5">
            <text:p>5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97.73" calcext:value-type="float">
            <text:p>297,7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785000" calcext:value-type="float">
            <text:p>30785000</text:p>
          </table:table-cell>
          <table:table-cell table:style-name="ce32" office:value-type="float" office:value="28795000" calcext:value-type="float">
            <text:p>28795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60" calcext:value-type="float">
            <text:p>60</text:p>
          </table:table-cell>
          <table:table-cell table:style-name="ce32" office:value-type="float" office:value="100.98" calcext:value-type="float">
            <text:p>100,98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6" calcext:value-type="float">
            <text:p>106</text:p>
          </table:table-cell>
          <table:table-cell table:style-name="ce44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2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2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2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26]*0.8" office:value-type="float" office:value="4000" calcext:value-type="float">
            <text:p>4000</text:p>
          </table:table-cell>
          <table:table-cell table:style-name="ce26" office:value-type="float" office:value="29.236" calcext:value-type="float">
            <text:p>29,236</text:p>
          </table:table-cell>
          <table:table-cell table:style-name="ce26" office:value-type="float" office:value="4849" calcext:value-type="float">
            <text:p>4849</text:p>
          </table:table-cell>
          <table:table-cell table:style-name="ce26" office:value-type="float" office:value="3698504" calcext:value-type="float">
            <text:p>3698504</text:p>
          </table:table-cell>
          <table:table-cell table:style-name="ce26" office:value-type="float" office:value="2869849" calcext:value-type="float">
            <text:p>286984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3388" calcext:value-type="float">
            <text:p>2338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3.54" calcext:value-type="float">
            <text:p>123,54</text:p>
          </table:table-cell>
          <table:table-cell table:style-name="ce26"/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284" calcext:value-type="float">
            <text:p>1284</text:p>
          </table:table-cell>
          <table:table-cell table:style-name="ce26" office:value-type="float" office:value="7775" calcext:value-type="float">
            <text:p>7775</text:p>
          </table:table-cell>
          <table:table-cell table:style-name="ce26" office:value-type="float" office:value="8300" calcext:value-type="float">
            <text:p>8300</text:p>
          </table:table-cell>
          <table:table-cell table:style-name="ce26" office:value-type="float" office:value="9468" calcext:value-type="float">
            <text:p>9468</text:p>
          </table:table-cell>
          <table:table-cell table:style-name="ce26" office:value-type="float" office:value="16198" calcext:value-type="float">
            <text:p>16198</text:p>
          </table:table-cell>
          <table:table-cell table:style-name="ce26" office:value-type="float" office:value="22001" calcext:value-type="float">
            <text:p>22001</text:p>
          </table:table-cell>
          <table:table-cell table:style-name="ce26" office:value-type="float" office:value="29159" calcext:value-type="float">
            <text:p>29159</text:p>
          </table:table-cell>
          <table:table-cell table:style-name="ce42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0"/>
          <table:table-cell table:style-name="ce20" table:formula="of:=MEDIAN([.C27:.C30])" office:value-type="float" office:value="22.7895" calcext:value-type="float">
            <text:p>22,7895</text:p>
          </table:table-cell>
          <table:table-cell table:style-name="ce20" table:formula="of:=MEDIAN([.D27:.D30])" office:value-type="float" office:value="4833.5" calcext:value-type="float">
            <text:p>4833,5</text:p>
          </table:table-cell>
          <table:table-cell table:style-name="ce20" table:formula="of:=MEDIAN([.E27:.E30])" office:value-type="float" office:value="3418320.5" calcext:value-type="float">
            <text:p>3418320,5</text:p>
          </table:table-cell>
          <table:table-cell table:style-name="ce20" table:formula="of:=MEDIAN([.F27:.F30])" office:value-type="float" office:value="2602832.5" calcext:value-type="float">
            <text:p>2602832,5</text:p>
          </table:table-cell>
          <table:table-cell table:style-name="ce20" table:formula="of:=MEDIAN([.G27:.G30])" office:value-type="float" office:value="220" calcext:value-type="float">
            <text:p>220</text:p>
          </table:table-cell>
          <table:table-cell table:style-name="ce20" table:formula="of:=MEDIAN([.H27:.H30])" office:value-type="float" office:value="6043.5" calcext:value-type="float">
            <text:p>6043,5</text:p>
          </table:table-cell>
          <table:table-cell table:style-name="ce20" table:formula="of:=MEDIAN([.I27:.I30])" office:value-type="float" office:value="4" calcext:value-type="float">
            <text:p>4</text:p>
          </table:table-cell>
          <table:table-cell table:style-name="ce20" table:formula="of:=MEDIAN([.J27:.J30])" office:value-type="float" office:value="146.485" calcext:value-type="float">
            <text:p>146,485</text:p>
          </table:table-cell>
          <table:table-cell table:style-name="ce20"/>
          <table:table-cell table:style-name="ce20" table:formula="of:=MEDIAN([.L27:.L30])" office:value-type="float" office:value="298" calcext:value-type="float">
            <text:p>298</text:p>
          </table:table-cell>
          <table:table-cell table:style-name="ce20" table:formula="of:=MEDIAN([.M27:.M30])" office:value-type="float" office:value="743.5" calcext:value-type="float">
            <text:p>743,5</text:p>
          </table:table-cell>
          <table:table-cell table:style-name="ce20" table:formula="of:=MEDIAN([.N27:.N30])" office:value-type="float" office:value="3998.5" calcext:value-type="float">
            <text:p>3998,5</text:p>
          </table:table-cell>
          <table:table-cell table:style-name="ce20" table:formula="of:=MEDIAN([.O27:.O30])" office:value-type="float" office:value="4632" calcext:value-type="float">
            <text:p>4632</text:p>
          </table:table-cell>
          <table:table-cell table:style-name="ce20" table:formula="of:=MEDIAN([.P27:.P30])" office:value-type="float" office:value="6645" calcext:value-type="float">
            <text:p>6645</text:p>
          </table:table-cell>
          <table:table-cell table:style-name="ce20" table:formula="of:=MEDIAN([.Q27:.Q30])" office:value-type="float" office:value="10342.5" calcext:value-type="float">
            <text:p>10342,5</text:p>
          </table:table-cell>
          <table:table-cell table:style-name="ce20" table:formula="of:=MEDIAN([.R27:.R30])" office:value-type="float" office:value="15541" calcext:value-type="float">
            <text:p>15541</text:p>
          </table:table-cell>
          <table:table-cell table:style-name="ce20" table:formula="of:=MEDIAN([.S27:.S30])" office:value-type="float" office:value="19777" calcext:value-type="float">
            <text:p>19777</text:p>
          </table:table-cell>
          <table:table-cell table:style-name="ce43" table:formula="of:=MEDIAN([.T27:.T30])" office:value-type="float" office:value="22772.5" calcext:value-type="float">
            <text:p>22772,5</text:p>
          </table:table-cell>
          <table:table-cell table:number-columns-repeated="1004"/>
        </table:table-row>
        <table:table-row table:style-name="ro2">
          <table:table-cell table:style-name="ce18" office:value-type="float" office:value="6000" calcext:value-type="float" table:number-columns-spanned="1" table:number-rows-spanned="5">
            <text:p>6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326.651" calcext:value-type="float">
            <text:p>326,65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6942000" calcext:value-type="float">
            <text:p>36942000</text:p>
          </table:table-cell>
          <table:table-cell table:style-name="ce32" office:value-type="float" office:value="34554000" calcext:value-type="float">
            <text:p>34554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4" calcext:value-type="float">
            <text:p>54</text:p>
          </table:table-cell>
          <table:table-cell table:style-name="ce32" office:value-type="float" office:value="110.44" calcext:value-type="float">
            <text:p>110,44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2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2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2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32]*0.8" office:value-type="float" office:value="4800" calcext:value-type="float">
            <text:p>4800</text:p>
          </table:table-cell>
          <table:table-cell table:style-name="ce26" office:value-type="float" office:value="16.913" calcext:value-type="float">
            <text:p>16,913</text:p>
          </table:table-cell>
          <table:table-cell table:style-name="ce26" office:value-type="float" office:value="8214" calcext:value-type="float">
            <text:p>8214</text:p>
          </table:table-cell>
          <table:table-cell table:style-name="ce26" office:value-type="float" office:value="2902939" calcext:value-type="float">
            <text:p>2902939</text:p>
          </table:table-cell>
          <table:table-cell table:style-name="ce26" office:value-type="float" office:value="2123759" calcext:value-type="float">
            <text:p>2123759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3530" calcext:value-type="float">
            <text:p>135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7.61" calcext:value-type="float">
            <text:p>167,61</text:p>
          </table:table-cell>
          <table:table-cell table:style-name="ce26"/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6683" calcext:value-type="float">
            <text:p>6683</text:p>
          </table:table-cell>
          <table:table-cell table:style-name="ce26" office:value-type="float" office:value="7483" calcext:value-type="float">
            <text:p>7483</text:p>
          </table:table-cell>
          <table:table-cell table:style-name="ce26" office:value-type="float" office:value="8336" calcext:value-type="float">
            <text:p>8336</text:p>
          </table:table-cell>
          <table:table-cell table:style-name="ce26" office:value-type="float" office:value="9478" calcext:value-type="float">
            <text:p>9478</text:p>
          </table:table-cell>
          <table:table-cell table:style-name="ce26" office:value-type="float" office:value="10079" calcext:value-type="float">
            <text:p>10079</text:p>
          </table:table-cell>
          <table:table-cell table:style-name="ce26" office:value-type="float" office:value="10221" calcext:value-type="float">
            <text:p>10221</text:p>
          </table:table-cell>
          <table:table-cell table:style-name="ce42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33:.C36])" office:value-type="float" office:value="20.6195" calcext:value-type="float">
            <text:p>20,6195</text:p>
          </table:table-cell>
          <table:table-cell table:style-name="ce20" table:formula="of:=MEDIAN([.D33:.D36])" office:value-type="float" office:value="3915" calcext:value-type="float">
            <text:p>3915</text:p>
          </table:table-cell>
          <table:table-cell table:style-name="ce20" table:formula="of:=MEDIAN([.E33:.E36])" office:value-type="float" office:value="3588806" calcext:value-type="float">
            <text:p>3588806</text:p>
          </table:table-cell>
          <table:table-cell table:style-name="ce20" table:formula="of:=MEDIAN([.F33:.F36])" office:value-type="float" office:value="2665275" calcext:value-type="float">
            <text:p>2665275</text:p>
          </table:table-cell>
          <table:table-cell table:style-name="ce20" table:formula="of:=MEDIAN([.G33:.G36])" office:value-type="float" office:value="293.5" calcext:value-type="float">
            <text:p>293,5</text:p>
          </table:table-cell>
          <table:table-cell table:style-name="ce20" table:formula="of:=MEDIAN([.H33:.H36])" office:value-type="float" office:value="6786" calcext:value-type="float">
            <text:p>6786</text:p>
          </table:table-cell>
          <table:table-cell table:style-name="ce20" table:formula="of:=MEDIAN([.I33:.I36])" office:value-type="float" office:value="3" calcext:value-type="float">
            <text:p>3</text:p>
          </table:table-cell>
          <table:table-cell table:style-name="ce20" table:formula="of:=MEDIAN([.J33:.J36])" office:value-type="float" office:value="162.27" calcext:value-type="float">
            <text:p>162,27</text:p>
          </table:table-cell>
          <table:table-cell table:style-name="ce20"/>
          <table:table-cell table:style-name="ce20" table:formula="of:=MEDIAN([.L33:.L36])" office:value-type="float" office:value="234.5" calcext:value-type="float">
            <text:p>234,5</text:p>
          </table:table-cell>
          <table:table-cell table:style-name="ce20" table:formula="of:=MEDIAN([.M33:.M36])" office:value-type="float" office:value="323.5" calcext:value-type="float">
            <text:p>323,5</text:p>
          </table:table-cell>
          <table:table-cell table:style-name="ce20" table:formula="of:=MEDIAN([.N33:.N36])" office:value-type="float" office:value="482" calcext:value-type="float">
            <text:p>482</text:p>
          </table:table-cell>
          <table:table-cell table:style-name="ce20" table:formula="of:=MEDIAN([.O33:.O36])" office:value-type="float" office:value="1939" calcext:value-type="float">
            <text:p>1939</text:p>
          </table:table-cell>
          <table:table-cell table:style-name="ce20" table:formula="of:=MEDIAN([.P33:.P36])" office:value-type="float" office:value="5779" calcext:value-type="float">
            <text:p>5779</text:p>
          </table:table-cell>
          <table:table-cell table:style-name="ce20" table:formula="of:=MEDIAN([.Q33:.Q36])" office:value-type="float" office:value="9434.5" calcext:value-type="float">
            <text:p>9434,5</text:p>
          </table:table-cell>
          <table:table-cell table:style-name="ce20" table:formula="of:=MEDIAN([.R33:.R36])" office:value-type="float" office:value="12998" calcext:value-type="float">
            <text:p>12998</text:p>
          </table:table-cell>
          <table:table-cell table:style-name="ce20" table:formula="of:=MEDIAN([.S33:.S36])" office:value-type="float" office:value="14261" calcext:value-type="float">
            <text:p>14261</text:p>
          </table:table-cell>
          <table:table-cell table:style-name="ce43" table:formula="of:=MEDIAN([.T33:.T36])" office:value-type="float" office:value="20614" calcext:value-type="float">
            <text:p>20614</text:p>
          </table:table-cell>
          <table:table-cell table:number-columns-repeated="1004"/>
        </table:table-row>
        <table:table-row table:style-name="ro2">
          <table:table-cell table:style-name="ce18" office:value-type="float" office:value="7000" calcext:value-type="float" table:number-columns-spanned="1" table:number-rows-spanned="5">
            <text:p>7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398.021" calcext:value-type="float">
            <text:p>398,02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3099000" calcext:value-type="float">
            <text:p>43099000</text:p>
          </table:table-cell>
          <table:table-cell table:style-name="ce32" office:value-type="float" office:value="40313000" calcext:value-type="float">
            <text:p>40313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7" calcext:value-type="float">
            <text:p>57</text:p>
          </table:table-cell>
          <table:table-cell table:style-name="ce32" office:value-type="float" office:value="105.75" calcext:value-type="float">
            <text:p>105,75</text:p>
          </table:table-cell>
          <table:table-cell table:style-name="ce32"/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2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2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2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38]*0.8" office:value-type="float" office:value="5600" calcext:value-type="float">
            <text:p>5600</text:p>
          </table:table-cell>
          <table:table-cell table:style-name="ce26" office:value-type="float" office:value="30.328" calcext:value-type="float">
            <text:p>30,328</text:p>
          </table:table-cell>
          <table:table-cell table:style-name="ce26" office:value-type="float" office:value="8312" calcext:value-type="float">
            <text:p>8312</text:p>
          </table:table-cell>
          <table:table-cell table:style-name="ce26" office:value-type="float" office:value="3920694" calcext:value-type="float">
            <text:p>3920694</text:p>
          </table:table-cell>
          <table:table-cell table:style-name="ce26" office:value-type="float" office:value="2903835" calcext:value-type="float">
            <text:p>290383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4262" calcext:value-type="float">
            <text:p>2426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6.25" calcext:value-type="float">
            <text:p>126,25</text:p>
          </table:table-cell>
          <table:table-cell table:style-name="ce26"/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3858" calcext:value-type="float">
            <text:p>3858</text:p>
          </table:table-cell>
          <table:table-cell table:style-name="ce26" office:value-type="float" office:value="8037" calcext:value-type="float">
            <text:p>8037</text:p>
          </table:table-cell>
          <table:table-cell table:style-name="ce26" office:value-type="float" office:value="8525" calcext:value-type="float">
            <text:p>8525</text:p>
          </table:table-cell>
          <table:table-cell table:style-name="ce26" office:value-type="float" office:value="10869" calcext:value-type="float">
            <text:p>10869</text:p>
          </table:table-cell>
          <table:table-cell table:style-name="ce26" office:value-type="float" office:value="14677" calcext:value-type="float">
            <text:p>14677</text:p>
          </table:table-cell>
          <table:table-cell table:style-name="ce26" office:value-type="float" office:value="17345" calcext:value-type="float">
            <text:p>17345</text:p>
          </table:table-cell>
          <table:table-cell table:style-name="ce26" office:value-type="float" office:value="21720" calcext:value-type="float">
            <text:p>21720</text:p>
          </table:table-cell>
          <table:table-cell table:style-name="ce42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39:.C42])" office:value-type="float" office:value="24.8665" calcext:value-type="float">
            <text:p>24,8665</text:p>
          </table:table-cell>
          <table:table-cell table:style-name="ce20" table:formula="of:=MEDIAN([.D39:.D42])" office:value-type="float" office:value="7559.5" calcext:value-type="float">
            <text:p>7559,5</text:p>
          </table:table-cell>
          <table:table-cell table:style-name="ce20" table:formula="of:=MEDIAN([.E39:.E42])" office:value-type="float" office:value="4007288" calcext:value-type="float">
            <text:p>4007288</text:p>
          </table:table-cell>
          <table:table-cell table:style-name="ce20" table:formula="of:=MEDIAN([.F39:.F42])" office:value-type="float" office:value="2953667.5" calcext:value-type="float">
            <text:p>2953667,5</text:p>
          </table:table-cell>
          <table:table-cell table:style-name="ce20" table:formula="of:=MEDIAN([.G39:.G42])" office:value-type="float" office:value="282" calcext:value-type="float">
            <text:p>282</text:p>
          </table:table-cell>
          <table:table-cell table:style-name="ce20" table:formula="of:=MEDIAN([.H39:.H42])" office:value-type="float" office:value="7380" calcext:value-type="float">
            <text:p>7380</text:p>
          </table:table-cell>
          <table:table-cell table:style-name="ce20" table:formula="of:=MEDIAN([.I39:.I42])" office:value-type="float" office:value="3" calcext:value-type="float">
            <text:p>3</text:p>
          </table:table-cell>
          <table:table-cell table:style-name="ce20" table:formula="of:=MEDIAN([.J39:.J42])" office:value-type="float" office:value="162.765" calcext:value-type="float">
            <text:p>162,765</text:p>
          </table:table-cell>
          <table:table-cell table:style-name="ce20"/>
          <table:table-cell table:style-name="ce20" table:formula="of:=MEDIAN([.L39:.L42])" office:value-type="float" office:value="217" calcext:value-type="float">
            <text:p>217</text:p>
          </table:table-cell>
          <table:table-cell table:style-name="ce20" table:formula="of:=MEDIAN([.M39:.M42])" office:value-type="float" office:value="364.5" calcext:value-type="float">
            <text:p>364,5</text:p>
          </table:table-cell>
          <table:table-cell table:style-name="ce20" table:formula="of:=MEDIAN([.N39:.N42])" office:value-type="float" office:value="4291.5" calcext:value-type="float">
            <text:p>4291,5</text:p>
          </table:table-cell>
          <table:table-cell table:style-name="ce20" table:formula="of:=MEDIAN([.O39:.O42])" office:value-type="float" office:value="5114.5" calcext:value-type="float">
            <text:p>5114,5</text:p>
          </table:table-cell>
          <table:table-cell table:style-name="ce20" table:formula="of:=MEDIAN([.P39:.P42])" office:value-type="float" office:value="9645" calcext:value-type="float">
            <text:p>9645</text:p>
          </table:table-cell>
          <table:table-cell table:style-name="ce20" table:formula="of:=MEDIAN([.Q39:.Q42])" office:value-type="float" office:value="12231" calcext:value-type="float">
            <text:p>12231</text:p>
          </table:table-cell>
          <table:table-cell table:style-name="ce20" table:formula="of:=MEDIAN([.R39:.R42])" office:value-type="float" office:value="17177" calcext:value-type="float">
            <text:p>17177</text:p>
          </table:table-cell>
          <table:table-cell table:style-name="ce20" table:formula="of:=MEDIAN([.S39:.S42])" office:value-type="float" office:value="20774.5" calcext:value-type="float">
            <text:p>20774,5</text:p>
          </table:table-cell>
          <table:table-cell table:style-name="ce43" table:formula="of:=MEDIAN([.T39:.T42])" office:value-type="float" office:value="24852" calcext:value-type="float">
            <text:p>24852</text:p>
          </table:table-cell>
          <table:table-cell table:number-columns-repeated="1004"/>
        </table:table-row>
        <table:table-row table:style-name="ro2">
          <table:table-cell table:style-name="ce18" office:value-type="float" office:value="8000" calcext:value-type="float" table:number-columns-spanned="1" table:number-rows-spanned="5">
            <text:p>8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475.21" calcext:value-type="float">
            <text:p>475,2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9256000" calcext:value-type="float">
            <text:p>49256000</text:p>
          </table:table-cell>
          <table:table-cell table:style-name="ce32" office:value-type="float" office:value="46072000" calcext:value-type="float">
            <text:p>46072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59" calcext:value-type="float">
            <text:p>59</text:p>
          </table:table-cell>
          <table:table-cell table:style-name="ce32" office:value-type="float" office:value="101.22" calcext:value-type="float">
            <text:p>101,22</text:p>
          </table:table-cell>
          <table:table-cell table:style-name="ce32"/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11" calcext:value-type="float">
            <text:p>111</text:p>
          </table:table-cell>
          <table:table-cell table:style-name="ce44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2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2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2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44]*0.8" office:value-type="float" office:value="6400" calcext:value-type="float">
            <text:p>6400</text:p>
          </table:table-cell>
          <table:table-cell table:style-name="ce26" office:value-type="float" office:value="30.25" calcext:value-type="float">
            <text:p>30,25</text:p>
          </table:table-cell>
          <table:table-cell table:style-name="ce26" office:value-type="float" office:value="8452" calcext:value-type="float">
            <text:p>8452</text:p>
          </table:table-cell>
          <table:table-cell table:style-name="ce26" office:value-type="float" office:value="4445809" calcext:value-type="float">
            <text:p>4445809</text:p>
          </table:table-cell>
          <table:table-cell table:style-name="ce26" office:value-type="float" office:value="3213227" calcext:value-type="float">
            <text:p>3213227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4199" calcext:value-type="float">
            <text:p>2419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3.53" calcext:value-type="float">
            <text:p>143,53</text:p>
          </table:table-cell>
          <table:table-cell table:style-name="ce26"/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1161" calcext:value-type="float">
            <text:p>1161</text:p>
          </table:table-cell>
          <table:table-cell table:style-name="ce26" office:value-type="float" office:value="10764" calcext:value-type="float">
            <text:p>10764</text:p>
          </table:table-cell>
          <table:table-cell table:style-name="ce26" office:value-type="float" office:value="15661" calcext:value-type="float">
            <text:p>15661</text:p>
          </table:table-cell>
          <table:table-cell table:style-name="ce26" office:value-type="float" office:value="16867" calcext:value-type="float">
            <text:p>16867</text:p>
          </table:table-cell>
          <table:table-cell table:style-name="ce26" office:value-type="float" office:value="23312" calcext:value-type="float">
            <text:p>23312</text:p>
          </table:table-cell>
          <table:table-cell table:style-name="ce42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45:.C48])" office:value-type="float" office:value="25.389" calcext:value-type="float">
            <text:p>25,389</text:p>
          </table:table-cell>
          <table:table-cell table:style-name="ce20" table:formula="of:=MEDIAN([.D45:.D48])" office:value-type="float" office:value="3129" calcext:value-type="float">
            <text:p>3129</text:p>
          </table:table-cell>
          <table:table-cell table:style-name="ce20" table:formula="of:=MEDIAN([.E45:.E48])" office:value-type="float" office:value="4440285" calcext:value-type="float">
            <text:p>4440285</text:p>
          </table:table-cell>
          <table:table-cell table:style-name="ce20" table:formula="of:=MEDIAN([.F45:.F48])" office:value-type="float" office:value="3246250.5" calcext:value-type="float">
            <text:p>3246250,5</text:p>
          </table:table-cell>
          <table:table-cell table:style-name="ce20" table:formula="of:=MEDIAN([.G45:.G48])" office:value-type="float" office:value="315.5" calcext:value-type="float">
            <text:p>315,5</text:p>
          </table:table-cell>
          <table:table-cell table:style-name="ce20" table:formula="of:=MEDIAN([.H45:.H48])" office:value-type="float" office:value="7692.5" calcext:value-type="float">
            <text:p>7692,5</text:p>
          </table:table-cell>
          <table:table-cell table:style-name="ce20" table:formula="of:=MEDIAN([.I45:.I48])" office:value-type="float" office:value="3" calcext:value-type="float">
            <text:p>3</text:p>
          </table:table-cell>
          <table:table-cell table:style-name="ce20" table:formula="of:=MEDIAN([.J45:.J48])" office:value-type="float" office:value="171.04" calcext:value-type="float">
            <text:p>171,04</text:p>
          </table:table-cell>
          <table:table-cell table:style-name="ce20"/>
          <table:table-cell table:style-name="ce20" table:formula="of:=MEDIAN([.L45:.L48])" office:value-type="float" office:value="217" calcext:value-type="float">
            <text:p>217</text:p>
          </table:table-cell>
          <table:table-cell table:style-name="ce20" table:formula="of:=MEDIAN([.M45:.M48])" office:value-type="float" office:value="299" calcext:value-type="float">
            <text:p>299</text:p>
          </table:table-cell>
          <table:table-cell table:style-name="ce20" table:formula="of:=MEDIAN([.N45:.N48])" office:value-type="float" office:value="430.5" calcext:value-type="float">
            <text:p>430,5</text:p>
          </table:table-cell>
          <table:table-cell table:style-name="ce20" table:formula="of:=MEDIAN([.O45:.O48])" office:value-type="float" office:value="1306" calcext:value-type="float">
            <text:p>1306</text:p>
          </table:table-cell>
          <table:table-cell table:style-name="ce20" table:formula="of:=MEDIAN([.P45:.P48])" office:value-type="float" office:value="10928.5" calcext:value-type="float">
            <text:p>10928,5</text:p>
          </table:table-cell>
          <table:table-cell table:style-name="ce20" table:formula="of:=MEDIAN([.Q45:.Q48])" office:value-type="float" office:value="16089" calcext:value-type="float">
            <text:p>16089</text:p>
          </table:table-cell>
          <table:table-cell table:style-name="ce20" table:formula="of:=MEDIAN([.R45:.R48])" office:value-type="float" office:value="17590" calcext:value-type="float">
            <text:p>17590</text:p>
          </table:table-cell>
          <table:table-cell table:style-name="ce20" table:formula="of:=MEDIAN([.S45:.S48])" office:value-type="float" office:value="20656" calcext:value-type="float">
            <text:p>20656</text:p>
          </table:table-cell>
          <table:table-cell table:style-name="ce43" table:formula="of:=MEDIAN([.T45:.T48])" office:value-type="float" office:value="25373" calcext:value-type="float">
            <text:p>25373</text:p>
          </table:table-cell>
          <table:table-cell table:number-columns-repeated="1004"/>
        </table:table-row>
        <table:table-row table:style-name="ro2">
          <table:table-cell table:style-name="ce18" office:value-type="float" office:value="9000" calcext:value-type="float" table:number-columns-spanned="1" table:number-rows-spanned="5">
            <text:p>9000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555.425" calcext:value-type="float">
            <text:p>555,42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5413000" calcext:value-type="float">
            <text:p>55413000</text:p>
          </table:table-cell>
          <table:table-cell table:style-name="ce32" office:value-type="float" office:value="51831000" calcext:value-type="float">
            <text:p>5183100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97.43" calcext:value-type="float">
            <text:p>97,43</text:p>
          </table:table-cell>
          <table:table-cell table:style-name="ce32"/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4" calcext:value-type="float">
            <text:p>94</text:p>
          </table:table-cell>
          <table:table-cell table:style-name="ce44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2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2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2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7" table:formula="of:=[.A50]*0.8" office:value-type="float" office:value="7200" calcext:value-type="float">
            <text:p>7200</text:p>
          </table:table-cell>
          <table:table-cell table:style-name="ce27" office:value-type="float" office:value="29.382" calcext:value-type="float">
            <text:p>29,382</text:p>
          </table:table-cell>
          <table:table-cell table:style-name="ce27" office:value-type="float" office:value="2553" calcext:value-type="float">
            <text:p>2553</text:p>
          </table:table-cell>
          <table:table-cell table:style-name="ce27" office:value-type="float" office:value="4824602" calcext:value-type="float">
            <text:p>4824602</text:p>
          </table:table-cell>
          <table:table-cell table:style-name="ce27" office:value-type="float" office:value="3484387" calcext:value-type="float">
            <text:p>3484387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3505" calcext:value-type="float">
            <text:p>2350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.35" calcext:value-type="float">
            <text:p>160,35</text:p>
          </table:table-cell>
          <table:table-cell table:style-name="ce27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1245" calcext:value-type="float">
            <text:p>1245</text:p>
          </table:table-cell>
          <table:table-cell table:style-name="ce27" office:value-type="float" office:value="6808" calcext:value-type="float">
            <text:p>6808</text:p>
          </table:table-cell>
          <table:table-cell table:style-name="ce27" office:value-type="float" office:value="14463" calcext:value-type="float">
            <text:p>14463</text:p>
          </table:table-cell>
          <table:table-cell table:style-name="ce27" office:value-type="float" office:value="16390" calcext:value-type="float">
            <text:p>16390</text:p>
          </table:table-cell>
          <table:table-cell table:style-name="ce27" office:value-type="float" office:value="17930" calcext:value-type="float">
            <text:p>17930</text:p>
          </table:table-cell>
          <table:table-cell table:style-name="ce27" office:value-type="float" office:value="20611" calcext:value-type="float">
            <text:p>20611</text:p>
          </table:table-cell>
          <table:table-cell table:style-name="ce45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51:.C54])" office:value-type="float" office:value="28.113" calcext:value-type="float">
            <text:p>28,113</text:p>
          </table:table-cell>
          <table:table-cell table:style-name="ce20" table:formula="of:=MEDIAN([.D51:.D54])" office:value-type="float" office:value="2965" calcext:value-type="float">
            <text:p>2965</text:p>
          </table:table-cell>
          <table:table-cell table:style-name="ce20" table:formula="of:=MEDIAN([.E51:.E54])" office:value-type="float" office:value="4679931" calcext:value-type="float">
            <text:p>4679931</text:p>
          </table:table-cell>
          <table:table-cell table:style-name="ce20" table:formula="of:=MEDIAN([.F51:.F54])" office:value-type="float" office:value="3371383.5" calcext:value-type="float">
            <text:p>3371383,5</text:p>
          </table:table-cell>
          <table:table-cell table:style-name="ce20" table:formula="of:=MEDIAN([.G51:.G54])" office:value-type="float" office:value="320" calcext:value-type="float">
            <text:p>320</text:p>
          </table:table-cell>
          <table:table-cell table:style-name="ce20" table:formula="of:=MEDIAN([.H51:.H54])" office:value-type="float" office:value="7753" calcext:value-type="float">
            <text:p>7753</text:p>
          </table:table-cell>
          <table:table-cell table:style-name="ce20" table:formula="of:=MEDIAN([.I51:.I54])" office:value-type="float" office:value="3" calcext:value-type="float">
            <text:p>3</text:p>
          </table:table-cell>
          <table:table-cell table:style-name="ce20" table:formula="of:=MEDIAN([.J51:.J54])" office:value-type="float" office:value="162.645" calcext:value-type="float">
            <text:p>162,645</text:p>
          </table:table-cell>
          <table:table-cell table:style-name="ce20"/>
          <table:table-cell table:style-name="ce20" table:formula="of:=MEDIAN([.L51:.L54])" office:value-type="float" office:value="270.5" calcext:value-type="float">
            <text:p>270,5</text:p>
          </table:table-cell>
          <table:table-cell table:style-name="ce20" table:formula="of:=MEDIAN([.M51:.M54])" office:value-type="float" office:value="351" calcext:value-type="float">
            <text:p>351</text:p>
          </table:table-cell>
          <table:table-cell table:style-name="ce20" table:formula="of:=MEDIAN([.N51:.N54])" office:value-type="float" office:value="1153.5" calcext:value-type="float">
            <text:p>1153,5</text:p>
          </table:table-cell>
          <table:table-cell table:style-name="ce20" table:formula="of:=MEDIAN([.O51:.O54])" office:value-type="float" office:value="5017.5" calcext:value-type="float">
            <text:p>5017,5</text:p>
          </table:table-cell>
          <table:table-cell table:style-name="ce20" table:formula="of:=MEDIAN([.P51:.P54])" office:value-type="float" office:value="9654.5" calcext:value-type="float">
            <text:p>9654,5</text:p>
          </table:table-cell>
          <table:table-cell table:style-name="ce20" table:formula="of:=MEDIAN([.Q51:.Q54])" office:value-type="float" office:value="15128.5" calcext:value-type="float">
            <text:p>15128,5</text:p>
          </table:table-cell>
          <table:table-cell table:style-name="ce20" table:formula="of:=MEDIAN([.R51:.R54])" office:value-type="float" office:value="16073" calcext:value-type="float">
            <text:p>16073</text:p>
          </table:table-cell>
          <table:table-cell table:style-name="ce20" table:formula="of:=MEDIAN([.S51:.S54])" office:value-type="float" office:value="16863.5" calcext:value-type="float">
            <text:p>16863,5</text:p>
          </table:table-cell>
          <table:table-cell table:style-name="ce43" table:formula="of:=MEDIAN([.T51:.T54])" office:value-type="float" office:value="28061" calcext:value-type="float">
            <text:p>28061</text:p>
          </table:table-cell>
          <table:table-cell table:number-columns-repeated="1004"/>
        </table:table-row>
        <table:table-row table:style-name="ro2">
          <table:table-cell table:style-name="ce18" office:value-type="float" office:value="10000" calcext:value-type="float" table:number-columns-spanned="1" table:number-rows-spanned="5">
            <text:p>10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18.531" calcext:value-type="float">
            <text:p>618,53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1570000" calcext:value-type="float">
            <text:p>61570000</text:p>
          </table:table-cell>
          <table:table-cell table:style-name="ce32" office:value-type="float" office:value="57590000" calcext:value-type="float">
            <text:p>5759000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97.21" calcext:value-type="float">
            <text:p>97,21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8" table:formula="of:=[.A56]*0.1" office:value-type="float" office:value="1000" calcext:value-type="float">
            <text:p>1000</text:p>
          </table:table-cell>
          <table:table-cell table:style-name="ce28" office:value-type="float" office:value="76.723" calcext:value-type="float">
            <text:p>76,723</text:p>
          </table:table-cell>
          <table:table-cell table:style-name="ce28" office:value-type="float" office:value="3307" calcext:value-type="float">
            <text:p>3307</text:p>
          </table:table-cell>
          <table:table-cell table:style-name="ce28" office:value-type="float" office:value="5250613" calcext:value-type="float">
            <text:p>5250613</text:p>
          </table:table-cell>
          <table:table-cell table:style-name="ce28" office:value-type="float" office:value="3788132" calcext:value-type="float">
            <text:p>378813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672" calcext:value-type="float">
            <text:p>767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6.83" calcext:value-type="float">
            <text:p>66,83</text:p>
          </table:table-cell>
          <table:table-cell table:style-name="ce28"/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1270" calcext:value-type="float">
            <text:p>1270</text:p>
          </table:table-cell>
          <table:table-cell table:style-name="ce28" office:value-type="float" office:value="4499" calcext:value-type="float">
            <text:p>4499</text:p>
          </table:table-cell>
          <table:table-cell table:style-name="ce28" office:value-type="float" office:value="11391" calcext:value-type="float">
            <text:p>11391</text:p>
          </table:table-cell>
          <table:table-cell table:style-name="ce28" office:value-type="float" office:value="15258" calcext:value-type="float">
            <text:p>15258</text:p>
          </table:table-cell>
          <table:table-cell table:style-name="ce28" office:value-type="float" office:value="16103" calcext:value-type="float">
            <text:p>16103</text:p>
          </table:table-cell>
          <table:table-cell table:style-name="ce45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8" table:formula="of:=[.A56]*0.2" office:value-type="float" office:value="2000" calcext:value-type="float">
            <text:p>2000</text:p>
          </table:table-cell>
          <table:table-cell table:style-name="ce28" office:value-type="float" office:value="34.33" calcext:value-type="float">
            <text:p>34,33</text:p>
          </table:table-cell>
          <table:table-cell table:style-name="ce28" office:value-type="float" office:value="2890" calcext:value-type="float">
            <text:p>2890</text:p>
          </table:table-cell>
          <table:table-cell table:style-name="ce28" office:value-type="float" office:value="5236201" calcext:value-type="float">
            <text:p>5236201</text:p>
          </table:table-cell>
          <table:table-cell table:style-name="ce28" office:value-type="float" office:value="3755654" calcext:value-type="float">
            <text:p>3755654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6866" calcext:value-type="float">
            <text:p>686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8.95" calcext:value-type="float">
            <text:p>148,95</text:p>
          </table:table-cell>
          <table:table-cell table:style-name="ce28"/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404" calcext:value-type="float">
            <text:p>1404</text:p>
          </table:table-cell>
          <table:table-cell table:style-name="ce28" office:value-type="float" office:value="10441" calcext:value-type="float">
            <text:p>10441</text:p>
          </table:table-cell>
          <table:table-cell table:style-name="ce28" office:value-type="float" office:value="18569" calcext:value-type="float">
            <text:p>18569</text:p>
          </table:table-cell>
          <table:table-cell table:style-name="ce28" office:value-type="float" office:value="25012" calcext:value-type="float">
            <text:p>25012</text:p>
          </table:table-cell>
          <table:table-cell table:style-name="ce28" office:value-type="float" office:value="29778" calcext:value-type="float">
            <text:p>29778</text:p>
          </table:table-cell>
          <table:table-cell table:style-name="ce45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8" table:formula="of:=[.A56]*0.4" office:value-type="float" office:value="4000" calcext:value-type="float">
            <text:p>4000</text:p>
          </table:table-cell>
          <table:table-cell table:style-name="ce28" office:value-type="float" office:value="23.965" calcext:value-type="float">
            <text:p>23,965</text:p>
          </table:table-cell>
          <table:table-cell table:style-name="ce28" office:value-type="float" office:value="10600" calcext:value-type="float">
            <text:p>10600</text:p>
          </table:table-cell>
          <table:table-cell table:style-name="ce28" office:value-type="float" office:value="5254615" calcext:value-type="float">
            <text:p>5254615</text:p>
          </table:table-cell>
          <table:table-cell table:style-name="ce28" office:value-type="float" office:value="3725774" calcext:value-type="float">
            <text:p>3725774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9585" calcext:value-type="float">
            <text:p>95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14.12" calcext:value-type="float">
            <text:p>214,12</text:p>
          </table:table-cell>
          <table:table-cell table:style-name="ce28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385" calcext:value-type="float">
            <text:p>2385</text:p>
          </table:table-cell>
          <table:table-cell table:style-name="ce28" office:value-type="float" office:value="14867" calcext:value-type="float">
            <text:p>14867</text:p>
          </table:table-cell>
          <table:table-cell table:style-name="ce28" office:value-type="float" office:value="16202" calcext:value-type="float">
            <text:p>16202</text:p>
          </table:table-cell>
          <table:table-cell table:style-name="ce28" office:value-type="float" office:value="17027" calcext:value-type="float">
            <text:p>17027</text:p>
          </table:table-cell>
          <table:table-cell table:style-name="ce28" office:value-type="float" office:value="17425" calcext:value-type="float">
            <text:p>17425</text:p>
          </table:table-cell>
          <table:table-cell table:style-name="ce45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7" table:formula="of:=[.A56]*0.8" office:value-type="float" office:value="8000" calcext:value-type="float">
            <text:p>8000</text:p>
          </table:table-cell>
          <table:table-cell table:style-name="ce27" office:value-type="float" office:value="30.584" calcext:value-type="float">
            <text:p>30,584</text:p>
          </table:table-cell>
          <table:table-cell table:style-name="ce27" office:value-type="float" office:value="5285" calcext:value-type="float">
            <text:p>5285</text:p>
          </table:table-cell>
          <table:table-cell table:style-name="ce27" office:value-type="float" office:value="4949277" calcext:value-type="float">
            <text:p>4949277</text:p>
          </table:table-cell>
          <table:table-cell table:style-name="ce27" office:value-type="float" office:value="3590463" calcext:value-type="float">
            <text:p>3590463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4467" calcext:value-type="float">
            <text:p>2446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8.03" calcext:value-type="float">
            <text:p>158,03</text:p>
          </table:table-cell>
          <table:table-cell table:style-name="ce27"/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1239" calcext:value-type="float">
            <text:p>1239</text:p>
          </table:table-cell>
          <table:table-cell table:style-name="ce27" office:value-type="float" office:value="13688" calcext:value-type="float">
            <text:p>13688</text:p>
          </table:table-cell>
          <table:table-cell table:style-name="ce27" office:value-type="float" office:value="14106" calcext:value-type="float">
            <text:p>14106</text:p>
          </table:table-cell>
          <table:table-cell table:style-name="ce27" office:value-type="float" office:value="16629" calcext:value-type="float">
            <text:p>16629</text:p>
          </table:table-cell>
          <table:table-cell table:style-name="ce27" office:value-type="float" office:value="18579" calcext:value-type="float">
            <text:p>18579</text:p>
          </table:table-cell>
          <table:table-cell table:style-name="ce27" office:value-type="float" office:value="23215" calcext:value-type="float">
            <text:p>23215</text:p>
          </table:table-cell>
          <table:table-cell table:style-name="ce27" office:value-type="float" office:value="24568" calcext:value-type="float">
            <text:p>24568</text:p>
          </table:table-cell>
          <table:table-cell table:style-name="ce45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57:.C60])" office:value-type="float" office:value="32.457" calcext:value-type="float">
            <text:p>32,457</text:p>
          </table:table-cell>
          <table:table-cell table:style-name="ce20" table:formula="of:=MEDIAN([.D57:.D60])" office:value-type="float" office:value="4296" calcext:value-type="float">
            <text:p>4296</text:p>
          </table:table-cell>
          <table:table-cell table:style-name="ce20" table:formula="of:=MEDIAN([.E57:.E60])" office:value-type="float" office:value="5243407" calcext:value-type="float">
            <text:p>5243407</text:p>
          </table:table-cell>
          <table:table-cell table:style-name="ce20" table:formula="of:=MEDIAN([.F57:.F60])" office:value-type="float" office:value="3740714" calcext:value-type="float">
            <text:p>3740714</text:p>
          </table:table-cell>
          <table:table-cell table:style-name="ce20" table:formula="of:=MEDIAN([.G57:.G60])" office:value-type="float" office:value="309" calcext:value-type="float">
            <text:p>309</text:p>
          </table:table-cell>
          <table:table-cell table:style-name="ce20" table:formula="of:=MEDIAN([.H57:.H60])" office:value-type="float" office:value="8628.5" calcext:value-type="float">
            <text:p>8628,5</text:p>
          </table:table-cell>
          <table:table-cell table:style-name="ce20" table:formula="of:=MEDIAN([.I57:.I60])" office:value-type="float" office:value="3" calcext:value-type="float">
            <text:p>3</text:p>
          </table:table-cell>
          <table:table-cell table:style-name="ce20" table:formula="of:=MEDIAN([.J57:.J60])" office:value-type="float" office:value="153.49" calcext:value-type="float">
            <text:p>153,49</text:p>
          </table:table-cell>
          <table:table-cell table:style-name="ce20"/>
          <table:table-cell table:style-name="ce20" table:formula="of:=MEDIAN([.L57:.L60])" office:value-type="float" office:value="250.5" calcext:value-type="float">
            <text:p>250,5</text:p>
          </table:table-cell>
          <table:table-cell table:style-name="ce20" table:formula="of:=MEDIAN([.M57:.M60])" office:value-type="float" office:value="322" calcext:value-type="float">
            <text:p>322</text:p>
          </table:table-cell>
          <table:table-cell table:style-name="ce20" table:formula="of:=MEDIAN([.N57:.N60])" office:value-type="float" office:value="470.5" calcext:value-type="float">
            <text:p>470,5</text:p>
          </table:table-cell>
          <table:table-cell table:style-name="ce20" table:formula="of:=MEDIAN([.O57:.O60])" office:value-type="float" office:value="1894.5" calcext:value-type="float">
            <text:p>1894,5</text:p>
          </table:table-cell>
          <table:table-cell table:style-name="ce20" table:formula="of:=MEDIAN([.P57:.P60])" office:value-type="float" office:value="12654" calcext:value-type="float">
            <text:p>12654</text:p>
          </table:table-cell>
          <table:table-cell table:style-name="ce20" table:formula="of:=MEDIAN([.Q57:.Q60])" office:value-type="float" office:value="17385.5" calcext:value-type="float">
            <text:p>17385,5</text:p>
          </table:table-cell>
          <table:table-cell table:style-name="ce20" table:formula="of:=MEDIAN([.R57:.R60])" office:value-type="float" office:value="20121" calcext:value-type="float">
            <text:p>20121</text:p>
          </table:table-cell>
          <table:table-cell table:style-name="ce20" table:formula="of:=MEDIAN([.S57:.S60])" office:value-type="float" office:value="20996.5" calcext:value-type="float">
            <text:p>20996,5</text:p>
          </table:table-cell>
          <table:table-cell table:style-name="ce43" table:formula="of:=MEDIAN([.T57:.T60])" office:value-type="float" office:value="32441.5" calcext:value-type="float">
            <text:p>32441,5</text:p>
          </table:table-cell>
          <table:table-cell table:number-columns-repeated="1004"/>
        </table:table-row>
        <table:table-row table:style-name="ro2">
          <table:table-cell table:style-name="ce18" office:value-type="float" office:value="11000" calcext:value-type="float" table:number-columns-spanned="1" table:number-rows-spanned="5">
            <text:p>11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21.003" calcext:value-type="float">
            <text:p>621,00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7727000" calcext:value-type="float">
            <text:p>67727000</text:p>
          </table:table-cell>
          <table:table-cell table:style-name="ce32" office:value-type="float" office:value="63349000" calcext:value-type="float">
            <text:p>63349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6" calcext:value-type="float">
            <text:p>56</text:p>
          </table:table-cell>
          <table:table-cell table:style-name="ce32" office:value-type="float" office:value="106.5" calcext:value-type="float">
            <text:p>106,5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44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2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2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8" office:value-type="float" office:value="4400" calcext:value-type="float">
            <text:p>4400</text:p>
          </table:table-cell>
          <table:table-cell table:style-name="ce28" office:value-type="float" office:value="33.309" calcext:value-type="float">
            <text:p>33,309</text:p>
          </table:table-cell>
          <table:table-cell table:style-name="ce28" office:value-type="float" office:value="14599" calcext:value-type="float">
            <text:p>14599</text:p>
          </table:table-cell>
          <table:table-cell table:style-name="ce28" office:value-type="float" office:value="5490513" calcext:value-type="float">
            <text:p>5490513</text:p>
          </table:table-cell>
          <table:table-cell table:style-name="ce28" office:value-type="float" office:value="4025016" calcext:value-type="float">
            <text:p>402501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3323" calcext:value-type="float">
            <text:p>1332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0.97" calcext:value-type="float">
            <text:p>160,97</text:p>
          </table:table-cell>
          <table:table-cell table:style-name="ce28"/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161" calcext:value-type="float">
            <text:p>1161</text:p>
          </table:table-cell>
          <table:table-cell table:style-name="ce28" office:value-type="float" office:value="9057" calcext:value-type="float">
            <text:p>9057</text:p>
          </table:table-cell>
          <table:table-cell table:style-name="ce28" office:value-type="float" office:value="16177" calcext:value-type="float">
            <text:p>16177</text:p>
          </table:table-cell>
          <table:table-cell table:style-name="ce28" office:value-type="float" office:value="20891" calcext:value-type="float">
            <text:p>20891</text:p>
          </table:table-cell>
          <table:table-cell table:style-name="ce28" office:value-type="float" office:value="23200" calcext:value-type="float">
            <text:p>23200</text:p>
          </table:table-cell>
          <table:table-cell table:style-name="ce28" office:value-type="float" office:value="28463" calcext:value-type="float">
            <text:p>28463</text:p>
          </table:table-cell>
          <table:table-cell table:style-name="ce28" office:value-type="float" office:value="30132" calcext:value-type="float">
            <text:p>30132</text:p>
          </table:table-cell>
          <table:table-cell table:style-name="ce45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62]*0.8" office:value-type="float" office:value="8800" calcext:value-type="float">
            <text:p>8800</text:p>
          </table:table-cell>
          <table:table-cell table:style-name="ce26" office:value-type="float" office:value="35.109" calcext:value-type="float">
            <text:p>35,109</text:p>
          </table:table-cell>
          <table:table-cell table:style-name="ce26" office:value-type="float" office:value="4631" calcext:value-type="float">
            <text:p>4631</text:p>
          </table:table-cell>
          <table:table-cell table:style-name="ce26" office:value-type="float" office:value="5698545" calcext:value-type="float">
            <text:p>5698545</text:p>
          </table:table-cell>
          <table:table-cell table:style-name="ce26" office:value-type="float" office:value="4138275" calcext:value-type="float">
            <text:p>4138275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8087" calcext:value-type="float">
            <text:p>2808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8.5" calcext:value-type="float">
            <text:p>158,5</text:p>
          </table:table-cell>
          <table:table-cell table:style-name="ce26"/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323" calcext:value-type="float">
            <text:p>1323</text:p>
          </table:table-cell>
          <table:table-cell table:number-columns-repeated="2" table:style-name="ce26" office:value-type="float" office:value="12399" calcext:value-type="float">
            <text:p>12399</text:p>
          </table:table-cell>
          <table:table-cell table:style-name="ce26" office:value-type="float" office:value="20101" calcext:value-type="float">
            <text:p>20101</text:p>
          </table:table-cell>
          <table:table-cell table:style-name="ce26" office:value-type="float" office:value="21397" calcext:value-type="float">
            <text:p>21397</text:p>
          </table:table-cell>
          <table:table-cell table:style-name="ce26" office:value-type="float" office:value="28823" calcext:value-type="float">
            <text:p>28823</text:p>
          </table:table-cell>
          <table:table-cell table:style-name="ce26" office:value-type="float" office:value="30266" calcext:value-type="float">
            <text:p>30266</text:p>
          </table:table-cell>
          <table:table-cell table:style-name="ce42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63:.C66])" office:value-type="float" office:value="34.209" calcext:value-type="float">
            <text:p>34,209</text:p>
          </table:table-cell>
          <table:table-cell table:style-name="ce20" table:formula="of:=MEDIAN([.D63:.D66])" office:value-type="float" office:value="7149.5" calcext:value-type="float">
            <text:p>7149,5</text:p>
          </table:table-cell>
          <table:table-cell table:style-name="ce20" table:formula="of:=MEDIAN([.E63:.E66])" office:value-type="float" office:value="5594529" calcext:value-type="float">
            <text:p>5594529</text:p>
          </table:table-cell>
          <table:table-cell table:style-name="ce20" table:formula="of:=MEDIAN([.F63:.F66])" office:value-type="float" office:value="4081645.5" calcext:value-type="float">
            <text:p>4081645,5</text:p>
          </table:table-cell>
          <table:table-cell table:style-name="ce20" table:formula="of:=MEDIAN([.G63:.G66])" office:value-type="float" office:value="321.5" calcext:value-type="float">
            <text:p>321,5</text:p>
          </table:table-cell>
          <table:table-cell table:style-name="ce20" table:formula="of:=MEDIAN([.H63:.H66])" office:value-type="float" office:value="10505" calcext:value-type="float">
            <text:p>10505</text:p>
          </table:table-cell>
          <table:table-cell table:style-name="ce20" table:formula="of:=MEDIAN([.I63:.I66])" office:value-type="float" office:value="3" calcext:value-type="float">
            <text:p>3</text:p>
          </table:table-cell>
          <table:table-cell table:style-name="ce20" table:formula="of:=MEDIAN([.J63:.J66])" office:value-type="float" office:value="159.735" calcext:value-type="float">
            <text:p>159,735</text:p>
          </table:table-cell>
          <table:table-cell table:style-name="ce20"/>
          <table:table-cell table:style-name="ce20" table:formula="of:=MEDIAN([.L63:.L66])" office:value-type="float" office:value="302" calcext:value-type="float">
            <text:p>302</text:p>
          </table:table-cell>
          <table:table-cell table:style-name="ce20" table:formula="of:=MEDIAN([.M63:.M66])" office:value-type="float" office:value="804.5" calcext:value-type="float">
            <text:p>804,5</text:p>
          </table:table-cell>
          <table:table-cell table:style-name="ce20" table:formula="of:=MEDIAN([.N63:.N66])" office:value-type="float" office:value="5733.5" calcext:value-type="float">
            <text:p>5733,5</text:p>
          </table:table-cell>
          <table:table-cell table:style-name="ce20" table:formula="of:=MEDIAN([.O63:.O66])" office:value-type="float" office:value="10089.5" calcext:value-type="float">
            <text:p>10089,5</text:p>
          </table:table-cell>
          <table:table-cell table:style-name="ce20" table:formula="of:=MEDIAN([.P63:.P66])" office:value-type="float" office:value="19907.5" calcext:value-type="float">
            <text:p>19907,5</text:p>
          </table:table-cell>
          <table:table-cell table:style-name="ce20" table:formula="of:=MEDIAN([.Q63:.Q66])" office:value-type="float" office:value="22298.5" calcext:value-type="float">
            <text:p>22298,5</text:p>
          </table:table-cell>
          <table:table-cell table:style-name="ce20" table:formula="of:=MEDIAN([.R63:.R66])" office:value-type="float" office:value="28643" calcext:value-type="float">
            <text:p>28643</text:p>
          </table:table-cell>
          <table:table-cell table:style-name="ce20" table:formula="of:=MEDIAN([.S63:.S66])" office:value-type="float" office:value="30199" calcext:value-type="float">
            <text:p>30199</text:p>
          </table:table-cell>
          <table:table-cell table:style-name="ce43" table:formula="of:=MEDIAN([.T63:.T66])" office:value-type="float" office:value="34130.5" calcext:value-type="float">
            <text:p>34130,5</text:p>
          </table:table-cell>
          <table:table-cell table:number-columns-repeated="1004"/>
        </table:table-row>
        <table:table-row table:style-name="ro2">
          <table:table-cell table:style-name="ce18" office:value-type="float" office:value="12000" calcext:value-type="float" table:number-columns-spanned="1" table:number-rows-spanned="5">
            <text:p>12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69.229" calcext:value-type="float">
            <text:p>669,22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3884000" calcext:value-type="float">
            <text:p>73884000</text:p>
          </table:table-cell>
          <table:table-cell table:style-name="ce32" office:value-type="float" office:value="69108000" calcext:value-type="float">
            <text:p>69108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107.81" calcext:value-type="float">
            <text:p>107,81</text:p>
          </table:table-cell>
          <table:table-cell table:style-name="ce32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68]*0.1" office:value-type="float" office:value="1200" calcext:value-type="float">
            <text:p>1200</text:p>
          </table:table-cell>
          <table:table-cell table:style-name="ce28" office:value-type="float" office:value="79.767" calcext:value-type="float">
            <text:p>79,767</text:p>
          </table:table-cell>
          <table:table-cell table:style-name="ce28" office:value-type="float" office:value="4207" calcext:value-type="float">
            <text:p>4207</text:p>
          </table:table-cell>
          <table:table-cell table:style-name="ce28" office:value-type="float" office:value="6179872" calcext:value-type="float">
            <text:p>6179872</text:p>
          </table:table-cell>
          <table:table-cell table:style-name="ce28" office:value-type="float" office:value="4441712" calcext:value-type="float">
            <text:p>444171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976" calcext:value-type="float">
            <text:p>797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5.66" calcext:value-type="float">
            <text:p>75,66</text:p>
          </table:table-cell>
          <table:table-cell table:style-name="ce28"/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461" calcext:value-type="float">
            <text:p>1461</text:p>
          </table:table-cell>
          <table:table-cell table:style-name="ce28" office:value-type="float" office:value="4637" calcext:value-type="float">
            <text:p>4637</text:p>
          </table:table-cell>
          <table:table-cell table:style-name="ce28" office:value-type="float" office:value="11584" calcext:value-type="float">
            <text:p>11584</text:p>
          </table:table-cell>
          <table:table-cell table:style-name="ce28" office:value-type="float" office:value="16081" calcext:value-type="float">
            <text:p>16081</text:p>
          </table:table-cell>
          <table:table-cell table:style-name="ce28" office:value-type="float" office:value="27174" calcext:value-type="float">
            <text:p>27174</text:p>
          </table:table-cell>
          <table:table-cell table:style-name="ce45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68]*0.2" office:value-type="float" office:value="2400" calcext:value-type="float">
            <text:p>2400</text:p>
          </table:table-cell>
          <table:table-cell table:style-name="ce28" office:value-type="float" office:value="35.336" calcext:value-type="float">
            <text:p>35,336</text:p>
          </table:table-cell>
          <table:table-cell table:style-name="ce28" office:value-type="float" office:value="5530" calcext:value-type="float">
            <text:p>5530</text:p>
          </table:table-cell>
          <table:table-cell table:style-name="ce28" office:value-type="float" office:value="5628100" calcext:value-type="float">
            <text:p>5628100</text:p>
          </table:table-cell>
          <table:table-cell table:style-name="ce28" office:value-type="float" office:value="3976745" calcext:value-type="float">
            <text:p>397674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7067" calcext:value-type="float">
            <text:p>706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282" calcext:value-type="float">
            <text:p>1282</text:p>
          </table:table-cell>
          <table:table-cell table:style-name="ce28" office:value-type="float" office:value="6033" calcext:value-type="float">
            <text:p>6033</text:p>
          </table:table-cell>
          <table:table-cell table:style-name="ce28" office:value-type="float" office:value="18630" calcext:value-type="float">
            <text:p>18630</text:p>
          </table:table-cell>
          <table:table-cell table:style-name="ce28" office:value-type="float" office:value="23967" calcext:value-type="float">
            <text:p>23967</text:p>
          </table:table-cell>
          <table:table-cell table:style-name="ce28" office:value-type="float" office:value="31345" calcext:value-type="float">
            <text:p>31345</text:p>
          </table:table-cell>
          <table:table-cell table:style-name="ce28" office:value-type="float" office:value="32941" calcext:value-type="float">
            <text:p>32941</text:p>
          </table:table-cell>
          <table:table-cell table:style-name="ce45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68]*0.4" office:value-type="float" office:value="4800" calcext:value-type="float">
            <text:p>4800</text:p>
          </table:table-cell>
          <table:table-cell table:style-name="ce28" office:value-type="float" office:value="40.439" calcext:value-type="float">
            <text:p>40,439</text:p>
          </table:table-cell>
          <table:table-cell table:style-name="ce28" office:value-type="float" office:value="15198" calcext:value-type="float">
            <text:p>15198</text:p>
          </table:table-cell>
          <table:table-cell table:style-name="ce28" office:value-type="float" office:value="6150716" calcext:value-type="float">
            <text:p>6150716</text:p>
          </table:table-cell>
          <table:table-cell table:style-name="ce28" office:value-type="float" office:value="4495636" calcext:value-type="float">
            <text:p>4495636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6175" calcext:value-type="float">
            <text:p>1617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8.54" calcext:value-type="float">
            <text:p>148,54</text:p>
          </table:table-cell>
          <table:table-cell table:style-name="ce28"/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284" calcext:value-type="float">
            <text:p>1284</text:p>
          </table:table-cell>
          <table:table-cell table:style-name="ce28" office:value-type="float" office:value="14840" calcext:value-type="float">
            <text:p>14840</text:p>
          </table:table-cell>
          <table:table-cell table:style-name="ce28" office:value-type="float" office:value="16434" calcext:value-type="float">
            <text:p>16434</text:p>
          </table:table-cell>
          <table:table-cell table:style-name="ce28" office:value-type="float" office:value="23502" calcext:value-type="float">
            <text:p>23502</text:p>
          </table:table-cell>
          <table:table-cell table:style-name="ce28" office:value-type="float" office:value="28804" calcext:value-type="float">
            <text:p>28804</text:p>
          </table:table-cell>
          <table:table-cell table:style-name="ce28" office:value-type="float" office:value="29315" calcext:value-type="float">
            <text:p>29315</text:p>
          </table:table-cell>
          <table:table-cell table:style-name="ce28" office:value-type="float" office:value="30850" calcext:value-type="float">
            <text:p>30850</text:p>
          </table:table-cell>
          <table:table-cell table:style-name="ce45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68]*0.8" office:value-type="float" office:value="9600" calcext:value-type="float">
            <text:p>9600</text:p>
          </table:table-cell>
          <table:table-cell table:style-name="ce27" office:value-type="float" office:value="33.5" calcext:value-type="float">
            <text:p>33,5</text:p>
          </table:table-cell>
          <table:table-cell table:style-name="ce27" office:value-type="float" office:value="7907" calcext:value-type="float">
            <text:p>7907</text:p>
          </table:table-cell>
          <table:table-cell table:style-name="ce27" office:value-type="float" office:value="5604009" calcext:value-type="float">
            <text:p>5604009</text:p>
          </table:table-cell>
          <table:table-cell table:style-name="ce27" office:value-type="float" office:value="4060650" calcext:value-type="float">
            <text:p>4060650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26832" calcext:value-type="float">
            <text:p>2683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3.17" calcext:value-type="float">
            <text:p>163,17</text:p>
          </table:table-cell>
          <table:table-cell table:style-name="ce27"/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464" calcext:value-type="float">
            <text:p>3464</text:p>
          </table:table-cell>
          <table:table-cell table:style-name="ce27" office:value-type="float" office:value="15685" calcext:value-type="float">
            <text:p>15685</text:p>
          </table:table-cell>
          <table:table-cell table:style-name="ce27" office:value-type="float" office:value="17602" calcext:value-type="float">
            <text:p>17602</text:p>
          </table:table-cell>
          <table:table-cell table:style-name="ce27" office:value-type="float" office:value="23408" calcext:value-type="float">
            <text:p>23408</text:p>
          </table:table-cell>
          <table:table-cell table:style-name="ce27" office:value-type="float" office:value="29179" calcext:value-type="float">
            <text:p>29179</text:p>
          </table:table-cell>
          <table:table-cell table:style-name="ce27" office:value-type="float" office:value="29246" calcext:value-type="float">
            <text:p>29246</text:p>
          </table:table-cell>
          <table:table-cell table:style-name="ce27" office:value-type="float" office:value="30428" calcext:value-type="float">
            <text:p>30428</text:p>
          </table:table-cell>
          <table:table-cell table:style-name="ce45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69:.C72])" office:value-type="float" office:value="37.8875" calcext:value-type="float">
            <text:p>37,8875</text:p>
          </table:table-cell>
          <table:table-cell table:style-name="ce20" table:formula="of:=MEDIAN([.D69:.D72])" office:value-type="float" office:value="6718.5" calcext:value-type="float">
            <text:p>6718,5</text:p>
          </table:table-cell>
          <table:table-cell table:style-name="ce20" table:formula="of:=MEDIAN([.E69:.E72])" office:value-type="float" office:value="5889408" calcext:value-type="float">
            <text:p>5889408</text:p>
          </table:table-cell>
          <table:table-cell table:style-name="ce20" table:formula="of:=MEDIAN([.F69:.F72])" office:value-type="float" office:value="4251181" calcext:value-type="float">
            <text:p>4251181</text:p>
          </table:table-cell>
          <table:table-cell table:style-name="ce20" table:formula="of:=MEDIAN([.G69:.G72])" office:value-type="float" office:value="318.5" calcext:value-type="float">
            <text:p>318,5</text:p>
          </table:table-cell>
          <table:table-cell table:style-name="ce20" table:formula="of:=MEDIAN([.H69:.H72])" office:value-type="float" office:value="12075.5" calcext:value-type="float">
            <text:p>12075,5</text:p>
          </table:table-cell>
          <table:table-cell table:style-name="ce20" table:formula="of:=MEDIAN([.I69:.I72])" office:value-type="float" office:value="3" calcext:value-type="float">
            <text:p>3</text:p>
          </table:table-cell>
          <table:table-cell table:style-name="ce20" table:formula="of:=MEDIAN([.J69:.J72])" office:value-type="float" office:value="151.77" calcext:value-type="float">
            <text:p>151,77</text:p>
          </table:table-cell>
          <table:table-cell table:style-name="ce20"/>
          <table:table-cell table:style-name="ce20" table:formula="of:=MEDIAN([.L69:.L72])" office:value-type="float" office:value="286.5" calcext:value-type="float">
            <text:p>286,5</text:p>
          </table:table-cell>
          <table:table-cell table:style-name="ce20" table:formula="of:=MEDIAN([.M69:.M72])" office:value-type="float" office:value="825" calcext:value-type="float">
            <text:p>825</text:p>
          </table:table-cell>
          <table:table-cell table:style-name="ce20" table:formula="of:=MEDIAN([.N69:.N72])" office:value-type="float" office:value="8061" calcext:value-type="float">
            <text:p>8061</text:p>
          </table:table-cell>
          <table:table-cell table:style-name="ce20" table:formula="of:=MEDIAN([.O69:.O72])" office:value-type="float" office:value="11233.5" calcext:value-type="float">
            <text:p>11233,5</text:p>
          </table:table-cell>
          <table:table-cell table:style-name="ce20" table:formula="of:=MEDIAN([.P69:.P72])" office:value-type="float" office:value="21019" calcext:value-type="float">
            <text:p>21019</text:p>
          </table:table-cell>
          <table:table-cell table:style-name="ce20" table:formula="of:=MEDIAN([.Q69:.Q72])" office:value-type="float" office:value="26385.5" calcext:value-type="float">
            <text:p>26385,5</text:p>
          </table:table-cell>
          <table:table-cell table:style-name="ce20" table:formula="of:=MEDIAN([.R69:.R72])" office:value-type="float" office:value="29280.5" calcext:value-type="float">
            <text:p>29280,5</text:p>
          </table:table-cell>
          <table:table-cell table:style-name="ce20" table:formula="of:=MEDIAN([.S69:.S72])" office:value-type="float" office:value="30639" calcext:value-type="float">
            <text:p>30639</text:p>
          </table:table-cell>
          <table:table-cell table:style-name="ce43" table:formula="of:=MEDIAN([.T69:.T72])" office:value-type="float" office:value="37877.5" calcext:value-type="float">
            <text:p>37877,5</text:p>
          </table:table-cell>
          <table:table-cell table:number-columns-repeated="1004"/>
        </table:table-row>
        <table:table-row table:style-name="ro2">
          <table:table-cell table:style-name="ce18" office:value-type="float" office:value="13000" calcext:value-type="float" table:number-columns-spanned="1" table:number-rows-spanned="5">
            <text:p>13000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733.672" calcext:value-type="float">
            <text:p>733,67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0041000" calcext:value-type="float">
            <text:p>80041000</text:p>
          </table:table-cell>
          <table:table-cell table:style-name="ce34" office:value-type="float" office:value="74867000" calcext:value-type="float">
            <text:p>7486700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106.54" calcext:value-type="float">
            <text:p>106,54</text:p>
          </table:table-cell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8" calcext:value-type="float">
            <text:p>108</text:p>
          </table:table-cell>
          <table:table-cell table:style-name="ce46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74]*0.1" office:value-type="float" office:value="1300" calcext:value-type="float">
            <text:p>1300</text:p>
          </table:table-cell>
          <table:table-cell table:style-name="ce28" office:value-type="float" office:value="33.21" calcext:value-type="float">
            <text:p>33,21</text:p>
          </table:table-cell>
          <table:table-cell table:style-name="ce28" office:value-type="float" office:value="3374" calcext:value-type="float">
            <text:p>3374</text:p>
          </table:table-cell>
          <table:table-cell table:style-name="ce28" office:value-type="float" office:value="6663966" calcext:value-type="float">
            <text:p>6663966</text:p>
          </table:table-cell>
          <table:table-cell table:style-name="ce28" office:value-type="float" office:value="4729260" calcext:value-type="float">
            <text:p>472926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320" calcext:value-type="float">
            <text:p>332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5.96" calcext:value-type="float">
            <text:p>195,96</text:p>
          </table:table-cell>
          <table:table-cell table:style-name="ce28"/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6342" calcext:value-type="float">
            <text:p>6342</text:p>
          </table:table-cell>
          <table:table-cell table:style-name="ce28" office:value-type="float" office:value="13262" calcext:value-type="float">
            <text:p>13262</text:p>
          </table:table-cell>
          <table:table-cell table:style-name="ce28" office:value-type="float" office:value="21576" calcext:value-type="float">
            <text:p>21576</text:p>
          </table:table-cell>
          <table:table-cell table:style-name="ce28" office:value-type="float" office:value="26192" calcext:value-type="float">
            <text:p>26192</text:p>
          </table:table-cell>
          <table:table-cell table:style-name="ce45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74]*0.2" office:value-type="float" office:value="2600" calcext:value-type="float">
            <text:p>2600</text:p>
          </table:table-cell>
          <table:table-cell table:style-name="ce28" office:value-type="float" office:value="37.969" calcext:value-type="float">
            <text:p>37,969</text:p>
          </table:table-cell>
          <table:table-cell table:style-name="ce28" office:value-type="float" office:value="16000" calcext:value-type="float">
            <text:p>16000</text:p>
          </table:table-cell>
          <table:table-cell table:style-name="ce28" office:value-type="float" office:value="6074583" calcext:value-type="float">
            <text:p>6074583</text:p>
          </table:table-cell>
          <table:table-cell table:style-name="ce28" office:value-type="float" office:value="4266588" calcext:value-type="float">
            <text:p>4266588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7593" calcext:value-type="float">
            <text:p>75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6.24" calcext:value-type="float">
            <text:p>156,24</text:p>
          </table:table-cell>
          <table:table-cell table:style-name="ce28"/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7699" calcext:value-type="float">
            <text:p>7699</text:p>
          </table:table-cell>
          <table:table-cell table:style-name="ce28" office:value-type="float" office:value="21846" calcext:value-type="float">
            <text:p>21846</text:p>
          </table:table-cell>
          <table:table-cell table:style-name="ce28" office:value-type="float" office:value="29259" calcext:value-type="float">
            <text:p>29259</text:p>
          </table:table-cell>
          <table:table-cell table:style-name="ce28" office:value-type="float" office:value="33410" calcext:value-type="float">
            <text:p>33410</text:p>
          </table:table-cell>
          <table:table-cell table:style-name="ce28" office:value-type="float" office:value="37880" calcext:value-type="float">
            <text:p>37880</text:p>
          </table:table-cell>
          <table:table-cell table:style-name="ce45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74]*0.4" office:value-type="float" office:value="5200" calcext:value-type="float">
            <text:p>5200</text:p>
          </table:table-cell>
          <table:table-cell table:style-name="ce35" office:value-type="float" office:value="29.808" calcext:value-type="float">
            <text:p>29,808</text:p>
          </table:table-cell>
          <table:table-cell table:style-name="ce35" office:value-type="float" office:value="16293" calcext:value-type="float">
            <text:p>16293</text:p>
          </table:table-cell>
          <table:table-cell table:style-name="ce35" office:value-type="float" office:value="5794691" calcext:value-type="float">
            <text:p>5794691</text:p>
          </table:table-cell>
          <table:table-cell table:style-name="ce35" office:value-type="float" office:value="4015849" calcext:value-type="float">
            <text:p>4015849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11923" calcext:value-type="float">
            <text:p>119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9.84" calcext:value-type="float">
            <text:p>189,84</text:p>
          </table:table-cell>
          <table:table-cell table:style-name="ce35"/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2059" calcext:value-type="float">
            <text:p>2059</text:p>
          </table:table-cell>
          <table:table-cell table:style-name="ce35" office:value-type="float" office:value="8197" calcext:value-type="float">
            <text:p>8197</text:p>
          </table:table-cell>
          <table:table-cell table:style-name="ce35" office:value-type="float" office:value="18486" calcext:value-type="float">
            <text:p>18486</text:p>
          </table:table-cell>
          <table:table-cell table:style-name="ce35" office:value-type="float" office:value="20353" calcext:value-type="float">
            <text:p>20353</text:p>
          </table:table-cell>
          <table:table-cell table:style-name="ce35" office:value-type="float" office:value="29187" calcext:value-type="float">
            <text:p>29187</text:p>
          </table:table-cell>
          <table:table-cell table:style-name="ce35" office:value-type="float" office:value="29798" calcext:value-type="float">
            <text:p>29798</text:p>
          </table:table-cell>
          <table:table-cell table:style-name="ce47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74]*0.8" office:value-type="float" office:value="10400" calcext:value-type="float">
            <text:p>10400</text:p>
          </table:table-cell>
          <table:table-cell table:style-name="ce27" office:value-type="float" office:value="37.028" calcext:value-type="float">
            <text:p>37,028</text:p>
          </table:table-cell>
          <table:table-cell table:style-name="ce27" office:value-type="float" office:value="5276" calcext:value-type="float">
            <text:p>5276</text:p>
          </table:table-cell>
          <table:table-cell table:style-name="ce27" office:value-type="float" office:value="6173984" calcext:value-type="float">
            <text:p>6173984</text:p>
          </table:table-cell>
          <table:table-cell table:style-name="ce27" office:value-type="float" office:value="4349284" calcext:value-type="float">
            <text:p>4349284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29622" calcext:value-type="float">
            <text:p>2962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2.83" calcext:value-type="float">
            <text:p>162,83</text:p>
          </table:table-cell>
          <table:table-cell table:style-name="ce27"/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7603" calcext:value-type="float">
            <text:p>7603</text:p>
          </table:table-cell>
          <table:table-cell table:style-name="ce27" office:value-type="float" office:value="14636" calcext:value-type="float">
            <text:p>14636</text:p>
          </table:table-cell>
          <table:table-cell table:style-name="ce27" office:value-type="float" office:value="16213" calcext:value-type="float">
            <text:p>16213</text:p>
          </table:table-cell>
          <table:table-cell table:style-name="ce27" office:value-type="float" office:value="18297" calcext:value-type="float">
            <text:p>18297</text:p>
          </table:table-cell>
          <table:table-cell table:style-name="ce27" office:value-type="float" office:value="22447" calcext:value-type="float">
            <text:p>22447</text:p>
          </table:table-cell>
          <table:table-cell table:style-name="ce27" office:value-type="float" office:value="30206" calcext:value-type="float">
            <text:p>30206</text:p>
          </table:table-cell>
          <table:table-cell table:style-name="ce27" office:value-type="float" office:value="34336" calcext:value-type="float">
            <text:p>34336</text:p>
          </table:table-cell>
          <table:table-cell table:style-name="ce45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0"/>
          <table:table-cell table:style-name="ce20" table:formula="of:=MEDIAN([.C75:.C78])" office:value-type="float" office:value="35.119" calcext:value-type="float">
            <text:p>35,119</text:p>
          </table:table-cell>
          <table:table-cell table:style-name="ce20" table:formula="of:=MEDIAN([.D75:.D78])" office:value-type="float" office:value="10638" calcext:value-type="float">
            <text:p>10638</text:p>
          </table:table-cell>
          <table:table-cell table:style-name="ce20" table:formula="of:=MEDIAN([.E75:.E78])" office:value-type="float" office:value="6124283.5" calcext:value-type="float">
            <text:p>6124283,5</text:p>
          </table:table-cell>
          <table:table-cell table:style-name="ce20" table:formula="of:=MEDIAN([.F75:.F78])" office:value-type="float" office:value="4307936" calcext:value-type="float">
            <text:p>4307936</text:p>
          </table:table-cell>
          <table:table-cell table:style-name="ce20" table:formula="of:=MEDIAN([.G75:.G78])" office:value-type="float" office:value="371" calcext:value-type="float">
            <text:p>371</text:p>
          </table:table-cell>
          <table:table-cell table:style-name="ce20" table:formula="of:=MEDIAN([.H75:.H78])" office:value-type="float" office:value="9758" calcext:value-type="float">
            <text:p>9758</text:p>
          </table:table-cell>
          <table:table-cell table:style-name="ce20" table:formula="of:=MEDIAN([.I75:.I78])" office:value-type="float" office:value="3" calcext:value-type="float">
            <text:p>3</text:p>
          </table:table-cell>
          <table:table-cell table:style-name="ce20" table:formula="of:=MEDIAN([.J75:.J78])" office:value-type="float" office:value="176.335" calcext:value-type="float">
            <text:p>176,335</text:p>
          </table:table-cell>
          <table:table-cell table:style-name="ce20"/>
          <table:table-cell table:style-name="ce20" table:formula="of:=MEDIAN([.L75:.L78])" office:value-type="float" office:value="239.5" calcext:value-type="float">
            <text:p>239,5</text:p>
          </table:table-cell>
          <table:table-cell table:style-name="ce20" table:formula="of:=MEDIAN([.M75:.M78])" office:value-type="float" office:value="347" calcext:value-type="float">
            <text:p>347</text:p>
          </table:table-cell>
          <table:table-cell table:style-name="ce20" table:formula="of:=MEDIAN([.N75:.N78])" office:value-type="float" office:value="1642" calcext:value-type="float">
            <text:p>1642</text:p>
          </table:table-cell>
          <table:table-cell table:style-name="ce20" table:formula="of:=MEDIAN([.O75:.O78])" office:value-type="float" office:value="7948" calcext:value-type="float">
            <text:p>7948</text:p>
          </table:table-cell>
          <table:table-cell table:style-name="ce20" table:formula="of:=MEDIAN([.P75:.P78])" office:value-type="float" office:value="18391.5" calcext:value-type="float">
            <text:p>18391,5</text:p>
          </table:table-cell>
          <table:table-cell table:style-name="ce20" table:formula="of:=MEDIAN([.Q75:.Q78])" office:value-type="float" office:value="21400" calcext:value-type="float">
            <text:p>21400</text:p>
          </table:table-cell>
          <table:table-cell table:style-name="ce20" table:formula="of:=MEDIAN([.R75:.R78])" office:value-type="float" office:value="29696.5" calcext:value-type="float">
            <text:p>29696,5</text:p>
          </table:table-cell>
          <table:table-cell table:style-name="ce20" table:formula="of:=MEDIAN([.S75:.S78])" office:value-type="float" office:value="32067" calcext:value-type="float">
            <text:p>32067</text:p>
          </table:table-cell>
          <table:table-cell table:style-name="ce43" table:formula="of:=MEDIAN([.T75:.T78])" office:value-type="float" office:value="35040.5" calcext:value-type="float">
            <text:p>35040,5</text:p>
          </table:table-cell>
          <table:table-cell table:number-columns-repeated="1004"/>
        </table:table-row>
        <table:table-row table:style-name="ro2">
          <table:table-cell table:style-name="ce18" office:value-type="float" office:value="14000" calcext:value-type="float" table:number-columns-spanned="1" table:number-rows-spanned="5">
            <text:p>14000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757.626" calcext:value-type="float">
            <text:p>757,62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6198000" calcext:value-type="float">
            <text:p>86198000</text:p>
          </table:table-cell>
          <table:table-cell table:style-name="ce34" office:value-type="float" office:value="80626000" calcext:value-type="float">
            <text:p>80626000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54" calcext:value-type="float">
            <text:p>54</text:p>
          </table:table-cell>
          <table:table-cell table:style-name="ce34" office:value-type="float" office:value="111.11" calcext:value-type="float">
            <text:p>111,11</text:p>
          </table:table-cell>
          <table:table-cell table:style-name="ce34"/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6" calcext:value-type="float">
            <text:p>106</text:p>
          </table:table-cell>
          <table:table-cell table:style-name="ce46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0]*0.1" office:value-type="float" office:value="1400" calcext:value-type="float">
            <text:p>1400</text:p>
          </table:table-cell>
          <table:table-cell table:style-name="ce28" office:value-type="float" office:value="43.32" calcext:value-type="float">
            <text:p>43,32</text:p>
          </table:table-cell>
          <table:table-cell table:style-name="ce28" office:value-type="float" office:value="3068" calcext:value-type="float">
            <text:p>3068</text:p>
          </table:table-cell>
          <table:table-cell table:style-name="ce28" office:value-type="float" office:value="7536837" calcext:value-type="float">
            <text:p>7536837</text:p>
          </table:table-cell>
          <table:table-cell table:style-name="ce28" office:value-type="float" office:value="5409861" calcext:value-type="float">
            <text:p>540986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4331" calcext:value-type="float">
            <text:p>433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9.9" calcext:value-type="float">
            <text:p>169,9</text:p>
          </table:table-cell>
          <table:table-cell table:style-name="ce28"/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298" calcext:value-type="float">
            <text:p>4298</text:p>
          </table:table-cell>
          <table:table-cell table:style-name="ce28" office:value-type="float" office:value="13080" calcext:value-type="float">
            <text:p>13080</text:p>
          </table:table-cell>
          <table:table-cell table:style-name="ce28" office:value-type="float" office:value="21717" calcext:value-type="float">
            <text:p>21717</text:p>
          </table:table-cell>
          <table:table-cell table:style-name="ce28" office:value-type="float" office:value="33077" calcext:value-type="float">
            <text:p>33077</text:p>
          </table:table-cell>
          <table:table-cell table:style-name="ce45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0]*0.2" office:value-type="float" office:value="2800" calcext:value-type="float">
            <text:p>2800</text:p>
          </table:table-cell>
          <table:table-cell table:style-name="ce28" office:value-type="float" office:value="81.578" calcext:value-type="float">
            <text:p>81,578</text:p>
          </table:table-cell>
          <table:table-cell table:style-name="ce28" office:value-type="float" office:value="5290" calcext:value-type="float">
            <text:p>5290</text:p>
          </table:table-cell>
          <table:table-cell table:style-name="ce28" office:value-type="float" office:value="7106930" calcext:value-type="float">
            <text:p>7106930</text:p>
          </table:table-cell>
          <table:table-cell table:style-name="ce28" office:value-type="float" office:value="5101561" calcext:value-type="float">
            <text:p>510156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6315" calcext:value-type="float">
            <text:p>1631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5.08" calcext:value-type="float">
            <text:p>85,08</text:p>
          </table:table-cell>
          <table:table-cell table:style-name="ce28"/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256" calcext:value-type="float">
            <text:p>1256</text:p>
          </table:table-cell>
          <table:table-cell table:style-name="ce28" office:value-type="float" office:value="3460" calcext:value-type="float">
            <text:p>3460</text:p>
          </table:table-cell>
          <table:table-cell table:style-name="ce28" office:value-type="float" office:value="12692" calcext:value-type="float">
            <text:p>12692</text:p>
          </table:table-cell>
          <table:table-cell table:style-name="ce28" office:value-type="float" office:value="32370" calcext:value-type="float">
            <text:p>32370</text:p>
          </table:table-cell>
          <table:table-cell table:style-name="ce28" office:value-type="float" office:value="36504" calcext:value-type="float">
            <text:p>36504</text:p>
          </table:table-cell>
          <table:table-cell table:style-name="ce28" office:value-type="float" office:value="38101" calcext:value-type="float">
            <text:p>38101</text:p>
          </table:table-cell>
          <table:table-cell table:style-name="ce45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6"/>
          <table:table-cell table:formula="of:=[.A80]*0.4" office:value-type="float" office:value="5600" calcext:value-type="float">
            <text:p>5600</text:p>
          </table:table-cell>
          <table:table-cell table:style-name="ce28" office:value-type="float" office:value="41.682" calcext:value-type="float">
            <text:p>41,682</text:p>
          </table:table-cell>
          <table:table-cell table:style-name="ce28" office:value-type="float" office:value="18855" calcext:value-type="float">
            <text:p>18855</text:p>
          </table:table-cell>
          <table:table-cell table:style-name="ce28" office:value-type="float" office:value="6791949" calcext:value-type="float">
            <text:p>6791949</text:p>
          </table:table-cell>
          <table:table-cell table:style-name="ce28" office:value-type="float" office:value="4958687" calcext:value-type="float">
            <text:p>4958687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16672" calcext:value-type="float">
            <text:p>1667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9.13" calcext:value-type="float">
            <text:p>159,13</text:p>
          </table:table-cell>
          <table:table-cell table:style-name="ce28"/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7010" calcext:value-type="float">
            <text:p>7010</text:p>
          </table:table-cell>
          <table:table-cell table:style-name="ce28" office:value-type="float" office:value="13329" calcext:value-type="float">
            <text:p>13329</text:p>
          </table:table-cell>
          <table:table-cell table:style-name="ce28" office:value-type="float" office:value="23028" calcext:value-type="float">
            <text:p>23028</text:p>
          </table:table-cell>
          <table:table-cell table:style-name="ce28" office:value-type="float" office:value="30359" calcext:value-type="float">
            <text:p>30359</text:p>
          </table:table-cell>
          <table:table-cell table:style-name="ce28" office:value-type="float" office:value="36557" calcext:value-type="float">
            <text:p>36557</text:p>
          </table:table-cell>
          <table:table-cell table:style-name="ce28" office:value-type="float" office:value="38093" calcext:value-type="float">
            <text:p>38093</text:p>
          </table:table-cell>
          <table:table-cell table:style-name="ce45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26" table:formula="of:=[.A80]*0.8" office:value-type="float" office:value="11200" calcext:value-type="float">
            <text:p>11200</text:p>
          </table:table-cell>
          <table:table-cell table:style-name="ce26" office:value-type="float" office:value="42.237" calcext:value-type="float">
            <text:p>42,237</text:p>
          </table:table-cell>
          <table:table-cell table:style-name="ce26" office:value-type="float" office:value="8298" calcext:value-type="float">
            <text:p>8298</text:p>
          </table:table-cell>
          <table:table-cell table:style-name="ce26" office:value-type="float" office:value="6821195" calcext:value-type="float">
            <text:p>6821195</text:p>
          </table:table-cell>
          <table:table-cell table:style-name="ce26" office:value-type="float" office:value="4964287" calcext:value-type="float">
            <text:p>4964287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33789" calcext:value-type="float">
            <text:p>337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7.71" calcext:value-type="float">
            <text:p>157,71</text:p>
          </table:table-cell>
          <table:table-cell table:style-name="ce26"/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12161" calcext:value-type="float">
            <text:p>12161</text:p>
          </table:table-cell>
          <table:table-cell table:style-name="ce26" office:value-type="float" office:value="17081" calcext:value-type="float">
            <text:p>17081</text:p>
          </table:table-cell>
          <table:table-cell table:style-name="ce26" office:value-type="float" office:value="18711" calcext:value-type="float">
            <text:p>18711</text:p>
          </table:table-cell>
          <table:table-cell table:style-name="ce26" office:value-type="float" office:value="21392" calcext:value-type="float">
            <text:p>21392</text:p>
          </table:table-cell>
          <table:table-cell table:style-name="ce26" office:value-type="float" office:value="29707" calcext:value-type="float">
            <text:p>29707</text:p>
          </table:table-cell>
          <table:table-cell table:style-name="ce26" office:value-type="float" office:value="33404" calcext:value-type="float">
            <text:p>33404</text:p>
          </table:table-cell>
          <table:table-cell table:style-name="ce26" office:value-type="float" office:value="34059" calcext:value-type="float">
            <text:p>34059</text:p>
          </table:table-cell>
          <table:table-cell table:style-name="ce42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81:.C84])" office:value-type="float" office:value="42.7785" calcext:value-type="float">
            <text:p>42,7785</text:p>
          </table:table-cell>
          <table:table-cell table:style-name="ce20" table:formula="of:=MEDIAN([.D81:.D84])" office:value-type="float" office:value="6794" calcext:value-type="float">
            <text:p>6794</text:p>
          </table:table-cell>
          <table:table-cell table:style-name="ce20" table:formula="of:=MEDIAN([.E81:.E84])" office:value-type="float" office:value="6964062.5" calcext:value-type="float">
            <text:p>6964062,5</text:p>
          </table:table-cell>
          <table:table-cell table:style-name="ce20" table:formula="of:=MEDIAN([.F81:.F84])" office:value-type="float" office:value="5032924" calcext:value-type="float">
            <text:p>5032924</text:p>
          </table:table-cell>
          <table:table-cell table:style-name="ce20" table:formula="of:=MEDIAN([.G81:.G84])" office:value-type="float" office:value="327" calcext:value-type="float">
            <text:p>327</text:p>
          </table:table-cell>
          <table:table-cell table:style-name="ce20" table:formula="of:=MEDIAN([.H81:.H84])" office:value-type="float" office:value="16493.5" calcext:value-type="float">
            <text:p>16493,5</text:p>
          </table:table-cell>
          <table:table-cell table:style-name="ce20" table:formula="of:=MEDIAN([.I81:.I84])" office:value-type="float" office:value="3" calcext:value-type="float">
            <text:p>3</text:p>
          </table:table-cell>
          <table:table-cell table:style-name="ce20" table:formula="of:=MEDIAN([.J81:.J84])" office:value-type="float" office:value="158.42" calcext:value-type="float">
            <text:p>158,42</text:p>
          </table:table-cell>
          <table:table-cell table:style-name="ce20"/>
          <table:table-cell table:style-name="ce20" table:formula="of:=MEDIAN([.L81:.L84])" office:value-type="float" office:value="296" calcext:value-type="float">
            <text:p>296</text:p>
          </table:table-cell>
          <table:table-cell table:style-name="ce20" table:formula="of:=MEDIAN([.M81:.M84])" office:value-type="float" office:value="427.5" calcext:value-type="float">
            <text:p>427,5</text:p>
          </table:table-cell>
          <table:table-cell table:style-name="ce20" table:formula="of:=MEDIAN([.N81:.N84])" office:value-type="float" office:value="4133" calcext:value-type="float">
            <text:p>4133</text:p>
          </table:table-cell>
          <table:table-cell table:style-name="ce20" table:formula="of:=MEDIAN([.O81:.O84])" office:value-type="float" office:value="8394.5" calcext:value-type="float">
            <text:p>8394,5</text:p>
          </table:table-cell>
          <table:table-cell table:style-name="ce20" table:formula="of:=MEDIAN([.P81:.P84])" office:value-type="float" office:value="17042" calcext:value-type="float">
            <text:p>17042</text:p>
          </table:table-cell>
          <table:table-cell table:style-name="ce20" table:formula="of:=MEDIAN([.Q81:.Q84])" office:value-type="float" office:value="30033" calcext:value-type="float">
            <text:p>30033</text:p>
          </table:table-cell>
          <table:table-cell table:style-name="ce20" table:formula="of:=MEDIAN([.R81:.R84])" office:value-type="float" office:value="34954" calcext:value-type="float">
            <text:p>34954</text:p>
          </table:table-cell>
          <table:table-cell table:style-name="ce20" table:formula="of:=MEDIAN([.S81:.S84])" office:value-type="float" office:value="36076" calcext:value-type="float">
            <text:p>36076</text:p>
          </table:table-cell>
          <table:table-cell table:style-name="ce43" table:formula="of:=MEDIAN([.T81:.T84])" office:value-type="float" office:value="42733.5" calcext:value-type="float">
            <text:p>42733,5</text:p>
          </table:table-cell>
          <table:table-cell table:number-columns-repeated="1004"/>
        </table:table-row>
        <table:table-row table:style-name="ro2">
          <table:table-cell table:style-name="ce22" office:value-type="float" office:value="15000" calcext:value-type="float" table:number-columns-spanned="1" table:number-rows-spanned="5">
            <text:p>1500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857.53" calcext:value-type="float">
            <text:p>857,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355000" calcext:value-type="float">
            <text:p>92355000</text:p>
          </table:table-cell>
          <table:table-cell table:style-name="ce36" office:value-type="float" office:value="86385000" calcext:value-type="float">
            <text:p>8638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17" calcext:value-type="float">
            <text:p>105,17</text:p>
          </table:table-cell>
          <table:table-cell table:style-name="ce36"/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48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3"/>
          <table:table-cell table:style-name="ce30" table:formula="of:=[.A86]*0.1" office:value-type="float" office:value="1500" calcext:value-type="float">
            <text:p>1500</text:p>
          </table:table-cell>
          <table:table-cell table:style-name="ce37" office:value-type="float" office:value="83.844" calcext:value-type="float">
            <text:p>83,844</text:p>
          </table:table-cell>
          <table:table-cell table:style-name="ce37" office:value-type="float" office:value="16806" calcext:value-type="float">
            <text:p>16806</text:p>
          </table:table-cell>
          <table:table-cell table:style-name="ce37" office:value-type="float" office:value="7190882" calcext:value-type="float">
            <text:p>7190882</text:p>
          </table:table-cell>
          <table:table-cell table:style-name="ce37" office:value-type="float" office:value="4982563" calcext:value-type="float">
            <text:p>498256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8384" calcext:value-type="float">
            <text:p>838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3.76" calcext:value-type="float">
            <text:p>83,76</text:p>
          </table:table-cell>
          <table:table-cell table:style-name="ce37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7587" calcext:value-type="float">
            <text:p>7587</text:p>
          </table:table-cell>
          <table:table-cell table:style-name="ce37" office:value-type="float" office:value="18052" calcext:value-type="float">
            <text:p>18052</text:p>
          </table:table-cell>
          <table:table-cell table:style-name="ce37" office:value-type="float" office:value="31342" calcext:value-type="float">
            <text:p>31342</text:p>
          </table:table-cell>
          <table:table-cell table:style-name="ce37" office:value-type="float" office:value="33419" calcext:value-type="float">
            <text:p>33419</text:p>
          </table:table-cell>
          <table:table-cell table:style-name="ce49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3"/>
          <table:table-cell table:style-name="ce30" table:formula="of:=[.A86]*0.2" office:value-type="float" office:value="3000" calcext:value-type="float">
            <text:p>3000</text:p>
          </table:table-cell>
          <table:table-cell table:style-name="ce37" office:value-type="float" office:value="82.92" calcext:value-type="float">
            <text:p>82,92</text:p>
          </table:table-cell>
          <table:table-cell table:style-name="ce37" office:value-type="float" office:value="5397" calcext:value-type="float">
            <text:p>5397</text:p>
          </table:table-cell>
          <table:table-cell table:style-name="ce37" office:value-type="float" office:value="7555391" calcext:value-type="float">
            <text:p>7555391</text:p>
          </table:table-cell>
          <table:table-cell table:style-name="ce37" office:value-type="float" office:value="5397418" calcext:value-type="float">
            <text:p>5397418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6583" calcext:value-type="float">
            <text:p>1658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8.98" calcext:value-type="float">
            <text:p>88,98</text:p>
          </table:table-cell>
          <table:table-cell table:style-name="ce37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1312" calcext:value-type="float">
            <text:p>1312</text:p>
          </table:table-cell>
          <table:table-cell table:style-name="ce37" office:value-type="float" office:value="4556" calcext:value-type="float">
            <text:p>4556</text:p>
          </table:table-cell>
          <table:table-cell table:style-name="ce37" office:value-type="float" office:value="16084" calcext:value-type="float">
            <text:p>16084</text:p>
          </table:table-cell>
          <table:table-cell table:style-name="ce37" office:value-type="float" office:value="29725" calcext:value-type="float">
            <text:p>29725</text:p>
          </table:table-cell>
          <table:table-cell table:style-name="ce37" office:value-type="float" office:value="33956" calcext:value-type="float">
            <text:p>33956</text:p>
          </table:table-cell>
          <table:table-cell table:style-name="ce37" office:value-type="float" office:value="37625" calcext:value-type="float">
            <text:p>37625</text:p>
          </table:table-cell>
          <table:table-cell table:style-name="ce49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3"/>
          <table:table-cell table:style-name="ce30" table:formula="of:=[.A86]*0.4" office:value-type="float" office:value="6000" calcext:value-type="float">
            <text:p>6000</text:p>
          </table:table-cell>
          <table:table-cell table:style-name="ce37" office:value-type="float" office:value="82.033" calcext:value-type="float">
            <text:p>82,033</text:p>
          </table:table-cell>
          <table:table-cell table:style-name="ce37" office:value-type="float" office:value="18478" calcext:value-type="float">
            <text:p>18478</text:p>
          </table:table-cell>
          <table:table-cell table:style-name="ce37" office:value-type="float" office:value="7279029" calcext:value-type="float">
            <text:p>7279029</text:p>
          </table:table-cell>
          <table:table-cell table:style-name="ce37" office:value-type="float" office:value="5185764" calcext:value-type="float">
            <text:p>518576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2813" calcext:value-type="float">
            <text:p>328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6.65" calcext:value-type="float">
            <text:p>86,65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636" calcext:value-type="float">
            <text:p>3636</text:p>
          </table:table-cell>
          <table:table-cell table:style-name="ce37" office:value-type="float" office:value="8954" calcext:value-type="float">
            <text:p>8954</text:p>
          </table:table-cell>
          <table:table-cell table:style-name="ce37" office:value-type="float" office:value="27175" calcext:value-type="float">
            <text:p>27175</text:p>
          </table:table-cell>
          <table:table-cell table:style-name="ce37" office:value-type="float" office:value="30333" calcext:value-type="float">
            <text:p>30333</text:p>
          </table:table-cell>
          <table:table-cell table:style-name="ce37" office:value-type="float" office:value="34231" calcext:value-type="float">
            <text:p>34231</text:p>
          </table:table-cell>
          <table:table-cell table:style-name="ce37" office:value-type="float" office:value="35786" calcext:value-type="float">
            <text:p>35786</text:p>
          </table:table-cell>
          <table:table-cell table:style-name="ce49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3"/>
          <table:table-cell table:style-name="ce31" table:formula="of:=[.A86]*0.8" office:value-type="float" office:value="12000" calcext:value-type="float">
            <text:p>12000</text:p>
          </table:table-cell>
          <table:table-cell table:style-name="ce31" office:value-type="float" office:value="42.33" calcext:value-type="float">
            <text:p>42,33</text:p>
          </table:table-cell>
          <table:table-cell table:style-name="ce31" office:value-type="float" office:value="20031" calcext:value-type="float">
            <text:p>20031</text:p>
          </table:table-cell>
          <table:table-cell table:style-name="ce31" office:value-type="float" office:value="7278294" calcext:value-type="float">
            <text:p>7278294</text:p>
          </table:table-cell>
          <table:table-cell table:style-name="ce31" office:value-type="float" office:value="5294508" calcext:value-type="float">
            <text:p>5294508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3863" calcext:value-type="float">
            <text:p>3386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7.91" calcext:value-type="float">
            <text:p>167,91</text:p>
          </table:table-cell>
          <table:table-cell table:style-name="ce31"/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7537" calcext:value-type="float">
            <text:p>7537</text:p>
          </table:table-cell>
          <table:table-cell table:style-name="ce31" office:value-type="float" office:value="10342" calcext:value-type="float">
            <text:p>10342</text:p>
          </table:table-cell>
          <table:table-cell table:style-name="ce31" office:value-type="float" office:value="28215" calcext:value-type="float">
            <text:p>28215</text:p>
          </table:table-cell>
          <table:table-cell table:style-name="ce31" office:value-type="float" office:value="29346" calcext:value-type="float">
            <text:p>29346</text:p>
          </table:table-cell>
          <table:table-cell table:style-name="ce31" office:value-type="float" office:value="31870" calcext:value-type="float">
            <text:p>31870</text:p>
          </table:table-cell>
          <table:table-cell table:style-name="ce31" office:value-type="float" office:value="34048" calcext:value-type="float">
            <text:p>34048</text:p>
          </table:table-cell>
          <table:table-cell table:style-name="ce50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20" table:formula="of:=MEDIAN([.C87:.C90])" office:value-type="float" office:value="82.4765" calcext:value-type="float">
            <text:p>82,4765</text:p>
          </table:table-cell>
          <table:table-cell table:style-name="ce20" table:formula="of:=MEDIAN([.D87:.D90])" office:value-type="float" office:value="17642" calcext:value-type="float">
            <text:p>17642</text:p>
          </table:table-cell>
          <table:table-cell table:style-name="ce20" table:formula="of:=MEDIAN([.E87:.E90])" office:value-type="float" office:value="7278661.5" calcext:value-type="float">
            <text:p>7278661,5</text:p>
          </table:table-cell>
          <table:table-cell table:style-name="ce20" table:formula="of:=MEDIAN([.F87:.F90])" office:value-type="float" office:value="5240136" calcext:value-type="float">
            <text:p>5240136</text:p>
          </table:table-cell>
          <table:table-cell table:style-name="ce20" table:formula="of:=MEDIAN([.G87:.G90])" office:value-type="float" office:value="182" calcext:value-type="float">
            <text:p>182</text:p>
          </table:table-cell>
          <table:table-cell table:style-name="ce20" table:formula="of:=MEDIAN([.H87:.H90])" office:value-type="float" office:value="24698" calcext:value-type="float">
            <text:p>24698</text:p>
          </table:table-cell>
          <table:table-cell table:style-name="ce20" table:formula="of:=MEDIAN([.I87:.I90])" office:value-type="float" office:value="5.5" calcext:value-type="float">
            <text:p>5,5</text:p>
          </table:table-cell>
          <table:table-cell table:style-name="ce20" table:formula="of:=MEDIAN([.J87:.J90])" office:value-type="float" office:value="87.815" calcext:value-type="float">
            <text:p>87,815</text:p>
          </table:table-cell>
          <table:table-cell table:style-name="ce20"/>
          <table:table-cell table:style-name="ce20" table:formula="of:=MEDIAN([.L87:.L90])" office:value-type="float" office:value="265.5" calcext:value-type="float">
            <text:p>265,5</text:p>
          </table:table-cell>
          <table:table-cell table:style-name="ce20" table:formula="of:=MEDIAN([.M87:.M90])" office:value-type="float" office:value="383.5" calcext:value-type="float">
            <text:p>383,5</text:p>
          </table:table-cell>
          <table:table-cell table:style-name="ce20" table:formula="of:=MEDIAN([.N87:.N90])" office:value-type="float" office:value="2474" calcext:value-type="float">
            <text:p>2474</text:p>
          </table:table-cell>
          <table:table-cell table:style-name="ce20" table:formula="of:=MEDIAN([.O87:.O90])" office:value-type="float" office:value="6755" calcext:value-type="float">
            <text:p>6755</text:p>
          </table:table-cell>
          <table:table-cell table:style-name="ce20" table:formula="of:=MEDIAN([.P87:.P90])" office:value-type="float" office:value="21629.5" calcext:value-type="float">
            <text:p>21629,5</text:p>
          </table:table-cell>
          <table:table-cell table:style-name="ce20" table:formula="of:=MEDIAN([.Q87:.Q90])" office:value-type="float" office:value="29535.5" calcext:value-type="float">
            <text:p>29535,5</text:p>
          </table:table-cell>
          <table:table-cell table:style-name="ce20" table:formula="of:=MEDIAN([.R87:.R90])" office:value-type="float" office:value="32913" calcext:value-type="float">
            <text:p>32913</text:p>
          </table:table-cell>
          <table:table-cell table:style-name="ce20" table:formula="of:=MEDIAN([.S87:.S90])" office:value-type="float" office:value="34917" calcext:value-type="float">
            <text:p>34917</text:p>
          </table:table-cell>
          <table:table-cell table:style-name="ce43" table:formula="of:=MEDIAN([.T87:.T90])" office:value-type="float" office:value="61090" calcext:value-type="float">
            <text:p>61090</text:p>
          </table:table-cell>
          <table:table-cell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2:Grafico1.A2 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12.418cm" svg:y="10.518cm">
            <draw:object draw:notify-on-update-of-ranges="Grafico1.A8:Grafico1.A8 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2.335cm" svg:y="20.081cm">
            <draw:object draw:notify-on-update-of-ranges="Grafico1.A14:Grafico1.A14 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52"/>
        <table:table-column table:style-name="co12" table:number-columns-repeated="2" table:default-cell-style-name="ce52"/>
        <table:table-row table:style-name="ro2">
          <table:table-cell table:style-name="ce51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3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53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53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53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53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3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53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53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53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53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3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53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53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53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53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5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0:33:20.252279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14T11:52:39.514800888</dc:date>
    <meta:editing-duration>PT8H8M10S</meta:editing-duration>
    <meta:editing-cycles>65</meta:editing-cycles>
    <meta:generator>LibreOffice/4.3.3.2$Linux_X86_64 LibreOffice_project/430m0$Build-2</meta:generator>
    <meta:document-statistic meta:table-count="3" meta:cell-count="3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6.56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